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1cm"/>
    </style:style>
    <style:style style:name="co2" style:family="table-column">
      <style:table-column-properties fo:break-before="auto" style:column-width="8.513cm"/>
    </style:style>
    <style:style style:name="co3" style:family="table-column">
      <style:table-column-properties fo:break-before="auto" style:column-width="1.625cm"/>
    </style:style>
    <style:style style:name="co4" style:family="table-column">
      <style:table-column-properties fo:break-before="auto" style:column-width="2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Co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2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2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2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2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2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2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2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2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1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11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1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112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1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0.026cm solid #000000" style:text-align-source="fix" style:repeat-content="false" fo:wrap-option="wrap" fo:border-left="none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1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1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 style:data-style-name="N1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2" table:default-cell-style-name="Default"/>
        <table:table-column table:style-name="co4" table:number-columns-repeated="1000" table:default-cell-style-name="Default"/>
        <table:table-row table:style-name="ro1">
          <table:table-cell table:style-name="ce1" table:number-columns-repeated="2"/>
          <table:table-cell table:style-name="ce13"/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4"/>
          <table:table-cell table:style-name="ce14"/>
          <table:table-cell table:style-name="ce4" table:number-columns-repeated="13"/>
          <table:table-cell table:style-name="ce1"/>
          <table:table-cell table:style-name="ce26" table:number-columns-repeated="3"/>
          <table:table-cell table:style-name="ce1"/>
          <table:table-cell table:style-name="ce26" table:number-columns-repeated="3"/>
          <table:table-cell table:style-name="ce1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15" table:number-columns-spanned="14" table:number-rows-spanned="1"/>
          <table:covered-table-cell table:number-columns-repeated="12" table:style-name="ce21"/>
          <table:covered-table-cell table:style-name="ce6"/>
          <table:table-cell table:style-name="ce39"/>
          <table:table-cell table:style-name="ce40" office:value-type="string" table:number-columns-spanned="3" table:number-rows-spanned="2">
            <text:p>MASS MOMENT OF INERTIA</text:p>
          </table:table-cell>
          <table:covered-table-cell/>
          <table:covered-table-cell table:style-name="ce45"/>
          <table:table-cell table:style-name="ce39"/>
          <table:table-cell table:style-name="ce40" office:value-type="string" table:number-columns-spanned="3" table:number-rows-spanned="2">
            <text:p>MASS MOMENT OF INERTIA</text:p>
          </table:table-cell>
          <table:covered-table-cell/>
          <table:covered-table-cell table:style-name="ce45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5" office:value-type="string" table:number-columns-spanned="1" table:number-rows-spanned="2">
            <text:p>TARE</text:p>
          </table:table-cell>
          <table:table-cell table:style-name="ce16" office:value-type="string" table:number-columns-spanned="1" table:number-rows-spanned="2">
            <text:p>WEIGHT (lb)</text:p>
          </table:table-cell>
          <table:table-cell table:style-name="ce22" office:value-type="string" table:number-columns-spanned="1" table:number-rows-spanned="2">
            <text:p>X</text:p>
            <text:p>(FT)</text:p>
          </table:table-cell>
          <table:table-cell table:style-name="ce22" office:value-type="string" table:number-columns-spanned="1" table:number-rows-spanned="2">
            <text:p>Y</text:p>
            <text:p>(FT)</text:p>
          </table:table-cell>
          <table:table-cell table:style-name="ce22" office:value-type="string" table:number-columns-spanned="1" table:number-rows-spanned="2">
            <text:p>Z</text:p>
            <text:p>(FT)</text:p>
          </table:table-cell>
          <table:table-cell table:style-name="ce22" office:value-type="string" table:number-columns-spanned="1" table:number-rows-spanned="2">
            <text:p>X ARM</text:p>
            <text:p>(lb FT)</text:p>
          </table:table-cell>
          <table:table-cell table:style-name="ce22" office:value-type="string" table:number-columns-spanned="1" table:number-rows-spanned="2">
            <text:p>Y ARM</text:p>
            <text:p>(lb FT)</text:p>
          </table:table-cell>
          <table:table-cell table:style-name="ce22" office:value-type="string" table:number-columns-spanned="1" table:number-rows-spanned="2">
            <text:p>Z ARM</text:p>
            <text:p>(lb FT)</text:p>
          </table:table-cell>
          <table:table-cell table:style-name="ce22" office:value-type="string" table:number-columns-spanned="1" table:number-rows-spanned="2">
            <text:p>WEIGHT (kg)</text:p>
          </table:table-cell>
          <table:table-cell table:style-name="ce22" office:value-type="string" table:number-columns-spanned="1" table:number-rows-spanned="2">
            <text:p>X</text:p>
            <text:p>(m)</text:p>
          </table:table-cell>
          <table:table-cell table:style-name="ce22" office:value-type="string" table:number-columns-spanned="1" table:number-rows-spanned="2">
            <text:p>Y</text:p>
            <text:p>(m)</text:p>
          </table:table-cell>
          <table:table-cell table:style-name="ce22" office:value-type="string" table:number-columns-spanned="1" table:number-rows-spanned="2">
            <text:p>Z</text:p>
            <text:p>(m)</text:p>
          </table:table-cell>
          <table:table-cell table:style-name="ce22" office:value-type="string" table:number-columns-spanned="1" table:number-rows-spanned="2">
            <text:p>X ARM</text:p>
            <text:p>(kg m)</text:p>
          </table:table-cell>
          <table:table-cell table:style-name="ce22" office:value-type="string" table:number-columns-spanned="1" table:number-rows-spanned="2">
            <text:p>Y ARM</text:p>
            <text:p>(kg m)</text:p>
          </table:table-cell>
          <table:table-cell table:style-name="ce22" office:value-type="string" table:number-columns-spanned="1" table:number-rows-spanned="2">
            <text:p>Z ARM</text:p>
            <text:p>(kg m)</text:p>
          </table:table-cell>
          <table:table-cell table:style-name="ce39"/>
          <table:covered-table-cell table:number-columns-repeated="2" table:style-name="ce21"/>
          <table:covered-table-cell table:style-name="ce6"/>
          <table:table-cell table:style-name="ce39"/>
          <table:covered-table-cell table:number-columns-repeated="2" table:style-name="ce21"/>
          <table:covered-table-cell table:style-name="ce6"/>
          <table:table-cell table:style-name="ce1"/>
          <table:table-cell table:number-columns-repeated="999"/>
        </table:table-row>
        <table:table-row table:style-name="ro1">
          <table:table-cell table:style-name="ce2"/>
          <table:covered-table-cell table:number-columns-repeated="15" table:style-name="ce6"/>
          <table:table-cell table:style-name="ce39"/>
          <table:table-cell table:style-name="ce41" office:value-type="string">
            <text:p>x</text:p>
          </table:table-cell>
          <table:table-cell table:style-name="ce41" office:value-type="string">
            <text:p>y</text:p>
          </table:table-cell>
          <table:table-cell table:style-name="ce41" office:value-type="string">
            <text:p>z</text:p>
          </table:table-cell>
          <table:table-cell table:style-name="ce39"/>
          <table:table-cell table:style-name="ce41" office:value-type="string">
            <text:p>xy</text:p>
          </table:table-cell>
          <table:table-cell table:style-name="ce41" office:value-type="string">
            <text:p>yz</text:p>
          </table:table-cell>
          <table:table-cell table:style-name="ce41" office:value-type="string">
            <text:p>zx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7" office:value-type="string">
            <text:p>lb to Kilograms</text:p>
          </table:table-cell>
          <table:table-cell table:style-name="ce17"/>
          <table:table-cell table:style-name="ce2" table:number-columns-repeated="13"/>
          <table:table-cell table:style-name="ce39" table:number-columns-repeated="8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2.20463">
            <text:p>2.20463</text:p>
          </table:table-cell>
          <table:table-cell table:style-name="ce17"/>
          <table:table-cell table:style-name="ce23" table:number-columns-repeated="6"/>
          <table:table-cell table:style-name="ce2"/>
          <table:table-cell table:style-name="ce23" table:number-columns-repeated="6"/>
          <table:table-cell table:style-name="ce39" table:number-columns-repeated="8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FUSELAGE SECTIONS</text:p>
          </table:table-cell>
          <table:table-cell table:style-name="ce17"/>
          <table:table-cell table:style-name="ce23" table:number-columns-repeated="6"/>
          <table:table-cell table:style-name="ce2"/>
          <table:table-cell table:style-name="ce23" table:number-columns-repeated="6"/>
          <table:table-cell table:style-name="ce39" table:number-columns-repeated="8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Fore</text:p>
          </table:table-cell>
          <table:table-cell table:style-name="ce17"/>
          <table:table-cell table:style-name="ce23" table:number-columns-repeated="6"/>
          <table:table-cell table:style-name="ce2"/>
          <table:table-cell table:style-name="ce23" table:number-columns-repeated="6"/>
          <table:table-cell table:style-name="ce39" table:number-columns-repeated="3"/>
          <table:table-cell table:style-name="ce46"/>
          <table:table-cell table:style-name="ce39" table:number-columns-repeated="3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uselage Structure</text:p>
          </table:table-cell>
          <table:table-cell table:style-name="ce17" table:formula="of:=CONVERT([.J10];&quot;kg&quot;;&quot;lbm&quot;)" office:value-type="float" office:value="330.693437203701">
            <text:p>330.69</text:p>
          </table:table-cell>
          <table:table-cell table:style-name="ce17" table:formula="of:=CONVERT([.K10];&quot;m&quot;; &quot;ft&quot;)" office:value-type="float" office:value="1.0498687664042">
            <text:p>1.05</text:p>
          </table:table-cell>
          <table:table-cell table:style-name="ce17" table:formula="of:=CONVERT([.L10];&quot;m&quot;; &quot;ft&quot;)" office:value-type="float" office:value="0">
            <text:p>0.00</text:p>
          </table:table-cell>
          <table:table-cell table:style-name="ce17" table:formula="of:=CONVERT([.M10];&quot;m&quot;; &quot;ft&quot;)" office:value-type="float" office:value="0">
            <text:p>0.00</text:p>
          </table:table-cell>
          <table:table-cell table:style-name="ce17" table:formula="of:=[.D10]*[.C10]" office:value-type="float" office:value="347.184710975014">
            <text:p>347.18</text:p>
          </table:table-cell>
          <table:table-cell table:style-name="ce17" table:formula="of:=[.E10]*[.C10]" office:value-type="float" office:value="0">
            <text:p>0.00</text:p>
          </table:table-cell>
          <table:table-cell table:style-name="ce17" table:formula="of:=[.F10]*[.C10]" office:value-type="float" office:value="0">
            <text:p>0.00</text:p>
          </table:table-cell>
          <table:table-cell table:style-name="ce32" office:value-type="float" office:value="150">
            <text:p>150</text:p>
          </table:table-cell>
          <table:table-cell table:style-name="ce17" office:value-type="float" office:value="0.32">
            <text:p>0.32</text:p>
          </table:table-cell>
          <table:table-cell table:number-columns-repeated="2" table:style-name="ce17" office:value-type="float" office:value="0">
            <text:p>0.00</text:p>
          </table:table-cell>
          <table:table-cell table:style-name="ce17" table:formula="of:=[.K10]*[.J10]" office:value-type="float" office:value="48">
            <text:p>48.00</text:p>
          </table:table-cell>
          <table:table-cell table:style-name="ce17" table:formula="of:=[.L10]*[.J10]" office:value-type="float" office:value="0">
            <text:p>0.00</text:p>
          </table:table-cell>
          <table:table-cell table:style-name="ce17" table:formula="of:=[.M10]*[.J10]" office:value-type="float" office:value="0">
            <text:p>0.00</text:p>
          </table:table-cell>
          <table:table-cell table:style-name="ce39"/>
          <table:table-cell table:style-name="ce20" table:formula="of:=([.K10]-[.K$21])*([.K10]-[.K$21])*[.$J10]" office:value-type="float" office:value="208.86">
            <text:p>208.86</text:p>
          </table:table-cell>
          <table:table-cell table:style-name="ce20" table:formula="of:=([.L10]-[.L$10])*([.L10]-[.L$10])*[.$J10]" office:value-type="float" office:value="0">
            <text:p>0.00</text:p>
          </table:table-cell>
          <table:table-cell table:style-name="ce20" table:formula="of:=([.M10]-[.M$21])*([.M10]-[.M$21])*[.$J10]" office:value-type="float" office:value="238.14">
            <text:p>238.14</text:p>
          </table:table-cell>
          <table:table-cell table:style-name="ce39"/>
          <table:table-cell table:style-name="ce20" table:formula="of:=([.K10]-[.K$21])*([.L10]-[.L$10])*[.$J10]" office:value-type="float" office:value="-0">
            <text:p>0.00</text:p>
          </table:table-cell>
          <table:table-cell table:style-name="ce20" table:formula="of:=([.L10]-[.L$10])*([.M10]-[.M$21])*[.$J10]" office:value-type="float" office:value="-0">
            <text:p>0.00</text:p>
          </table:table-cell>
          <table:table-cell table:style-name="ce20" table:formula="of:=([.K10]-[.K$21])*([.M10]-[.M$21])*[.$J10]" office:value-type="float" office:value="223.02">
            <text:p>223.02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Pilot Controls</text:p>
          </table:table-cell>
          <table:table-cell table:style-name="ce17" table:formula="of:=CONVERT([.J11];&quot;kg&quot;;&quot;lbm&quot;)" office:value-type="float" office:value="110.231145734567">
            <text:p>110.23</text:p>
          </table:table-cell>
          <table:table-cell table:style-name="ce17" table:formula="of:=CONVERT([.K11];&quot;m&quot;; &quot;ft&quot;)" office:value-type="float" office:value="-1.64041994750656">
            <text:p>-1.64</text:p>
          </table:table-cell>
          <table:table-cell table:style-name="ce17" table:formula="of:=CONVERT([.L11];&quot;m&quot;; &quot;ft&quot;)" office:value-type="float" office:value="0">
            <text:p>0.00</text:p>
          </table:table-cell>
          <table:table-cell table:style-name="ce17" table:formula="of:=CONVERT([.M11];&quot;m&quot;; &quot;ft&quot;)" office:value-type="float" office:value="1.21391076115486">
            <text:p>1.21</text:p>
          </table:table-cell>
          <table:table-cell table:style-name="ce17" table:formula="of:=[.D11]*[.C11]" office:value-type="float" office:value="-180.825370299487">
            <text:p>-180.83</text:p>
          </table:table-cell>
          <table:table-cell table:style-name="ce17" table:formula="of:=[.E11]*[.C11]" office:value-type="float" office:value="0">
            <text:p>0.00</text:p>
          </table:table-cell>
          <table:table-cell table:style-name="ce17" table:formula="of:=[.F11]*[.C11]" office:value-type="float" office:value="133.81077402162">
            <text:p>133.81</text:p>
          </table:table-cell>
          <table:table-cell table:style-name="ce32" office:value-type="float" office:value="50">
            <text:p>50</text:p>
          </table:table-cell>
          <table:table-cell table:style-name="ce17" table:formula="of:=[.K12]-0.5" office:value-type="float" office:value="-0.5">
            <text:p>-0.50</text:p>
          </table:table-cell>
          <table:table-cell table:style-name="ce17" office:value-type="float" office:value="0">
            <text:p>0.00</text:p>
          </table:table-cell>
          <table:table-cell table:style-name="ce17" table:formula="of:=[.M12]+0.37" office:value-type="float" office:value="0.37">
            <text:p>0.37</text:p>
          </table:table-cell>
          <table:table-cell table:style-name="ce17" table:formula="of:=[.K11]*[.J11]" office:value-type="float" office:value="-25">
            <text:p>-25.00</text:p>
          </table:table-cell>
          <table:table-cell table:style-name="ce17" table:formula="of:=[.L11]*[.J11]" office:value-type="float" office:value="0">
            <text:p>0.00</text:p>
          </table:table-cell>
          <table:table-cell table:style-name="ce17" table:formula="of:=[.M11]*[.J11]" office:value-type="float" office:value="18.5">
            <text:p>18.50</text:p>
          </table:table-cell>
          <table:table-cell table:style-name="ce39"/>
          <table:table-cell table:style-name="ce20" table:formula="of:=([.K11]-[.K$21])*([.K11]-[.K$21])*[.$J11]" office:value-type="float" office:value="200">
            <text:p>200.00</text:p>
          </table:table-cell>
          <table:table-cell table:style-name="ce20" table:formula="of:=([.L11]-[.L$10])*([.L11]-[.L$10])*[.$J11]" office:value-type="float" office:value="0">
            <text:p>0.00</text:p>
          </table:table-cell>
          <table:table-cell table:style-name="ce20" table:formula="of:=([.M11]-[.M$21])*([.M11]-[.M$21])*[.$J11]" office:value-type="float" office:value="39.605">
            <text:p>39.61</text:p>
          </table:table-cell>
          <table:table-cell table:style-name="ce39"/>
          <table:table-cell table:style-name="ce20" table:formula="of:=([.K11]-[.K$21])*([.L11]-[.L$10])*[.$J11]" office:value-type="float" office:value="-0">
            <text:p>0.00</text:p>
          </table:table-cell>
          <table:table-cell table:style-name="ce20" table:formula="of:=([.L11]-[.L$10])*([.M11]-[.M$21])*[.$J11]" office:value-type="float" office:value="-0">
            <text:p>0.00</text:p>
          </table:table-cell>
          <table:table-cell table:style-name="ce20" table:formula="of:=([.K11]-[.K$21])*([.M11]-[.M$21])*[.$J11]" office:value-type="float" office:value="89">
            <text:p>89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Pilot Ejector Seat</text:p>
          </table:table-cell>
          <table:table-cell table:style-name="ce17" table:formula="of:=CONVERT([.J12];&quot;kg&quot;;&quot;lbm&quot;)" office:value-type="float" office:value="219.999320657049">
            <text:p>220.00</text:p>
          </table:table-cell>
          <table:table-cell table:style-name="ce17" table:formula="of:=CONVERT([.K12];&quot;m&quot;; &quot;ft&quot;)" office:value-type="float" office:value="0">
            <text:p>0.00</text:p>
          </table:table-cell>
          <table:table-cell table:style-name="ce17" table:formula="of:=CONVERT([.L12];&quot;m&quot;; &quot;ft&quot;)" office:value-type="float" office:value="0">
            <text:p>0.00</text:p>
          </table:table-cell>
          <table:table-cell table:style-name="ce17" table:formula="of:=CONVERT([.M12];&quot;m&quot;; &quot;ft&quot;)" office:value-type="float" office:value="0">
            <text:p>0.00</text:p>
          </table:table-cell>
          <table:table-cell table:style-name="ce17" table:formula="of:=[.D12]*[.C12]" office:value-type="float" office:value="0">
            <text:p>0.00</text:p>
          </table:table-cell>
          <table:table-cell table:style-name="ce17" table:formula="of:=[.E12]*[.C12]" office:value-type="float" office:value="0">
            <text:p>0.00</text:p>
          </table:table-cell>
          <table:table-cell table:style-name="ce17" table:formula="of:=[.F12]*[.C12]" office:value-type="float" office:value="0">
            <text:p>0.00</text:p>
          </table:table-cell>
          <table:table-cell table:style-name="ce32" office:value-type="float" office:value="99.79">
            <text:p>100</text:p>
          </table:table-cell>
          <table:table-cell table:style-name="ce17" office:value-type="float" office:value="0">
            <text:p>0.00</text:p>
          </table:table-cell>
          <table:table-cell table:style-name="ce17" table:formula="of:=[.L11]" office:value-type="float" office:value="0">
            <text:p>0.00</text:p>
          </table:table-cell>
          <table:table-cell table:style-name="ce17" office:value-type="float" office:value="0">
            <text:p>0.00</text:p>
          </table:table-cell>
          <table:table-cell table:style-name="ce17" table:formula="of:=[.K12]*[.J12]" office:value-type="float" office:value="0">
            <text:p>0.00</text:p>
          </table:table-cell>
          <table:table-cell table:style-name="ce17" table:formula="of:=[.L12]*[.J12]" office:value-type="float" office:value="0">
            <text:p>0.00</text:p>
          </table:table-cell>
          <table:table-cell table:style-name="ce17" table:formula="of:=[.M12]*[.J12]" office:value-type="float" office:value="0">
            <text:p>0.00</text:p>
          </table:table-cell>
          <table:table-cell table:style-name="ce39"/>
          <table:table-cell table:style-name="ce20" table:formula="of:=([.K12]-[.K$21])*([.K12]-[.K$21])*[.$J12]" office:value-type="float" office:value="224.5275">
            <text:p>224.53</text:p>
          </table:table-cell>
          <table:table-cell table:style-name="ce20" table:formula="of:=([.L12]-[.L$10])*([.L12]-[.L$10])*[.$J12]" office:value-type="float" office:value="0">
            <text:p>0.00</text:p>
          </table:table-cell>
          <table:table-cell table:style-name="ce20" table:formula="of:=([.M12]-[.M$21])*([.M12]-[.M$21])*[.$J12]" office:value-type="float" office:value="158.426604">
            <text:p>158.43</text:p>
          </table:table-cell>
          <table:table-cell table:style-name="ce39"/>
          <table:table-cell table:style-name="ce20" table:formula="of:=([.K12]-[.K$21])*([.L12]-[.L$10])*[.$J12]" office:value-type="float" office:value="-0">
            <text:p>0.00</text:p>
          </table:table-cell>
          <table:table-cell table:style-name="ce20" table:formula="of:=([.L12]-[.L$10])*([.M12]-[.M$21])*[.$J12]" office:value-type="float" office:value="-0">
            <text:p>0.00</text:p>
          </table:table-cell>
          <table:table-cell table:style-name="ce20" table:formula="of:=([.K12]-[.K$21])*([.M12]-[.M$21])*[.$J12]" office:value-type="float" office:value="188.6031">
            <text:p>188.6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Seat Armour</text:p>
          </table:table-cell>
          <table:table-cell table:style-name="ce17" table:formula="of:=CONVERT([.J13];&quot;kg&quot;;&quot;lbm&quot;)" office:value-type="float" office:value="110.231145734567">
            <text:p>110.23</text:p>
          </table:table-cell>
          <table:table-cell table:style-name="ce17" table:formula="of:=CONVERT([.K13];&quot;m&quot;; &quot;ft&quot;)" office:value-type="float" office:value="1.64041994750656">
            <text:p>1.64</text:p>
          </table:table-cell>
          <table:table-cell table:style-name="ce17" table:formula="of:=CONVERT([.L13];&quot;m&quot;; &quot;ft&quot;)" office:value-type="float" office:value="0">
            <text:p>0.00</text:p>
          </table:table-cell>
          <table:table-cell table:style-name="ce17" table:formula="of:=CONVERT([.M13];&quot;m&quot;; &quot;ft&quot;)" office:value-type="float" office:value="2.06692913385827">
            <text:p>2.07</text:p>
          </table:table-cell>
          <table:table-cell table:style-name="ce17" table:formula="of:=[.D13]*[.C13]" office:value-type="float" office:value="180.825370299487">
            <text:p>180.83</text:p>
          </table:table-cell>
          <table:table-cell table:style-name="ce17" table:formula="of:=[.E13]*[.C13]" office:value-type="float" office:value="0">
            <text:p>0.00</text:p>
          </table:table-cell>
          <table:table-cell table:style-name="ce17" table:formula="of:=[.F13]*[.C13]" office:value-type="float" office:value="227.839966577353">
            <text:p>227.84</text:p>
          </table:table-cell>
          <table:table-cell table:style-name="ce32" office:value-type="float" office:value="50">
            <text:p>50</text:p>
          </table:table-cell>
          <table:table-cell table:style-name="ce17" table:formula="of:=[.K12]+0.5" office:value-type="float" office:value="0.5">
            <text:p>0.50</text:p>
          </table:table-cell>
          <table:table-cell table:style-name="ce17" table:formula="of:=[.L12]" office:value-type="float" office:value="0">
            <text:p>0.00</text:p>
          </table:table-cell>
          <table:table-cell table:style-name="ce17" table:formula="of:=[.M12]+0.63" office:value-type="float" office:value="0.63">
            <text:p>0.63</text:p>
          </table:table-cell>
          <table:table-cell table:style-name="ce17" table:formula="of:=[.K13]*[.J13]" office:value-type="float" office:value="25">
            <text:p>25.00</text:p>
          </table:table-cell>
          <table:table-cell table:style-name="ce17" table:formula="of:=[.L13]*[.J13]" office:value-type="float" office:value="0">
            <text:p>0.00</text:p>
          </table:table-cell>
          <table:table-cell table:style-name="ce17" table:formula="of:=[.M13]*[.J13]" office:value-type="float" office:value="31.5">
            <text:p>31.50</text:p>
          </table:table-cell>
          <table:table-cell table:style-name="ce39"/>
          <table:table-cell table:style-name="ce20" table:formula="of:=([.K13]-[.K$21])*([.K13]-[.K$21])*[.$J13]" office:value-type="float" office:value="50">
            <text:p>50.00</text:p>
          </table:table-cell>
          <table:table-cell table:style-name="ce20" table:formula="of:=([.L13]-[.L$10])*([.L13]-[.L$10])*[.$J13]" office:value-type="float" office:value="0">
            <text:p>0.00</text:p>
          </table:table-cell>
          <table:table-cell table:style-name="ce20" table:formula="of:=([.M13]-[.M$21])*([.M13]-[.M$21])*[.$J13]" office:value-type="float" office:value="19.845">
            <text:p>19.85</text:p>
          </table:table-cell>
          <table:table-cell table:style-name="ce39"/>
          <table:table-cell table:style-name="ce20" table:formula="of:=([.K13]-[.K$21])*([.L13]-[.L$10])*[.$J13]" office:value-type="float" office:value="-0">
            <text:p>0.00</text:p>
          </table:table-cell>
          <table:table-cell table:style-name="ce20" table:formula="of:=([.L13]-[.L$10])*([.M13]-[.M$21])*[.$J13]" office:value-type="float" office:value="-0">
            <text:p>0.00</text:p>
          </table:table-cell>
          <table:table-cell table:style-name="ce20" table:formula="of:=([.K13]-[.K$21])*([.M13]-[.M$21])*[.$J13]" office:value-type="float" office:value="31.5">
            <text:p>31.5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Capacitors Left</text:p>
          </table:table-cell>
          <table:table-cell table:style-name="ce17" table:formula="of:=CONVERT([.J14];&quot;kg&quot;;&quot;lbm&quot;)" office:value-type="float" office:value="165.34671860185">
            <text:p>165.35</text:p>
          </table:table-cell>
          <table:table-cell table:style-name="ce17" table:formula="of:=CONVERT([.K14];&quot;m&quot;; &quot;ft&quot;)" office:value-type="float" office:value="2.29658792650919">
            <text:p>2.30</text:p>
          </table:table-cell>
          <table:table-cell table:style-name="ce17" table:formula="of:=CONVERT([.L14];&quot;m&quot;; &quot;ft&quot;)" office:value-type="float" office:value="1.34514435695538">
            <text:p>1.35</text:p>
          </table:table-cell>
          <table:table-cell table:style-name="ce17" table:formula="of:=CONVERT([.M14];&quot;m&quot;; &quot;ft&quot;)" office:value-type="float" office:value="0">
            <text:p>0.00</text:p>
          </table:table-cell>
          <table:table-cell table:style-name="ce17" table:formula="of:=[.D14]*[.C14]" office:value-type="float" office:value="379.733277628922">
            <text:p>379.73</text:p>
          </table:table-cell>
          <table:table-cell table:style-name="ce17" table:formula="of:=[.E14]*[.C14]" office:value-type="float" office:value="222.415205468368">
            <text:p>222.42</text:p>
          </table:table-cell>
          <table:table-cell table:style-name="ce17" table:formula="of:=[.F14]*[.C14]" office:value-type="float" office:value="0">
            <text:p>0.00</text:p>
          </table:table-cell>
          <table:table-cell table:style-name="ce32" office:value-type="float" office:value="75">
            <text:p>75</text:p>
          </table:table-cell>
          <table:table-cell table:style-name="ce17" office:value-type="float" office:value="0.7">
            <text:p>0.70</text:p>
          </table:table-cell>
          <table:table-cell table:style-name="ce17" table:formula="of:=[.L24]" office:value-type="float" office:value="0.41">
            <text:p>0.41</text:p>
          </table:table-cell>
          <table:table-cell table:style-name="ce17" office:value-type="float" office:value="0">
            <text:p>0.00</text:p>
          </table:table-cell>
          <table:table-cell table:style-name="ce17" table:formula="of:=[.K14]*[.J14]" office:value-type="float" office:value="52.5">
            <text:p>52.50</text:p>
          </table:table-cell>
          <table:table-cell table:style-name="ce17" table:formula="of:=[.L14]*[.J14]" office:value-type="float" office:value="30.75">
            <text:p>30.75</text:p>
          </table:table-cell>
          <table:table-cell table:style-name="ce17" table:formula="of:=[.M14]*[.J14]" office:value-type="float" office:value="0">
            <text:p>0.00</text:p>
          </table:table-cell>
          <table:table-cell table:style-name="ce39"/>
          <table:table-cell table:style-name="ce20" table:formula="of:=([.K14]-[.K$21])*([.K14]-[.K$21])*[.$J14]" office:value-type="float" office:value="48">
            <text:p>48.00</text:p>
          </table:table-cell>
          <table:table-cell table:style-name="ce20" table:formula="of:=([.L14]-[.L$10])*([.L14]-[.L$10])*[.$J14]" office:value-type="float" office:value="12.6075">
            <text:p>12.61</text:p>
          </table:table-cell>
          <table:table-cell table:style-name="ce20" table:formula="of:=([.M14]-[.M$21])*([.M14]-[.M$21])*[.$J14]" office:value-type="float" office:value="119.07">
            <text:p>119.07</text:p>
          </table:table-cell>
          <table:table-cell table:style-name="ce39"/>
          <table:table-cell table:style-name="ce20" table:formula="of:=([.K14]-[.K$21])*([.L14]-[.L$10])*[.$J14]" office:value-type="float" office:value="-24.6">
            <text:p>-24.60</text:p>
          </table:table-cell>
          <table:table-cell table:style-name="ce20" table:formula="of:=([.L14]-[.L$10])*([.M14]-[.M$21])*[.$J14]" office:value-type="float" office:value="-38.745">
            <text:p>-38.75</text:p>
          </table:table-cell>
          <table:table-cell table:style-name="ce20" table:formula="of:=([.K14]-[.K$21])*([.M14]-[.M$21])*[.$J14]" office:value-type="float" office:value="75.6">
            <text:p>75.6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Capacitors Right</text:p>
          </table:table-cell>
          <table:table-cell table:style-name="ce17" table:formula="of:=CONVERT([.J15];&quot;kg&quot;;&quot;lbm&quot;)" office:value-type="float" office:value="165.34671860185">
            <text:p>165.35</text:p>
          </table:table-cell>
          <table:table-cell table:style-name="ce17" table:formula="of:=CONVERT([.K15];&quot;m&quot;; &quot;ft&quot;)" office:value-type="float" office:value="2.29658792650919">
            <text:p>2.30</text:p>
          </table:table-cell>
          <table:table-cell table:style-name="ce17" table:formula="of:=CONVERT([.L15];&quot;m&quot;; &quot;ft&quot;)" office:value-type="float" office:value="-1.34514435695538">
            <text:p>-1.35</text:p>
          </table:table-cell>
          <table:table-cell table:style-name="ce17" table:formula="of:=CONVERT([.M15];&quot;m&quot;; &quot;ft&quot;)" office:value-type="float" office:value="0">
            <text:p>0.00</text:p>
          </table:table-cell>
          <table:table-cell table:style-name="ce17" table:formula="of:=[.D15]*[.C15]" office:value-type="float" office:value="379.733277628922">
            <text:p>379.73</text:p>
          </table:table-cell>
          <table:table-cell table:style-name="ce17" table:formula="of:=[.E15]*[.C15]" office:value-type="float" office:value="-222.415205468368">
            <text:p>-222.42</text:p>
          </table:table-cell>
          <table:table-cell table:style-name="ce17" table:formula="of:=[.F15]*[.C15]" office:value-type="float" office:value="0">
            <text:p>0.00</text:p>
          </table:table-cell>
          <table:table-cell table:style-name="ce32" office:value-type="float" office:value="75">
            <text:p>75</text:p>
          </table:table-cell>
          <table:table-cell table:style-name="ce17" office:value-type="float" office:value="0.7">
            <text:p>0.70</text:p>
          </table:table-cell>
          <table:table-cell table:style-name="ce17" table:formula="of:=[.L27]" office:value-type="float" office:value="-0.41">
            <text:p>-0.41</text:p>
          </table:table-cell>
          <table:table-cell table:style-name="ce17" office:value-type="float" office:value="0">
            <text:p>0.00</text:p>
          </table:table-cell>
          <table:table-cell table:style-name="ce17" table:formula="of:=[.K15]*[.J15]" office:value-type="float" office:value="52.5">
            <text:p>52.50</text:p>
          </table:table-cell>
          <table:table-cell table:style-name="ce17" table:formula="of:=[.L15]*[.J15]" office:value-type="float" office:value="-30.75">
            <text:p>-30.75</text:p>
          </table:table-cell>
          <table:table-cell table:style-name="ce17" table:formula="of:=[.M15]*[.J15]" office:value-type="float" office:value="0">
            <text:p>0.00</text:p>
          </table:table-cell>
          <table:table-cell table:style-name="ce39"/>
          <table:table-cell table:style-name="ce20" table:formula="of:=([.K15]-[.K$21])*([.K15]-[.K$21])*[.$J15]" office:value-type="float" office:value="48">
            <text:p>48.00</text:p>
          </table:table-cell>
          <table:table-cell table:style-name="ce20" table:formula="of:=([.L15]-[.L$10])*([.L15]-[.L$10])*[.$J15]" office:value-type="float" office:value="12.6075">
            <text:p>12.61</text:p>
          </table:table-cell>
          <table:table-cell table:style-name="ce20" table:formula="of:=([.M15]-[.M$21])*([.M15]-[.M$21])*[.$J15]" office:value-type="float" office:value="119.07">
            <text:p>119.07</text:p>
          </table:table-cell>
          <table:table-cell table:style-name="ce39"/>
          <table:table-cell table:style-name="ce20" table:formula="of:=([.K15]-[.K$21])*([.L15]-[.L$10])*[.$J15]" office:value-type="float" office:value="24.6">
            <text:p>24.60</text:p>
          </table:table-cell>
          <table:table-cell table:style-name="ce20" table:formula="of:=([.L15]-[.L$10])*([.M15]-[.M$21])*[.$J15]" office:value-type="float" office:value="38.745">
            <text:p>38.75</text:p>
          </table:table-cell>
          <table:table-cell table:style-name="ce20" table:formula="of:=([.K15]-[.K$21])*([.M15]-[.M$21])*[.$J15]" office:value-type="float" office:value="75.6">
            <text:p>75.6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Ballast</text:p>
          </table:table-cell>
          <table:table-cell table:style-name="ce17" table:formula="of:=CONVERT([.J16];&quot;kg&quot;;&quot;lbm&quot;)" office:value-type="float" office:value="220.462291469134">
            <text:p>220.46</text:p>
          </table:table-cell>
          <table:table-cell table:style-name="ce17" table:formula="of:=CONVERT([.K16];&quot;m&quot;; &quot;ft&quot;)" office:value-type="float" office:value="-1.47637795275591">
            <text:p>-1.48</text:p>
          </table:table-cell>
          <table:table-cell table:style-name="ce17" table:formula="of:=CONVERT([.L16];&quot;m&quot;; &quot;ft&quot;)" office:value-type="float" office:value="0">
            <text:p>0.00</text:p>
          </table:table-cell>
          <table:table-cell table:style-name="ce17" table:formula="of:=CONVERT([.M16];&quot;m&quot;; &quot;ft&quot;)" office:value-type="float" office:value="-2.46062992125984">
            <text:p>-2.46</text:p>
          </table:table-cell>
          <table:table-cell table:style-name="ce17" table:formula="of:=[.D16]*[.C16]" office:value-type="float" office:value="-325.485666539076">
            <text:p>-325.49</text:p>
          </table:table-cell>
          <table:table-cell table:style-name="ce17" table:formula="of:=[.E16]*[.C16]" office:value-type="float" office:value="0">
            <text:p>0.00</text:p>
          </table:table-cell>
          <table:table-cell table:style-name="ce17" table:formula="of:=[.F16]*[.C16]" office:value-type="float" office:value="-542.47611089846">
            <text:p>-542.48</text:p>
          </table:table-cell>
          <table:table-cell table:style-name="ce32" office:value-type="float" office:value="100">
            <text:p>100</text:p>
          </table:table-cell>
          <table:table-cell table:style-name="ce17" office:value-type="float" office:value="-0.45">
            <text:p>-0.45</text:p>
          </table:table-cell>
          <table:table-cell table:style-name="ce17" table:formula="of:=[.L28]" office:value-type="float" office:value="0">
            <text:p>0.00</text:p>
          </table:table-cell>
          <table:table-cell table:style-name="ce17" office:value-type="float" office:value="-0.75">
            <text:p>-0.75</text:p>
          </table:table-cell>
          <table:table-cell table:style-name="ce17" table:formula="of:=[.K16]*[.J16]" office:value-type="float" office:value="-45">
            <text:p>-45.00</text:p>
          </table:table-cell>
          <table:table-cell table:style-name="ce17" table:formula="of:=[.L16]*[.J16]" office:value-type="float" office:value="0">
            <text:p>0.00</text:p>
          </table:table-cell>
          <table:table-cell table:style-name="ce17" table:formula="of:=[.M16]*[.J16]" office:value-type="float" office:value="-75">
            <text:p>-75.00</text:p>
          </table:table-cell>
          <table:table-cell table:style-name="ce39"/>
          <table:table-cell table:style-name="ce20" table:formula="of:=([.K16]-[.K$21])*([.K16]-[.K$21])*[.$J16]" office:value-type="float" office:value="380.25">
            <text:p>380.25</text:p>
          </table:table-cell>
          <table:table-cell table:style-name="ce20" table:formula="of:=([.L16]-[.L$10])*([.L16]-[.L$10])*[.$J16]" office:value-type="float" office:value="0">
            <text:p>0.00</text:p>
          </table:table-cell>
          <table:table-cell table:style-name="ce20" table:formula="of:=([.M16]-[.M$21])*([.M16]-[.M$21])*[.$J16]" office:value-type="float" office:value="404.01">
            <text:p>404.01</text:p>
          </table:table-cell>
          <table:table-cell table:style-name="ce39"/>
          <table:table-cell table:style-name="ce20" table:formula="of:=([.K16]-[.K$21])*([.L16]-[.L$10])*[.$J16]" office:value-type="float" office:value="-0">
            <text:p>0.00</text:p>
          </table:table-cell>
          <table:table-cell table:style-name="ce20" table:formula="of:=([.L16]-[.L$10])*([.M16]-[.M$21])*[.$J16]" office:value-type="float" office:value="-0">
            <text:p>0.00</text:p>
          </table:table-cell>
          <table:table-cell table:style-name="ce20" table:formula="of:=([.K16]-[.K$21])*([.M16]-[.M$21])*[.$J16]" office:value-type="float" office:value="391.95">
            <text:p>391.95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7"/>
          <table:table-cell table:style-name="ce32"/>
          <table:table-cell table:style-name="ce17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Mid</text:p>
          </table:table-cell>
          <table:table-cell table:style-name="ce17" table:number-columns-repeated="7"/>
          <table:table-cell table:style-name="ce32"/>
          <table:table-cell table:style-name="ce17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uselage Structure</text:p>
          </table:table-cell>
          <table:table-cell table:style-name="ce17" table:formula="of:=CONVERT([.J19];&quot;kg&quot;;&quot;lbm&quot;)" office:value-type="float" office:value="661.386874407402">
            <text:p>661.39</text:p>
          </table:table-cell>
          <table:table-cell table:style-name="ce17" table:formula="of:=CONVERT([.K19];&quot;m&quot;; &quot;ft&quot;)" office:value-type="float" office:value="4.92125984251969">
            <text:p>4.92</text:p>
          </table:table-cell>
          <table:table-cell table:style-name="ce17" table:formula="of:=CONVERT([.L19];&quot;m&quot;; &quot;ft&quot;)" office:value-type="float" office:value="0">
            <text:p>0.00</text:p>
          </table:table-cell>
          <table:table-cell table:style-name="ce17" table:formula="of:=CONVERT([.M19];&quot;m&quot;; &quot;ft&quot;)" office:value-type="float" office:value="0.820209973753281">
            <text:p>0.82</text:p>
          </table:table-cell>
          <table:table-cell table:style-name="ce17" table:formula="of:=[.D19]*[.C19]" office:value-type="float" office:value="3254.85666539076">
            <text:p>3254.86</text:p>
          </table:table-cell>
          <table:table-cell table:style-name="ce17" table:formula="of:=[.E19]*[.C19]" office:value-type="float" office:value="0">
            <text:p>0.00</text:p>
          </table:table-cell>
          <table:table-cell table:style-name="ce17" table:formula="of:=[.F19]*[.C19]" office:value-type="float" office:value="542.47611089846">
            <text:p>542.48</text:p>
          </table:table-cell>
          <table:table-cell table:style-name="ce32" office:value-type="float" office:value="300">
            <text:p>300</text:p>
          </table:table-cell>
          <table:table-cell table:style-name="ce17" office:value-type="float" office:value="1.5">
            <text:p>1.50</text:p>
          </table:table-cell>
          <table:table-cell table:style-name="ce17" office:value-type="float" office:value="0">
            <text:p>0.00</text:p>
          </table:table-cell>
          <table:table-cell table:style-name="ce17" office:value-type="float" office:value="0.25">
            <text:p>0.25</text:p>
          </table:table-cell>
          <table:table-cell table:style-name="ce17" table:formula="of:=[.K19]*[.J19]" office:value-type="float" office:value="450">
            <text:p>450.00</text:p>
          </table:table-cell>
          <table:table-cell table:style-name="ce17" table:formula="of:=[.L19]*[.J19]" office:value-type="float" office:value="0">
            <text:p>0.00</text:p>
          </table:table-cell>
          <table:table-cell table:style-name="ce17" table:formula="of:=[.M19]*[.J19]" office:value-type="float" office:value="75">
            <text:p>75.00</text:p>
          </table:table-cell>
          <table:table-cell table:style-name="ce39"/>
          <table:table-cell table:style-name="ce20" table:formula="of:=([.K19]-[.K$21])*([.K19]-[.K$21])*[.$J19]" office:value-type="float" office:value="0">
            <text:p>0.00</text:p>
          </table:table-cell>
          <table:table-cell table:style-name="ce20" table:formula="of:=([.L19]-[.L$10])*([.L19]-[.L$10])*[.$J19]" office:value-type="float" office:value="0">
            <text:p>0.00</text:p>
          </table:table-cell>
          <table:table-cell table:style-name="ce20" table:formula="of:=([.M19]-[.M$21])*([.M19]-[.M$21])*[.$J19]" office:value-type="float" office:value="306.03">
            <text:p>306.03</text:p>
          </table:table-cell>
          <table:table-cell table:style-name="ce39"/>
          <table:table-cell table:style-name="ce20" table:formula="of:=([.K19]-[.K$21])*([.L19]-[.L$10])*[.$J19]" office:value-type="float" office:value="0">
            <text:p>0.00</text:p>
          </table:table-cell>
          <table:table-cell table:style-name="ce20" table:formula="of:=([.L19]-[.L$10])*([.M19]-[.M$21])*[.$J19]" office:value-type="float" office:value="-0">
            <text:p>0.00</text:p>
          </table:table-cell>
          <table:table-cell table:style-name="ce20" table:formula="of:=([.K19]-[.K$21])*([.M19]-[.M$21])*[.$J19]" office:value-type="float" office:value="-0">
            <text:p>0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an Left Upper &amp; Motor (3 blade)</text:p>
          </table:table-cell>
          <table:table-cell table:style-name="ce17" table:formula="of:=CONVERT([.J20];&quot;kg&quot;;&quot;lbm&quot;)" office:value-type="float" office:value="220.462291469134">
            <text:p>220.46</text:p>
          </table:table-cell>
          <table:table-cell table:style-name="ce17" table:formula="of:=CONVERT([.K20];&quot;m&quot;; &quot;ft&quot;)" office:value-type="float" office:value="4.92125984251969">
            <text:p>4.92</text:p>
          </table:table-cell>
          <table:table-cell table:style-name="ce17" table:formula="of:=CONVERT([.L20];&quot;m&quot;; &quot;ft&quot;)" office:value-type="float" office:value="-9.61286089238845">
            <text:p>-9.61</text:p>
          </table:table-cell>
          <table:table-cell table:style-name="ce17" table:formula="of:=CONVERT([.M20];&quot;m&quot;; &quot;ft&quot;)" office:value-type="float" office:value="5.11811023622047">
            <text:p>5.12</text:p>
          </table:table-cell>
          <table:table-cell table:style-name="ce17" table:formula="of:=[.D20]*[.C20]" office:value-type="float" office:value="1084.95222179692">
            <text:p>1084.95</text:p>
          </table:table-cell>
          <table:table-cell table:style-name="ce17" table:formula="of:=[.E20]*[.C20]" office:value-type="float" office:value="-2119.27333990998">
            <text:p>-2119.27</text:p>
          </table:table-cell>
          <table:table-cell table:style-name="ce17" table:formula="of:=[.F20]*[.C20]" office:value-type="float" office:value="1128.3503106688">
            <text:p>1128.35</text:p>
          </table:table-cell>
          <table:table-cell table:style-name="ce32" office:value-type="float" office:value="100">
            <text:p>100</text:p>
          </table:table-cell>
          <table:table-cell table:style-name="ce17" office:value-type="float" office:value="1.5">
            <text:p>1.50</text:p>
          </table:table-cell>
          <table:table-cell table:style-name="ce17" office:value-type="float" office:value="-2.93">
            <text:p>-2.93</text:p>
          </table:table-cell>
          <table:table-cell table:style-name="ce17" office:value-type="float" office:value="1.56">
            <text:p>1.56</text:p>
          </table:table-cell>
          <table:table-cell table:style-name="ce17" table:formula="of:=[.K20]*[.J20]" office:value-type="float" office:value="150">
            <text:p>150.00</text:p>
          </table:table-cell>
          <table:table-cell table:style-name="ce17" table:formula="of:=[.L20]*[.J20]" office:value-type="float" office:value="-293">
            <text:p>-293.00</text:p>
          </table:table-cell>
          <table:table-cell table:style-name="ce17" table:formula="of:=[.M20]*[.J20]" office:value-type="float" office:value="156">
            <text:p>156.00</text:p>
          </table:table-cell>
          <table:table-cell table:style-name="ce39"/>
          <table:table-cell table:style-name="ce20" table:formula="of:=([.K20]-[.K$21])*([.K20]-[.K$21])*[.$J20]" office:value-type="float" office:value="0">
            <text:p>0.00</text:p>
          </table:table-cell>
          <table:table-cell table:style-name="ce20" table:formula="of:=([.L20]-[.L$10])*([.L20]-[.L$10])*[.$J20]" office:value-type="float" office:value="858.49">
            <text:p>858.49</text:p>
          </table:table-cell>
          <table:table-cell table:style-name="ce20" table:formula="of:=([.M20]-[.M$21])*([.M20]-[.M$21])*[.$J20]" office:value-type="float" office:value="9">
            <text:p>9.00</text:p>
          </table:table-cell>
          <table:table-cell table:style-name="ce39"/>
          <table:table-cell table:style-name="ce20" table:formula="of:=([.K20]-[.K$21])*([.L20]-[.L$10])*[.$J20]" office:value-type="float" office:value="-0">
            <text:p>0.00</text:p>
          </table:table-cell>
          <table:table-cell table:style-name="ce20" table:formula="of:=([.L20]-[.L$10])*([.M20]-[.M$21])*[.$J20]" office:value-type="float" office:value="-87.9">
            <text:p>-87.90</text:p>
          </table:table-cell>
          <table:table-cell table:style-name="ce20" table:formula="of:=([.K20]-[.K$21])*([.M20]-[.M$21])*[.$J20]" office:value-type="float" office:value="0">
            <text:p>0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an Left Lower &amp; Motor (3 blade)</text:p>
          </table:table-cell>
          <table:table-cell table:style-name="ce17" table:formula="of:=CONVERT([.J21];&quot;kg&quot;;&quot;lbm&quot;)" office:value-type="float" office:value="220.462291469134">
            <text:p>220.46</text:p>
          </table:table-cell>
          <table:table-cell table:style-name="ce17" table:formula="of:=CONVERT([.K21];&quot;m&quot;; &quot;ft&quot;)" office:value-type="float" office:value="4.92125984251969">
            <text:p>4.92</text:p>
          </table:table-cell>
          <table:table-cell table:style-name="ce17" table:formula="of:=CONVERT([.L21];&quot;m&quot;; &quot;ft&quot;)" office:value-type="float" office:value="-9.61286089238845">
            <text:p>-9.61</text:p>
          </table:table-cell>
          <table:table-cell table:style-name="ce17" table:formula="of:=CONVERT([.M21];&quot;m&quot;; &quot;ft&quot;)" office:value-type="float" office:value="4.13385826771654">
            <text:p>4.13</text:p>
          </table:table-cell>
          <table:table-cell table:style-name="ce17" table:formula="of:=[.D21]*[.C21]" office:value-type="float" office:value="1084.95222179692">
            <text:p>1084.95</text:p>
          </table:table-cell>
          <table:table-cell table:style-name="ce17" table:formula="of:=[.E21]*[.C21]" office:value-type="float" office:value="-2119.27333990998">
            <text:p>-2119.27</text:p>
          </table:table-cell>
          <table:table-cell table:style-name="ce17" table:formula="of:=[.F21]*[.C21]" office:value-type="float" office:value="911.359866309412">
            <text:p>911.36</text:p>
          </table:table-cell>
          <table:table-cell table:style-name="ce32" table:formula="of:=[.J20]" office:value-type="float" office:value="100">
            <text:p>100</text:p>
          </table:table-cell>
          <table:table-cell table:style-name="ce17" table:formula="of:=[.K20]" office:value-type="float" office:value="1.5">
            <text:p>1.50</text:p>
          </table:table-cell>
          <table:table-cell table:style-name="ce17" table:formula="of:=[.L20]" office:value-type="float" office:value="-2.93">
            <text:p>-2.93</text:p>
          </table:table-cell>
          <table:table-cell table:style-name="ce17" office:value-type="float" office:value="1.26">
            <text:p>1.26</text:p>
          </table:table-cell>
          <table:table-cell table:style-name="ce17" table:formula="of:=[.K21]*[.J21]" office:value-type="float" office:value="150">
            <text:p>150.00</text:p>
          </table:table-cell>
          <table:table-cell table:style-name="ce17" table:formula="of:=[.L21]*[.J21]" office:value-type="float" office:value="-293">
            <text:p>-293.00</text:p>
          </table:table-cell>
          <table:table-cell table:style-name="ce17" table:formula="of:=[.M21]*[.J21]" office:value-type="float" office:value="126">
            <text:p>126.00</text:p>
          </table:table-cell>
          <table:table-cell table:style-name="ce39"/>
          <table:table-cell table:style-name="ce20" table:formula="of:=([.K21]-[.K$21])*([.K21]-[.K$21])*[.$J21]" office:value-type="float" office:value="0">
            <text:p>0.00</text:p>
          </table:table-cell>
          <table:table-cell table:style-name="ce20" table:formula="of:=([.L21]-[.L$10])*([.L21]-[.L$10])*[.$J21]" office:value-type="float" office:value="858.49">
            <text:p>858.49</text:p>
          </table:table-cell>
          <table:table-cell table:style-name="ce20" table:formula="of:=([.M21]-[.M$21])*([.M21]-[.M$21])*[.$J21]" office:value-type="float" office:value="0">
            <text:p>0.00</text:p>
          </table:table-cell>
          <table:table-cell table:style-name="ce39"/>
          <table:table-cell table:style-name="ce20" table:formula="of:=([.K21]-[.K$21])*([.L21]-[.L$10])*[.$J21]" office:value-type="float" office:value="-0">
            <text:p>0.00</text:p>
          </table:table-cell>
          <table:table-cell table:style-name="ce20" table:formula="of:=([.L21]-[.L$10])*([.M21]-[.M$21])*[.$J21]" office:value-type="float" office:value="-0">
            <text:p>0.00</text:p>
          </table:table-cell>
          <table:table-cell table:style-name="ce20" table:formula="of:=([.K21]-[.K$21])*([.M21]-[.M$21])*[.$J21]" office:value-type="float" office:value="0">
            <text:p>0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an Right Upper &amp; Motor (3 blade)</text:p>
          </table:table-cell>
          <table:table-cell table:style-name="ce17" table:formula="of:=CONVERT([.J22];&quot;kg&quot;;&quot;lbm&quot;)" office:value-type="float" office:value="220.462291469134">
            <text:p>220.46</text:p>
          </table:table-cell>
          <table:table-cell table:style-name="ce17" table:formula="of:=CONVERT([.K22];&quot;m&quot;; &quot;ft&quot;)" office:value-type="float" office:value="4.92125984251969">
            <text:p>4.92</text:p>
          </table:table-cell>
          <table:table-cell table:style-name="ce17" table:formula="of:=CONVERT([.L22];&quot;m&quot;; &quot;ft&quot;)" office:value-type="float" office:value="9.61286089238845">
            <text:p>9.61</text:p>
          </table:table-cell>
          <table:table-cell table:style-name="ce17" table:formula="of:=CONVERT([.M22];&quot;m&quot;; &quot;ft&quot;)" office:value-type="float" office:value="5.11811023622047">
            <text:p>5.12</text:p>
          </table:table-cell>
          <table:table-cell table:style-name="ce17" table:formula="of:=[.D22]*[.C22]" office:value-type="float" office:value="1084.95222179692">
            <text:p>1084.95</text:p>
          </table:table-cell>
          <table:table-cell table:style-name="ce17" table:formula="of:=[.E22]*[.C22]" office:value-type="float" office:value="2119.27333990998">
            <text:p>2119.27</text:p>
          </table:table-cell>
          <table:table-cell table:style-name="ce17" table:formula="of:=[.F22]*[.C22]" office:value-type="float" office:value="1128.3503106688">
            <text:p>1128.35</text:p>
          </table:table-cell>
          <table:table-cell table:style-name="ce32" table:formula="of:=[.J21]" office:value-type="float" office:value="100">
            <text:p>100</text:p>
          </table:table-cell>
          <table:table-cell table:style-name="ce17" table:formula="of:=[.K21]" office:value-type="float" office:value="1.5">
            <text:p>1.50</text:p>
          </table:table-cell>
          <table:table-cell table:style-name="ce17" table:formula="of:=[.L21]*-1" office:value-type="float" office:value="2.93">
            <text:p>2.93</text:p>
          </table:table-cell>
          <table:table-cell table:style-name="ce17" table:formula="of:=[.M20]" office:value-type="float" office:value="1.56">
            <text:p>1.56</text:p>
          </table:table-cell>
          <table:table-cell table:style-name="ce17" table:formula="of:=[.K22]*[.J22]" office:value-type="float" office:value="150">
            <text:p>150.00</text:p>
          </table:table-cell>
          <table:table-cell table:style-name="ce17" table:formula="of:=[.L22]*[.J22]" office:value-type="float" office:value="293">
            <text:p>293.00</text:p>
          </table:table-cell>
          <table:table-cell table:style-name="ce17" table:formula="of:=[.M22]*[.J22]" office:value-type="float" office:value="156">
            <text:p>156.00</text:p>
          </table:table-cell>
          <table:table-cell table:style-name="ce39"/>
          <table:table-cell table:style-name="ce20" table:formula="of:=([.K22]-[.K$21])*([.K22]-[.K$21])*[.$J22]" office:value-type="float" office:value="0">
            <text:p>0.00</text:p>
          </table:table-cell>
          <table:table-cell table:style-name="ce20" table:formula="of:=([.L22]-[.L$10])*([.L22]-[.L$10])*[.$J22]" office:value-type="float" office:value="858.49">
            <text:p>858.49</text:p>
          </table:table-cell>
          <table:table-cell table:style-name="ce20" table:formula="of:=([.M22]-[.M$21])*([.M22]-[.M$21])*[.$J22]" office:value-type="float" office:value="9">
            <text:p>9.00</text:p>
          </table:table-cell>
          <table:table-cell table:style-name="ce39"/>
          <table:table-cell table:style-name="ce20" table:formula="of:=([.K22]-[.K$21])*([.L22]-[.L$10])*[.$J22]" office:value-type="float" office:value="0">
            <text:p>0.00</text:p>
          </table:table-cell>
          <table:table-cell table:style-name="ce20" table:formula="of:=([.L22]-[.L$10])*([.M22]-[.M$21])*[.$J22]" office:value-type="float" office:value="87.9">
            <text:p>87.90</text:p>
          </table:table-cell>
          <table:table-cell table:style-name="ce20" table:formula="of:=([.K22]-[.K$21])*([.M22]-[.M$21])*[.$J22]" office:value-type="float" office:value="0">
            <text:p>0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an Right Lower &amp; Motor (3 blade)</text:p>
          </table:table-cell>
          <table:table-cell table:style-name="ce17" table:formula="of:=CONVERT([.J23];&quot;kg&quot;;&quot;lbm&quot;)" office:value-type="float" office:value="220.462291469134">
            <text:p>220.46</text:p>
          </table:table-cell>
          <table:table-cell table:style-name="ce17" table:formula="of:=CONVERT([.K23];&quot;m&quot;; &quot;ft&quot;)" office:value-type="float" office:value="4.92125984251969">
            <text:p>4.92</text:p>
          </table:table-cell>
          <table:table-cell table:style-name="ce17" table:formula="of:=CONVERT([.L23];&quot;m&quot;; &quot;ft&quot;)" office:value-type="float" office:value="9.61286089238845">
            <text:p>9.61</text:p>
          </table:table-cell>
          <table:table-cell table:style-name="ce17" table:formula="of:=CONVERT([.M23];&quot;m&quot;; &quot;ft&quot;)" office:value-type="float" office:value="4.13385826771654">
            <text:p>4.13</text:p>
          </table:table-cell>
          <table:table-cell table:style-name="ce17" table:formula="of:=[.D23]*[.C23]" office:value-type="float" office:value="1084.95222179692">
            <text:p>1084.95</text:p>
          </table:table-cell>
          <table:table-cell table:style-name="ce17" table:formula="of:=[.E23]*[.C23]" office:value-type="float" office:value="2119.27333990998">
            <text:p>2119.27</text:p>
          </table:table-cell>
          <table:table-cell table:style-name="ce17" table:formula="of:=[.F23]*[.C23]" office:value-type="float" office:value="911.359866309412">
            <text:p>911.36</text:p>
          </table:table-cell>
          <table:table-cell table:style-name="ce32" table:formula="of:=[.J22]" office:value-type="float" office:value="100">
            <text:p>100</text:p>
          </table:table-cell>
          <table:table-cell table:style-name="ce17" table:formula="of:=[.K22]" office:value-type="float" office:value="1.5">
            <text:p>1.50</text:p>
          </table:table-cell>
          <table:table-cell table:style-name="ce17" table:formula="of:=[.L22]" office:value-type="float" office:value="2.93">
            <text:p>2.93</text:p>
          </table:table-cell>
          <table:table-cell table:style-name="ce17" table:formula="of:=[.M21]" office:value-type="float" office:value="1.26">
            <text:p>1.26</text:p>
          </table:table-cell>
          <table:table-cell table:style-name="ce17" table:formula="of:=[.K23]*[.J23]" office:value-type="float" office:value="150">
            <text:p>150.00</text:p>
          </table:table-cell>
          <table:table-cell table:style-name="ce17" table:formula="of:=[.L23]*[.J23]" office:value-type="float" office:value="293">
            <text:p>293.00</text:p>
          </table:table-cell>
          <table:table-cell table:style-name="ce17" table:formula="of:=[.M23]*[.J23]" office:value-type="float" office:value="126">
            <text:p>126.00</text:p>
          </table:table-cell>
          <table:table-cell table:style-name="ce39"/>
          <table:table-cell table:style-name="ce20" table:formula="of:=([.K23]-[.K$21])*([.K23]-[.K$21])*[.$J23]" office:value-type="float" office:value="0">
            <text:p>0.00</text:p>
          </table:table-cell>
          <table:table-cell table:style-name="ce20" table:formula="of:=([.L23]-[.L$10])*([.L23]-[.L$10])*[.$J23]" office:value-type="float" office:value="858.49">
            <text:p>858.49</text:p>
          </table:table-cell>
          <table:table-cell table:style-name="ce20" table:formula="of:=([.M23]-[.M$21])*([.M23]-[.M$21])*[.$J23]" office:value-type="float" office:value="0">
            <text:p>0.00</text:p>
          </table:table-cell>
          <table:table-cell table:style-name="ce39"/>
          <table:table-cell table:style-name="ce20" table:formula="of:=([.K23]-[.K$21])*([.L23]-[.L$10])*[.$J23]" office:value-type="float" office:value="0">
            <text:p>0.00</text:p>
          </table:table-cell>
          <table:table-cell table:style-name="ce20" table:formula="of:=([.L23]-[.L$10])*([.M23]-[.M$21])*[.$J23]" office:value-type="float" office:value="0">
            <text:p>0.00</text:p>
          </table:table-cell>
          <table:table-cell table:style-name="ce20" table:formula="of:=([.K23]-[.K$21])*([.M23]-[.M$21])*[.$J23]" office:value-type="float" office:value="0">
            <text:p>0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Engine Left (dry)</text:p>
          </table:table-cell>
          <table:table-cell table:style-name="ce17" table:formula="of:=CONVERT([.J24];&quot;kg&quot;;&quot;lbm&quot;)" office:value-type="float" office:value="688.062811675167">
            <text:p>688.06</text:p>
          </table:table-cell>
          <table:table-cell table:style-name="ce17" table:formula="of:=CONVERT([.K24];&quot;m&quot;; &quot;ft&quot;)" office:value-type="float" office:value="9.28477690288714">
            <text:p>9.28</text:p>
          </table:table-cell>
          <table:table-cell table:style-name="ce17" table:formula="of:=CONVERT([.L24];&quot;m&quot;; &quot;ft&quot;)" office:value-type="float" office:value="1.34514435695538">
            <text:p>1.35</text:p>
          </table:table-cell>
          <table:table-cell table:style-name="ce17" table:formula="of:=CONVERT([.M24];&quot;m&quot;; &quot;ft&quot;)" office:value-type="float" office:value="0.656167979002625">
            <text:p>0.66</text:p>
          </table:table-cell>
          <table:table-cell table:style-name="ce17" table:formula="of:=[.D24]*[.C24]" office:value-type="float" office:value="6388.50970157718">
            <text:p>6388.51</text:p>
          </table:table-cell>
          <table:table-cell table:style-name="ce17" table:formula="of:=[.E24]*[.C24]" office:value-type="float" office:value="925.543808355704">
            <text:p>925.54</text:p>
          </table:table-cell>
          <table:table-cell table:style-name="ce17" table:formula="of:=[.F24]*[.C24]" office:value-type="float" office:value="451.484784563758">
            <text:p>451.48</text:p>
          </table:table-cell>
          <table:table-cell table:style-name="ce32" office:value-type="float" office:value="312.1">
            <text:p>312</text:p>
          </table:table-cell>
          <table:table-cell table:style-name="ce17" office:value-type="float" office:value="2.83">
            <text:p>2.83</text:p>
          </table:table-cell>
          <table:table-cell table:style-name="ce17" table:formula="of:=0.41" office:value-type="float" office:value="0.41">
            <text:p>0.41</text:p>
          </table:table-cell>
          <table:table-cell table:style-name="ce17" office:value-type="float" office:value="0.2">
            <text:p>0.20</text:p>
          </table:table-cell>
          <table:table-cell table:style-name="ce17" table:formula="of:=[.K24]*[.J24]" office:value-type="float" office:value="883.243">
            <text:p>883.24</text:p>
          </table:table-cell>
          <table:table-cell table:style-name="ce17" table:formula="of:=[.L24]*[.J24]" office:value-type="float" office:value="127.961">
            <text:p>127.96</text:p>
          </table:table-cell>
          <table:table-cell table:style-name="ce17" table:formula="of:=[.M24]*[.J24]" office:value-type="float" office:value="62.42">
            <text:p>62.42</text:p>
          </table:table-cell>
          <table:table-cell table:style-name="ce39"/>
          <table:table-cell table:style-name="ce20" table:formula="of:=([.K24]-[.K$21])*([.K24]-[.K$21])*[.$J24]" office:value-type="float" office:value="552.07369">
            <text:p>552.07</text:p>
          </table:table-cell>
          <table:table-cell table:style-name="ce20" table:formula="of:=([.L24]-[.L$10])*([.L24]-[.L$10])*[.$J24]" office:value-type="float" office:value="52.46401">
            <text:p>52.46</text:p>
          </table:table-cell>
          <table:table-cell table:style-name="ce20" table:formula="of:=([.M24]-[.M$21])*([.M24]-[.M$21])*[.$J24]" office:value-type="float" office:value="350.67556">
            <text:p>350.68</text:p>
          </table:table-cell>
          <table:table-cell table:style-name="ce39"/>
          <table:table-cell table:style-name="ce20" table:formula="of:=([.K24]-[.K$21])*([.L24]-[.L$10])*[.$J24]" office:value-type="float" office:value="170.18813">
            <text:p>170.19</text:p>
          </table:table-cell>
          <table:table-cell table:style-name="ce20" table:formula="of:=([.L24]-[.L$10])*([.M24]-[.M$21])*[.$J24]" office:value-type="float" office:value="-135.63866">
            <text:p>-135.64</text:p>
          </table:table-cell>
          <table:table-cell table:style-name="ce20" table:formula="of:=([.K24]-[.K$21])*([.M24]-[.M$21])*[.$J24]" office:value-type="float" office:value="-439.99858">
            <text:p>-440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Generator Left</text:p>
          </table:table-cell>
          <table:table-cell table:style-name="ce17" table:formula="of:=CONVERT([.J25];&quot;kg&quot;;&quot;lbm&quot;)" office:value-type="float" office:value="344.031405837584">
            <text:p>344.03</text:p>
          </table:table-cell>
          <table:table-cell table:style-name="ce17" table:formula="of:=CONVERT([.K25];&quot;m&quot;; &quot;ft&quot;)" office:value-type="float" office:value="4.26509186351706">
            <text:p>4.27</text:p>
          </table:table-cell>
          <table:table-cell table:style-name="ce17" table:formula="of:=CONVERT([.L25];&quot;m&quot;; &quot;ft&quot;)" office:value-type="float" office:value="1.34514435695538">
            <text:p>1.35</text:p>
          </table:table-cell>
          <table:table-cell table:style-name="ce17" table:formula="of:=CONVERT([.M25];&quot;m&quot;; &quot;ft&quot;)" office:value-type="float" office:value="2.03412073490814">
            <text:p>2.03</text:p>
          </table:table-cell>
          <table:table-cell table:style-name="ce17" table:formula="of:=[.D25]*[.C25]" office:value-type="float" office:value="1467.32554983221">
            <text:p>1467.33</text:p>
          </table:table-cell>
          <table:table-cell table:style-name="ce17" table:formula="of:=[.E25]*[.C25]" office:value-type="float" office:value="462.771904177852">
            <text:p>462.77</text:p>
          </table:table-cell>
          <table:table-cell table:style-name="ce17" table:formula="of:=[.F25]*[.C25]" office:value-type="float" office:value="699.801416073825">
            <text:p>699.80</text:p>
          </table:table-cell>
          <table:table-cell table:style-name="ce32" table:formula="of:=[.J24]/2" office:value-type="float" office:value="156.05">
            <text:p>156</text:p>
          </table:table-cell>
          <table:table-cell table:style-name="ce17" office:value-type="float" office:value="1.3">
            <text:p>1.30</text:p>
          </table:table-cell>
          <table:table-cell table:style-name="ce17" table:formula="of:=[.L24]" office:value-type="float" office:value="0.41">
            <text:p>0.41</text:p>
          </table:table-cell>
          <table:table-cell table:style-name="ce17" office:value-type="float" office:value="0.62">
            <text:p>0.62</text:p>
          </table:table-cell>
          <table:table-cell table:style-name="ce17" table:formula="of:=[.K25]*[.J25]" office:value-type="float" office:value="202.865">
            <text:p>202.87</text:p>
          </table:table-cell>
          <table:table-cell table:style-name="ce17" table:formula="of:=[.L25]*[.J25]" office:value-type="float" office:value="63.9805">
            <text:p>63.98</text:p>
          </table:table-cell>
          <table:table-cell table:style-name="ce17" table:formula="of:=[.M25]*[.J25]" office:value-type="float" office:value="96.751">
            <text:p>96.75</text:p>
          </table:table-cell>
          <table:table-cell table:style-name="ce39"/>
          <table:table-cell table:style-name="ce20" table:formula="of:=([.K25]-[.K$21])*([.K25]-[.K$21])*[.$J25]" office:value-type="float" office:value="6.242">
            <text:p>6.24</text:p>
          </table:table-cell>
          <table:table-cell table:style-name="ce20" table:formula="of:=([.L25]-[.L$10])*([.L25]-[.L$10])*[.$J25]" office:value-type="float" office:value="26.232005">
            <text:p>26.23</text:p>
          </table:table-cell>
          <table:table-cell table:style-name="ce20" table:formula="of:=([.M25]-[.M$21])*([.M25]-[.M$21])*[.$J25]" office:value-type="float" office:value="63.91808">
            <text:p>63.92</text:p>
          </table:table-cell>
          <table:table-cell table:style-name="ce39"/>
          <table:table-cell table:style-name="ce20" table:formula="of:=([.K25]-[.K$21])*([.L25]-[.L$10])*[.$J25]" office:value-type="float" office:value="-12.7961">
            <text:p>-12.80</text:p>
          </table:table-cell>
          <table:table-cell table:style-name="ce20" table:formula="of:=([.L25]-[.L$10])*([.M25]-[.M$21])*[.$J25]" office:value-type="float" office:value="-40.94752">
            <text:p>-40.95</text:p>
          </table:table-cell>
          <table:table-cell table:style-name="ce20" table:formula="of:=([.K25]-[.K$21])*([.M25]-[.M$21])*[.$J25]" office:value-type="float" office:value="19.9744">
            <text:p>19.97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Engine Right (dry)</text:p>
          </table:table-cell>
          <table:table-cell table:style-name="ce17" table:formula="of:=CONVERT([.J26];&quot;kg&quot;;&quot;lbm&quot;)" office:value-type="float" office:value="688.062811675167">
            <text:p>688.06</text:p>
          </table:table-cell>
          <table:table-cell table:style-name="ce17" table:formula="of:=CONVERT([.K26];&quot;m&quot;; &quot;ft&quot;)" office:value-type="float" office:value="9.28477690288714">
            <text:p>9.28</text:p>
          </table:table-cell>
          <table:table-cell table:style-name="ce17" table:formula="of:=CONVERT([.L26];&quot;m&quot;; &quot;ft&quot;)" office:value-type="float" office:value="-1.34514435695538">
            <text:p>-1.35</text:p>
          </table:table-cell>
          <table:table-cell table:style-name="ce17" table:formula="of:=CONVERT([.M26];&quot;m&quot;; &quot;ft&quot;)" office:value-type="float" office:value="0.656167979002625">
            <text:p>0.66</text:p>
          </table:table-cell>
          <table:table-cell table:style-name="ce17" table:formula="of:=[.D26]*[.C26]" office:value-type="float" office:value="6388.50970157718">
            <text:p>6388.51</text:p>
          </table:table-cell>
          <table:table-cell table:style-name="ce17" table:formula="of:=[.E26]*[.C26]" office:value-type="float" office:value="-925.543808355704">
            <text:p>-925.54</text:p>
          </table:table-cell>
          <table:table-cell table:style-name="ce17" table:formula="of:=[.F26]*[.C26]" office:value-type="float" office:value="451.484784563758">
            <text:p>451.48</text:p>
          </table:table-cell>
          <table:table-cell table:style-name="ce32" table:formula="of:=[.J24]" office:value-type="float" office:value="312.1">
            <text:p>312</text:p>
          </table:table-cell>
          <table:table-cell table:style-name="ce17" table:formula="of:=[.K24]" office:value-type="float" office:value="2.83">
            <text:p>2.83</text:p>
          </table:table-cell>
          <table:table-cell table:style-name="ce17" table:formula="of:=[.L24]*-1" office:value-type="float" office:value="-0.41">
            <text:p>-0.41</text:p>
          </table:table-cell>
          <table:table-cell table:style-name="ce17" table:formula="of:=[.M24]" office:value-type="float" office:value="0.2">
            <text:p>0.20</text:p>
          </table:table-cell>
          <table:table-cell table:style-name="ce17" table:formula="of:=[.K26]*[.J26]" office:value-type="float" office:value="883.243">
            <text:p>883.24</text:p>
          </table:table-cell>
          <table:table-cell table:style-name="ce17" table:formula="of:=[.L26]*[.J26]" office:value-type="float" office:value="-127.961">
            <text:p>-127.96</text:p>
          </table:table-cell>
          <table:table-cell table:style-name="ce17" table:formula="of:=[.M26]*[.J26]" office:value-type="float" office:value="62.42">
            <text:p>62.42</text:p>
          </table:table-cell>
          <table:table-cell table:style-name="ce39"/>
          <table:table-cell table:style-name="ce20" table:formula="of:=([.K26]-[.K$21])*([.K26]-[.K$21])*[.$J26]" office:value-type="float" office:value="552.07369">
            <text:p>552.07</text:p>
          </table:table-cell>
          <table:table-cell table:style-name="ce20" table:formula="of:=([.L26]-[.L$10])*([.L26]-[.L$10])*[.$J26]" office:value-type="float" office:value="52.46401">
            <text:p>52.46</text:p>
          </table:table-cell>
          <table:table-cell table:style-name="ce20" table:formula="of:=([.M26]-[.M$21])*([.M26]-[.M$21])*[.$J26]" office:value-type="float" office:value="350.67556">
            <text:p>350.68</text:p>
          </table:table-cell>
          <table:table-cell table:style-name="ce39"/>
          <table:table-cell table:style-name="ce20" table:formula="of:=([.K26]-[.K$21])*([.L26]-[.L$10])*[.$J26]" office:value-type="float" office:value="-170.18813">
            <text:p>-170.19</text:p>
          </table:table-cell>
          <table:table-cell table:style-name="ce20" table:formula="of:=([.L26]-[.L$10])*([.M26]-[.M$21])*[.$J26]" office:value-type="float" office:value="135.63866">
            <text:p>135.64</text:p>
          </table:table-cell>
          <table:table-cell table:style-name="ce20" table:formula="of:=([.K26]-[.K$21])*([.M26]-[.M$21])*[.$J26]" office:value-type="float" office:value="-439.99858">
            <text:p>-440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Generator Right</text:p>
          </table:table-cell>
          <table:table-cell table:style-name="ce17" table:formula="of:=CONVERT([.J27];&quot;kg&quot;;&quot;lbm&quot;)" office:value-type="float" office:value="344.031405837584">
            <text:p>344.03</text:p>
          </table:table-cell>
          <table:table-cell table:style-name="ce17" table:formula="of:=CONVERT([.K27];&quot;m&quot;; &quot;ft&quot;)" office:value-type="float" office:value="4.26509186351706">
            <text:p>4.27</text:p>
          </table:table-cell>
          <table:table-cell table:style-name="ce17" table:formula="of:=CONVERT([.L27];&quot;m&quot;; &quot;ft&quot;)" office:value-type="float" office:value="-1.34514435695538">
            <text:p>-1.35</text:p>
          </table:table-cell>
          <table:table-cell table:style-name="ce17" table:formula="of:=CONVERT([.M27];&quot;m&quot;; &quot;ft&quot;)" office:value-type="float" office:value="2.03412073490814">
            <text:p>2.03</text:p>
          </table:table-cell>
          <table:table-cell table:style-name="ce17" table:formula="of:=[.D27]*[.C27]" office:value-type="float" office:value="1467.32554983221">
            <text:p>1467.33</text:p>
          </table:table-cell>
          <table:table-cell table:style-name="ce17" table:formula="of:=[.E27]*[.C27]" office:value-type="float" office:value="-462.771904177852">
            <text:p>-462.77</text:p>
          </table:table-cell>
          <table:table-cell table:style-name="ce17" table:formula="of:=[.F27]*[.C27]" office:value-type="float" office:value="699.801416073825">
            <text:p>699.80</text:p>
          </table:table-cell>
          <table:table-cell table:style-name="ce32" table:formula="of:=[.J25]" office:value-type="float" office:value="156.05">
            <text:p>156</text:p>
          </table:table-cell>
          <table:table-cell table:style-name="ce17" table:formula="of:=[.K25]" office:value-type="float" office:value="1.3">
            <text:p>1.30</text:p>
          </table:table-cell>
          <table:table-cell table:style-name="ce17" table:formula="of:=[.L25]*-1" office:value-type="float" office:value="-0.41">
            <text:p>-0.41</text:p>
          </table:table-cell>
          <table:table-cell table:style-name="ce17" table:formula="of:=[.M25]" office:value-type="float" office:value="0.62">
            <text:p>0.62</text:p>
          </table:table-cell>
          <table:table-cell table:style-name="ce17" table:formula="of:=[.K27]*[.J27]" office:value-type="float" office:value="202.865">
            <text:p>202.87</text:p>
          </table:table-cell>
          <table:table-cell table:style-name="ce17" table:formula="of:=[.L27]*[.J27]" office:value-type="float" office:value="-63.9805">
            <text:p>-63.98</text:p>
          </table:table-cell>
          <table:table-cell table:style-name="ce17" table:formula="of:=[.M27]*[.J27]" office:value-type="float" office:value="96.751">
            <text:p>96.75</text:p>
          </table:table-cell>
          <table:table-cell table:style-name="ce39"/>
          <table:table-cell table:style-name="ce20" table:formula="of:=([.K27]-[.K$21])*([.K27]-[.K$21])*[.$J27]" office:value-type="float" office:value="6.242">
            <text:p>6.24</text:p>
          </table:table-cell>
          <table:table-cell table:style-name="ce20" table:formula="of:=([.L27]-[.L$10])*([.L27]-[.L$10])*[.$J27]" office:value-type="float" office:value="26.232005">
            <text:p>26.23</text:p>
          </table:table-cell>
          <table:table-cell table:style-name="ce20" table:formula="of:=([.M27]-[.M$21])*([.M27]-[.M$21])*[.$J27]" office:value-type="float" office:value="63.91808">
            <text:p>63.92</text:p>
          </table:table-cell>
          <table:table-cell table:style-name="ce39"/>
          <table:table-cell table:style-name="ce20" table:formula="of:=([.K27]-[.K$21])*([.L27]-[.L$10])*[.$J27]" office:value-type="float" office:value="12.7961">
            <text:p>12.80</text:p>
          </table:table-cell>
          <table:table-cell table:style-name="ce20" table:formula="of:=([.L27]-[.L$10])*([.M27]-[.M$21])*[.$J27]" office:value-type="float" office:value="40.94752">
            <text:p>40.95</text:p>
          </table:table-cell>
          <table:table-cell table:style-name="ce20" table:formula="of:=([.K27]-[.K$21])*([.M27]-[.M$21])*[.$J27]" office:value-type="float" office:value="19.9744">
            <text:p>19.97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Engine Accessories</text:p>
          </table:table-cell>
          <table:table-cell table:style-name="ce17" table:formula="of:=CONVERT([.J28];&quot;kg&quot;;&quot;lbm&quot;)" office:value-type="float" office:value="110.231145734567">
            <text:p>110.23</text:p>
          </table:table-cell>
          <table:table-cell table:style-name="ce17" table:formula="of:=CONVERT([.K28];&quot;m&quot;; &quot;ft&quot;)" office:value-type="float" office:value="9.28477690288714">
            <text:p>9.28</text:p>
          </table:table-cell>
          <table:table-cell table:style-name="ce17" table:formula="of:=CONVERT([.L28];&quot;m&quot;; &quot;ft&quot;)" office:value-type="float" office:value="0">
            <text:p>0.00</text:p>
          </table:table-cell>
          <table:table-cell table:style-name="ce17" table:formula="of:=CONVERT([.M28];&quot;m&quot;; &quot;ft&quot;)" office:value-type="float" office:value="0">
            <text:p>0.00</text:p>
          </table:table-cell>
          <table:table-cell table:style-name="ce17" table:formula="of:=[.D28]*[.C28]" office:value-type="float" office:value="1023.47159589509">
            <text:p>1023.47</text:p>
          </table:table-cell>
          <table:table-cell table:style-name="ce17" table:formula="of:=[.E28]*[.C28]" office:value-type="float" office:value="0">
            <text:p>0.00</text:p>
          </table:table-cell>
          <table:table-cell table:style-name="ce17" table:formula="of:=[.F28]*[.C28]" office:value-type="float" office:value="0">
            <text:p>0.00</text:p>
          </table:table-cell>
          <table:table-cell table:style-name="ce32" office:value-type="float" office:value="50">
            <text:p>50</text:p>
          </table:table-cell>
          <table:table-cell table:style-name="ce17" table:formula="of:=[.K24]" office:value-type="float" office:value="2.83">
            <text:p>2.83</text:p>
          </table:table-cell>
          <table:table-cell table:number-columns-repeated="2" table:style-name="ce17" office:value-type="float" office:value="0">
            <text:p>0.00</text:p>
          </table:table-cell>
          <table:table-cell table:style-name="ce17" table:formula="of:=[.K28]*[.J28]" office:value-type="float" office:value="141.5">
            <text:p>141.50</text:p>
          </table:table-cell>
          <table:table-cell table:style-name="ce17" table:formula="of:=[.L28]*[.J28]" office:value-type="float" office:value="0">
            <text:p>0.00</text:p>
          </table:table-cell>
          <table:table-cell table:style-name="ce17" table:formula="of:=[.M28]*[.J28]" office:value-type="float" office:value="0">
            <text:p>0.00</text:p>
          </table:table-cell>
          <table:table-cell table:style-name="ce39"/>
          <table:table-cell table:style-name="ce20" table:formula="of:=([.K28]-[.K$21])*([.K28]-[.K$21])*[.$J28]" office:value-type="float" office:value="88.445">
            <text:p>88.45</text:p>
          </table:table-cell>
          <table:table-cell table:style-name="ce20" table:formula="of:=([.L28]-[.L$10])*([.L28]-[.L$10])*[.$J28]" office:value-type="float" office:value="0">
            <text:p>0.00</text:p>
          </table:table-cell>
          <table:table-cell table:style-name="ce20" table:formula="of:=([.M28]-[.M$21])*([.M28]-[.M$21])*[.$J28]" office:value-type="float" office:value="79.38">
            <text:p>79.38</text:p>
          </table:table-cell>
          <table:table-cell table:style-name="ce39"/>
          <table:table-cell table:style-name="ce20" table:formula="of:=([.K28]-[.K$21])*([.L28]-[.L$10])*[.$J28]" office:value-type="float" office:value="0">
            <text:p>0.00</text:p>
          </table:table-cell>
          <table:table-cell table:style-name="ce20" table:formula="of:=([.L28]-[.L$10])*([.M28]-[.M$21])*[.$J28]" office:value-type="float" office:value="-0">
            <text:p>0.00</text:p>
          </table:table-cell>
          <table:table-cell table:style-name="ce20" table:formula="of:=([.K28]-[.K$21])*([.M28]-[.M$21])*[.$J28]" office:value-type="float" office:value="-83.79">
            <text:p>-83.79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an Left Hydraulic Unit</text:p>
          </table:table-cell>
          <table:table-cell table:style-name="ce17" table:formula="of:=CONVERT([.J29];&quot;kg&quot;;&quot;lbm&quot;)" office:value-type="float" office:value="551.155728672835">
            <text:p>551.16</text:p>
          </table:table-cell>
          <table:table-cell table:style-name="ce17" table:formula="of:=CONVERT([.K29];&quot;m&quot;; &quot;ft&quot;)" office:value-type="float" office:value="6.56167979002625">
            <text:p>6.56</text:p>
          </table:table-cell>
          <table:table-cell table:style-name="ce17" table:formula="of:=CONVERT([.L29];&quot;m&quot;; &quot;ft&quot;)" office:value-type="float" office:value="1.31233595800525">
            <text:p>1.31</text:p>
          </table:table-cell>
          <table:table-cell table:style-name="ce17" table:formula="of:=CONVERT([.M29];&quot;m&quot;; &quot;ft&quot;)" office:value-type="float" office:value="3.47769028871391">
            <text:p>3.48</text:p>
          </table:table-cell>
          <table:table-cell table:style-name="ce17" table:formula="of:=[.D29]*[.C29]" office:value-type="float" office:value="3616.50740598973">
            <text:p>3616.51</text:p>
          </table:table-cell>
          <table:table-cell table:style-name="ce17" table:formula="of:=[.E29]*[.C29]" office:value-type="float" office:value="723.301481197946">
            <text:p>723.30</text:p>
          </table:table-cell>
          <table:table-cell table:style-name="ce17" table:formula="of:=[.F29]*[.C29]" office:value-type="float" office:value="1916.74892517456">
            <text:p>1916.75</text:p>
          </table:table-cell>
          <table:table-cell table:style-name="ce32" office:value-type="float" office:value="250">
            <text:p>250</text:p>
          </table:table-cell>
          <table:table-cell table:style-name="ce17" office:value-type="float" office:value="2">
            <text:p>2.00</text:p>
          </table:table-cell>
          <table:table-cell table:style-name="ce17" office:value-type="float" office:value="0.4">
            <text:p>0.40</text:p>
          </table:table-cell>
          <table:table-cell table:style-name="ce17" office:value-type="float" office:value="1.06">
            <text:p>1.06</text:p>
          </table:table-cell>
          <table:table-cell table:style-name="ce17" table:formula="of:=[.K29]*[.J29]" office:value-type="float" office:value="500">
            <text:p>500.00</text:p>
          </table:table-cell>
          <table:table-cell table:style-name="ce17" table:formula="of:=[.L29]*[.J29]" office:value-type="float" office:value="100">
            <text:p>100.00</text:p>
          </table:table-cell>
          <table:table-cell table:style-name="ce17" table:formula="of:=[.M29]*[.J29]" office:value-type="float" office:value="265">
            <text:p>265.00</text:p>
          </table:table-cell>
          <table:table-cell table:style-name="ce39"/>
          <table:table-cell table:style-name="ce20" table:formula="of:=([.K29]-[.K$21])*([.K29]-[.K$21])*[.$J29]" office:value-type="float" office:value="62.5">
            <text:p>62.50</text:p>
          </table:table-cell>
          <table:table-cell table:style-name="ce20" table:formula="of:=([.L29]-[.L$10])*([.L29]-[.L$10])*[.$J29]" office:value-type="float" office:value="40">
            <text:p>40.00</text:p>
          </table:table-cell>
          <table:table-cell table:style-name="ce20" table:formula="of:=([.M29]-[.M$21])*([.M29]-[.M$21])*[.$J29]" office:value-type="float" office:value="10">
            <text:p>10.00</text:p>
          </table:table-cell>
          <table:table-cell table:style-name="ce39"/>
          <table:table-cell table:style-name="ce20" table:formula="of:=([.K29]-[.K$21])*([.L29]-[.L$10])*[.$J29]" office:value-type="float" office:value="50">
            <text:p>50.00</text:p>
          </table:table-cell>
          <table:table-cell table:style-name="ce20" table:formula="of:=([.L29]-[.L$10])*([.M29]-[.M$21])*[.$J29]" office:value-type="float" office:value="-20">
            <text:p>-20.00</text:p>
          </table:table-cell>
          <table:table-cell table:style-name="ce20" table:formula="of:=([.K29]-[.K$21])*([.M29]-[.M$21])*[.$J29]" office:value-type="float" office:value="-25">
            <text:p>-25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an Right Hydraulic Unit</text:p>
          </table:table-cell>
          <table:table-cell table:style-name="ce17" table:formula="of:=CONVERT([.J30];&quot;kg&quot;;&quot;lbm&quot;)" office:value-type="float" office:value="551.155728672835">
            <text:p>551.16</text:p>
          </table:table-cell>
          <table:table-cell table:style-name="ce17" table:formula="of:=CONVERT([.K30];&quot;m&quot;; &quot;ft&quot;)" office:value-type="float" office:value="6.56167979002625">
            <text:p>6.56</text:p>
          </table:table-cell>
          <table:table-cell table:style-name="ce17" table:formula="of:=CONVERT([.L30];&quot;m&quot;; &quot;ft&quot;)" office:value-type="float" office:value="-1.31233595800525">
            <text:p>-1.31</text:p>
          </table:table-cell>
          <table:table-cell table:style-name="ce17" table:formula="of:=CONVERT([.M30];&quot;m&quot;; &quot;ft&quot;)" office:value-type="float" office:value="3.47769028871391">
            <text:p>3.48</text:p>
          </table:table-cell>
          <table:table-cell table:style-name="ce17" table:formula="of:=[.D30]*[.C30]" office:value-type="float" office:value="3616.50740598973">
            <text:p>3616.51</text:p>
          </table:table-cell>
          <table:table-cell table:style-name="ce17" table:formula="of:=[.E30]*[.C30]" office:value-type="float" office:value="-723.301481197946">
            <text:p>-723.30</text:p>
          </table:table-cell>
          <table:table-cell table:style-name="ce17" table:formula="of:=[.F30]*[.C30]" office:value-type="float" office:value="1916.74892517456">
            <text:p>1916.75</text:p>
          </table:table-cell>
          <table:table-cell table:style-name="ce32" table:formula="of:=[.J29]" office:value-type="float" office:value="250">
            <text:p>250</text:p>
          </table:table-cell>
          <table:table-cell table:style-name="ce17" table:formula="of:=[.K29]" office:value-type="float" office:value="2">
            <text:p>2.00</text:p>
          </table:table-cell>
          <table:table-cell table:style-name="ce17" table:formula="of:=[.L29]*-1" office:value-type="float" office:value="-0.4">
            <text:p>-0.40</text:p>
          </table:table-cell>
          <table:table-cell table:style-name="ce17" table:formula="of:=[.M29]" office:value-type="float" office:value="1.06">
            <text:p>1.06</text:p>
          </table:table-cell>
          <table:table-cell table:style-name="ce17" table:formula="of:=[.K30]*[.J30]" office:value-type="float" office:value="500">
            <text:p>500.00</text:p>
          </table:table-cell>
          <table:table-cell table:style-name="ce17" table:formula="of:=[.L30]*[.J30]" office:value-type="float" office:value="-100">
            <text:p>-100.00</text:p>
          </table:table-cell>
          <table:table-cell table:style-name="ce17" table:formula="of:=[.M30]*[.J30]" office:value-type="float" office:value="265">
            <text:p>265.00</text:p>
          </table:table-cell>
          <table:table-cell table:style-name="ce39"/>
          <table:table-cell table:style-name="ce20" table:formula="of:=([.K30]-[.K$21])*([.K30]-[.K$21])*[.$J30]" office:value-type="float" office:value="62.5">
            <text:p>62.50</text:p>
          </table:table-cell>
          <table:table-cell table:style-name="ce20" table:formula="of:=([.L30]-[.L$10])*([.L30]-[.L$10])*[.$J30]" office:value-type="float" office:value="40">
            <text:p>40.00</text:p>
          </table:table-cell>
          <table:table-cell table:style-name="ce20" table:formula="of:=([.M30]-[.M$21])*([.M30]-[.M$21])*[.$J30]" office:value-type="float" office:value="10">
            <text:p>10.00</text:p>
          </table:table-cell>
          <table:table-cell table:style-name="ce39"/>
          <table:table-cell table:style-name="ce20" table:formula="of:=([.K30]-[.K$21])*([.L30]-[.L$10])*[.$J30]" office:value-type="float" office:value="-50">
            <text:p>-50.00</text:p>
          </table:table-cell>
          <table:table-cell table:style-name="ce20" table:formula="of:=([.L30]-[.L$10])*([.M30]-[.M$21])*[.$J30]" office:value-type="float" office:value="20">
            <text:p>20.00</text:p>
          </table:table-cell>
          <table:table-cell table:style-name="ce20" table:formula="of:=([.K30]-[.K$21])*([.M30]-[.M$21])*[.$J30]" office:value-type="float" office:value="-25">
            <text:p>-25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Oil Tank + un-usable oil</text:p>
          </table:table-cell>
          <table:table-cell table:style-name="ce17" table:formula="of:=CONVERT([.J31];&quot;kg&quot;;&quot;lbm&quot;)" office:value-type="float" office:value="22.0462291469134">
            <text:p>22.05</text:p>
          </table:table-cell>
          <table:table-cell table:style-name="ce17" table:formula="of:=CONVERT([.K31];&quot;m&quot;; &quot;ft&quot;)" office:value-type="float" office:value="3.28083989501312">
            <text:p>3.28</text:p>
          </table:table-cell>
          <table:table-cell table:style-name="ce17" table:formula="of:=CONVERT([.L31];&quot;m&quot;; &quot;ft&quot;)" office:value-type="float" office:value="0">
            <text:p>0.00</text:p>
          </table:table-cell>
          <table:table-cell table:style-name="ce17" table:formula="of:=CONVERT([.M31];&quot;m&quot;; &quot;ft&quot;)" office:value-type="float" office:value="0">
            <text:p>0.00</text:p>
          </table:table-cell>
          <table:table-cell table:style-name="ce17" table:formula="of:=[.D31]*[.C31]" office:value-type="float" office:value="72.3301481197946">
            <text:p>72.33</text:p>
          </table:table-cell>
          <table:table-cell table:style-name="ce17" table:formula="of:=[.E31]*[.C31]" office:value-type="float" office:value="0">
            <text:p>0.00</text:p>
          </table:table-cell>
          <table:table-cell table:style-name="ce17" table:formula="of:=[.F31]*[.C31]" office:value-type="float" office:value="0">
            <text:p>0.00</text:p>
          </table:table-cell>
          <table:table-cell table:style-name="ce32" office:value-type="float" office:value="10">
            <text:p>10</text:p>
          </table:table-cell>
          <table:table-cell table:style-name="ce17" office:value-type="float" office:value="1">
            <text:p>1.00</text:p>
          </table:table-cell>
          <table:table-cell table:number-columns-repeated="2" table:style-name="ce17" office:value-type="float" office:value="0">
            <text:p>0.00</text:p>
          </table:table-cell>
          <table:table-cell table:style-name="ce17" table:formula="of:=[.K31]*[.J31]" office:value-type="float" office:value="10">
            <text:p>10.00</text:p>
          </table:table-cell>
          <table:table-cell table:style-name="ce17" table:formula="of:=[.L31]*[.J31]" office:value-type="float" office:value="0">
            <text:p>0.00</text:p>
          </table:table-cell>
          <table:table-cell table:style-name="ce17" table:formula="of:=[.M31]*[.J31]" office:value-type="float" office:value="0">
            <text:p>0.00</text:p>
          </table:table-cell>
          <table:table-cell table:style-name="ce39"/>
          <table:table-cell table:style-name="ce20" table:formula="of:=([.K31]-[.K$21])*([.K31]-[.K$21])*[.$J31]" office:value-type="float" office:value="2.5">
            <text:p>2.50</text:p>
          </table:table-cell>
          <table:table-cell table:style-name="ce20" table:formula="of:=([.L31]-[.L$10])*([.L31]-[.L$10])*[.$J31]" office:value-type="float" office:value="0">
            <text:p>0.00</text:p>
          </table:table-cell>
          <table:table-cell table:style-name="ce20" table:formula="of:=([.M31]-[.M$21])*([.M31]-[.M$21])*[.$J31]" office:value-type="float" office:value="15.876">
            <text:p>15.88</text:p>
          </table:table-cell>
          <table:table-cell table:style-name="ce39"/>
          <table:table-cell table:style-name="ce20" table:formula="of:=([.K31]-[.K$21])*([.L31]-[.L$10])*[.$J31]" office:value-type="float" office:value="-0">
            <text:p>0.00</text:p>
          </table:table-cell>
          <table:table-cell table:style-name="ce20" table:formula="of:=([.L31]-[.L$10])*([.M31]-[.M$21])*[.$J31]" office:value-type="float" office:value="-0">
            <text:p>0.00</text:p>
          </table:table-cell>
          <table:table-cell table:style-name="ce20" table:formula="of:=([.K31]-[.K$21])*([.M31]-[.M$21])*[.$J31]" office:value-type="float" office:value="6.3">
            <text:p>6.3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Oil Radiator</text:p>
          </table:table-cell>
          <table:table-cell table:style-name="ce17" table:formula="of:=CONVERT([.J32];&quot;kg&quot;;&quot;lbm&quot;)" office:value-type="float" office:value="55.1155728672835">
            <text:p>55.12</text:p>
          </table:table-cell>
          <table:table-cell table:style-name="ce17" table:formula="of:=CONVERT([.K32];&quot;m&quot;; &quot;ft&quot;)" office:value-type="float" office:value="3.47769028871391">
            <text:p>3.48</text:p>
          </table:table-cell>
          <table:table-cell table:style-name="ce17" table:formula="of:=CONVERT([.L32];&quot;m&quot;; &quot;ft&quot;)" office:value-type="float" office:value="-2.29658792650919">
            <text:p>-2.30</text:p>
          </table:table-cell>
          <table:table-cell table:style-name="ce17" table:formula="of:=CONVERT([.M32];&quot;m&quot;; &quot;ft&quot;)" office:value-type="float" office:value="3.93700787401575">
            <text:p>3.94</text:p>
          </table:table-cell>
          <table:table-cell table:style-name="ce17" table:formula="of:=[.D32]*[.C32]" office:value-type="float" office:value="191.674892517456">
            <text:p>191.67</text:p>
          </table:table-cell>
          <table:table-cell table:style-name="ce17" table:formula="of:=[.E32]*[.C32]" office:value-type="float" office:value="-126.577759209641">
            <text:p>-126.58</text:p>
          </table:table-cell>
          <table:table-cell table:style-name="ce17" table:formula="of:=[.F32]*[.C32]" office:value-type="float" office:value="216.990444359384">
            <text:p>216.99</text:p>
          </table:table-cell>
          <table:table-cell table:style-name="ce32" office:value-type="float" office:value="25">
            <text:p>25</text:p>
          </table:table-cell>
          <table:table-cell table:style-name="ce17" office:value-type="float" office:value="1.06">
            <text:p>1.06</text:p>
          </table:table-cell>
          <table:table-cell table:style-name="ce17" office:value-type="float" office:value="-0.7">
            <text:p>-0.70</text:p>
          </table:table-cell>
          <table:table-cell table:style-name="ce17" office:value-type="float" office:value="1.2">
            <text:p>1.20</text:p>
          </table:table-cell>
          <table:table-cell table:style-name="ce17" table:formula="of:=[.K32]*[.J32]" office:value-type="float" office:value="26.5">
            <text:p>26.50</text:p>
          </table:table-cell>
          <table:table-cell table:style-name="ce17" table:formula="of:=[.L32]*[.J32]" office:value-type="float" office:value="-17.5">
            <text:p>-17.50</text:p>
          </table:table-cell>
          <table:table-cell table:style-name="ce17" table:formula="of:=[.M32]*[.J32]" office:value-type="float" office:value="30">
            <text:p>30.00</text:p>
          </table:table-cell>
          <table:table-cell table:style-name="ce39"/>
          <table:table-cell table:style-name="ce20" table:formula="of:=([.K32]-[.K$21])*([.K32]-[.K$21])*[.$J32]" office:value-type="float" office:value="4.84">
            <text:p>4.84</text:p>
          </table:table-cell>
          <table:table-cell table:style-name="ce20" table:formula="of:=([.L32]-[.L$10])*([.L32]-[.L$10])*[.$J32]" office:value-type="float" office:value="12.25">
            <text:p>12.25</text:p>
          </table:table-cell>
          <table:table-cell table:style-name="ce20" table:formula="of:=([.M32]-[.M$21])*([.M32]-[.M$21])*[.$J32]" office:value-type="float" office:value="0.0900000000000002">
            <text:p>0.09</text:p>
          </table:table-cell>
          <table:table-cell table:style-name="ce39"/>
          <table:table-cell table:style-name="ce20" table:formula="of:=([.K32]-[.K$21])*([.L32]-[.L$10])*[.$J32]" office:value-type="float" office:value="7.7">
            <text:p>7.70</text:p>
          </table:table-cell>
          <table:table-cell table:style-name="ce20" table:formula="of:=([.L32]-[.L$10])*([.M32]-[.M$21])*[.$J32]" office:value-type="float" office:value="1.05">
            <text:p>1.05</text:p>
          </table:table-cell>
          <table:table-cell table:style-name="ce20" table:formula="of:=([.K32]-[.K$21])*([.M32]-[.M$21])*[.$J32]" office:value-type="float" office:value="0.66">
            <text:p>0.66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Generator Cooling Radiator</text:p>
          </table:table-cell>
          <table:table-cell table:style-name="ce17" table:formula="of:=CONVERT([.J33];&quot;kg&quot;;&quot;lbm&quot;)" office:value-type="float" office:value="55.1155728672835">
            <text:p>55.12</text:p>
          </table:table-cell>
          <table:table-cell table:style-name="ce17" table:formula="of:=CONVERT([.K33];&quot;m&quot;; &quot;ft&quot;)" office:value-type="float" office:value="3.47769028871391">
            <text:p>3.48</text:p>
          </table:table-cell>
          <table:table-cell table:style-name="ce17" table:formula="of:=CONVERT([.L33];&quot;m&quot;; &quot;ft&quot;)" office:value-type="float" office:value="2.29658792650919">
            <text:p>2.30</text:p>
          </table:table-cell>
          <table:table-cell table:style-name="ce17" table:formula="of:=CONVERT([.M33];&quot;m&quot;; &quot;ft&quot;)" office:value-type="float" office:value="3.93700787401575">
            <text:p>3.94</text:p>
          </table:table-cell>
          <table:table-cell table:style-name="ce17" table:formula="of:=[.D33]*[.C33]" office:value-type="float" office:value="191.674892517456">
            <text:p>191.67</text:p>
          </table:table-cell>
          <table:table-cell table:style-name="ce17" table:formula="of:=[.E33]*[.C33]" office:value-type="float" office:value="126.577759209641">
            <text:p>126.58</text:p>
          </table:table-cell>
          <table:table-cell table:style-name="ce17" table:formula="of:=[.F33]*[.C33]" office:value-type="float" office:value="216.990444359384">
            <text:p>216.99</text:p>
          </table:table-cell>
          <table:table-cell table:style-name="ce32" office:value-type="float" office:value="25">
            <text:p>25</text:p>
          </table:table-cell>
          <table:table-cell table:style-name="ce17" table:formula="of:=[.K32]" office:value-type="float" office:value="1.06">
            <text:p>1.06</text:p>
          </table:table-cell>
          <table:table-cell table:style-name="ce17" table:formula="of:=[.L32]*-1" office:value-type="float" office:value="0.7">
            <text:p>0.70</text:p>
          </table:table-cell>
          <table:table-cell table:style-name="ce17" table:formula="of:=[.M32]" office:value-type="float" office:value="1.2">
            <text:p>1.20</text:p>
          </table:table-cell>
          <table:table-cell table:style-name="ce17" table:formula="of:=[.K33]*[.J33]" office:value-type="float" office:value="26.5">
            <text:p>26.50</text:p>
          </table:table-cell>
          <table:table-cell table:style-name="ce17" table:formula="of:=[.L33]*[.J33]" office:value-type="float" office:value="17.5">
            <text:p>17.50</text:p>
          </table:table-cell>
          <table:table-cell table:style-name="ce17" table:formula="of:=[.M33]*[.J33]" office:value-type="float" office:value="30">
            <text:p>30.00</text:p>
          </table:table-cell>
          <table:table-cell table:style-name="ce39"/>
          <table:table-cell table:style-name="ce20" table:formula="of:=([.K33]-[.K$21])*([.K33]-[.K$21])*[.$J33]" office:value-type="float" office:value="4.84">
            <text:p>4.84</text:p>
          </table:table-cell>
          <table:table-cell table:style-name="ce20" table:formula="of:=([.L33]-[.L$10])*([.L33]-[.L$10])*[.$J33]" office:value-type="float" office:value="12.25">
            <text:p>12.25</text:p>
          </table:table-cell>
          <table:table-cell table:style-name="ce20" table:formula="of:=([.M33]-[.M$21])*([.M33]-[.M$21])*[.$J33]" office:value-type="float" office:value="0.0900000000000002">
            <text:p>0.09</text:p>
          </table:table-cell>
          <table:table-cell table:style-name="ce39"/>
          <table:table-cell table:style-name="ce20" table:formula="of:=([.K33]-[.K$21])*([.L33]-[.L$10])*[.$J33]" office:value-type="float" office:value="-7.7">
            <text:p>-7.70</text:p>
          </table:table-cell>
          <table:table-cell table:style-name="ce20" table:formula="of:=([.L33]-[.L$10])*([.M33]-[.M$21])*[.$J33]" office:value-type="float" office:value="-1.05">
            <text:p>-1.05</text:p>
          </table:table-cell>
          <table:table-cell table:style-name="ce20" table:formula="of:=([.K33]-[.K$21])*([.M33]-[.M$21])*[.$J33]" office:value-type="float" office:value="0.66">
            <text:p>0.66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uel Tank + un-usable fuel</text:p>
          </table:table-cell>
          <table:table-cell table:style-name="ce17" table:formula="of:=CONVERT([.J34];&quot;kg&quot;;&quot;lbm&quot;)" office:value-type="float" office:value="110.231145734567">
            <text:p>110.23</text:p>
          </table:table-cell>
          <table:table-cell table:style-name="ce17" table:formula="of:=CONVERT([.K34];&quot;m&quot;; &quot;ft&quot;)" office:value-type="float" office:value="4.92125984251969">
            <text:p>4.92</text:p>
          </table:table-cell>
          <table:table-cell table:style-name="ce17" table:formula="of:=CONVERT([.L34];&quot;m&quot;; &quot;ft&quot;)" office:value-type="float" office:value="0">
            <text:p>0.00</text:p>
          </table:table-cell>
          <table:table-cell table:style-name="ce17" table:formula="of:=CONVERT([.M34];&quot;m&quot;; &quot;ft&quot;)" office:value-type="float" office:value="-1.37795275590551">
            <text:p>-1.38</text:p>
          </table:table-cell>
          <table:table-cell table:style-name="ce17" table:formula="of:=[.D34]*[.C34]" office:value-type="float" office:value="542.47611089846">
            <text:p>542.48</text:p>
          </table:table-cell>
          <table:table-cell table:style-name="ce17" table:formula="of:=[.E34]*[.C34]" office:value-type="float" office:value="0">
            <text:p>0.00</text:p>
          </table:table-cell>
          <table:table-cell table:style-name="ce17" table:formula="of:=[.F34]*[.C34]" office:value-type="float" office:value="-151.893311051569">
            <text:p>-151.89</text:p>
          </table:table-cell>
          <table:table-cell table:style-name="ce32" office:value-type="float" office:value="50">
            <text:p>50</text:p>
          </table:table-cell>
          <table:table-cell table:style-name="ce17" office:value-type="float" office:value="1.5">
            <text:p>1.50</text:p>
          </table:table-cell>
          <table:table-cell table:style-name="ce17" office:value-type="float" office:value="0">
            <text:p>0.00</text:p>
          </table:table-cell>
          <table:table-cell table:style-name="ce17" office:value-type="float" office:value="-0.42">
            <text:p>-0.42</text:p>
          </table:table-cell>
          <table:table-cell table:style-name="ce17" table:formula="of:=[.K34]*[.J34]" office:value-type="float" office:value="75">
            <text:p>75.00</text:p>
          </table:table-cell>
          <table:table-cell table:style-name="ce17" table:formula="of:=[.L34]*[.J34]" office:value-type="float" office:value="0">
            <text:p>0.00</text:p>
          </table:table-cell>
          <table:table-cell table:style-name="ce17" table:formula="of:=[.M34]*[.J34]" office:value-type="float" office:value="-21">
            <text:p>-21.00</text:p>
          </table:table-cell>
          <table:table-cell table:style-name="ce39"/>
          <table:table-cell table:style-name="ce20" table:formula="of:=([.K34]-[.K$21])*([.K34]-[.K$21])*[.$J34]" office:value-type="float" office:value="0">
            <text:p>0.00</text:p>
          </table:table-cell>
          <table:table-cell table:style-name="ce20" table:formula="of:=([.L34]-[.L$10])*([.L34]-[.L$10])*[.$J34]" office:value-type="float" office:value="0">
            <text:p>0.00</text:p>
          </table:table-cell>
          <table:table-cell table:style-name="ce20" table:formula="of:=([.M34]-[.M$21])*([.M34]-[.M$21])*[.$J34]" office:value-type="float" office:value="141.12">
            <text:p>141.12</text:p>
          </table:table-cell>
          <table:table-cell table:style-name="ce39"/>
          <table:table-cell table:style-name="ce20" table:formula="of:=([.K34]-[.K$21])*([.L34]-[.L$10])*[.$J34]" office:value-type="float" office:value="0">
            <text:p>0.00</text:p>
          </table:table-cell>
          <table:table-cell table:style-name="ce20" table:formula="of:=([.L34]-[.L$10])*([.M34]-[.M$21])*[.$J34]" office:value-type="float" office:value="-0">
            <text:p>0.00</text:p>
          </table:table-cell>
          <table:table-cell table:style-name="ce20" table:formula="of:=([.K34]-[.K$21])*([.M34]-[.M$21])*[.$J34]" office:value-type="float" office:value="-0">
            <text:p>0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36" table:number-columns-repeated="3"/>
          <table:table-cell table:style-name="ce23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Aft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36" table:number-columns-repeated="3"/>
          <table:table-cell table:style-name="ce23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uselage Structure</text:p>
          </table:table-cell>
          <table:table-cell table:style-name="ce17" table:formula="of:=CONVERT([.J37];&quot;kg&quot;;&quot;lbm&quot;)" office:value-type="float" office:value="110.231145734567">
            <text:p>110.23</text:p>
          </table:table-cell>
          <table:table-cell table:style-name="ce17" table:formula="of:=CONVERT([.K37];&quot;m&quot;; &quot;ft&quot;)" office:value-type="float" office:value="16.4041994750656">
            <text:p>16.40</text:p>
          </table:table-cell>
          <table:table-cell table:style-name="ce17" table:formula="of:=CONVERT([.L37];&quot;m&quot;; &quot;ft&quot;)" office:value-type="float" office:value="0">
            <text:p>0.00</text:p>
          </table:table-cell>
          <table:table-cell table:style-name="ce17" table:formula="of:=CONVERT([.M37];&quot;m&quot;; &quot;ft&quot;)" office:value-type="float" office:value="2.6246719160105">
            <text:p>2.62</text:p>
          </table:table-cell>
          <table:table-cell table:style-name="ce23" table:formula="of:=[.D37]*[.C37]" office:value-type="float" office:value="1808.25370299487">
            <text:p>1808.25</text:p>
          </table:table-cell>
          <table:table-cell table:style-name="ce23" table:formula="of:=[.E37]*[.C37]" office:value-type="float" office:value="0">
            <text:p>0.00</text:p>
          </table:table-cell>
          <table:table-cell table:style-name="ce23" table:formula="of:=[.F37]*[.C37]" office:value-type="float" office:value="289.320592479178">
            <text:p>289.32</text:p>
          </table:table-cell>
          <table:table-cell table:style-name="ce32" office:value-type="float" office:value="50">
            <text:p>50</text:p>
          </table:table-cell>
          <table:table-cell table:style-name="ce17" office:value-type="float" office:value="5">
            <text:p>5.00</text:p>
          </table:table-cell>
          <table:table-cell table:style-name="ce17" office:value-type="float" office:value="0">
            <text:p>0.00</text:p>
          </table:table-cell>
          <table:table-cell table:style-name="ce17" office:value-type="float" office:value="0.8">
            <text:p>0.80</text:p>
          </table:table-cell>
          <table:table-cell table:style-name="ce23" table:formula="of:=[.K37]*[.J37]" office:value-type="float" office:value="250">
            <text:p>250.00</text:p>
          </table:table-cell>
          <table:table-cell table:style-name="ce23" table:formula="of:=[.L37]*[.J37]" office:value-type="float" office:value="0">
            <text:p>0.00</text:p>
          </table:table-cell>
          <table:table-cell table:style-name="ce23" table:formula="of:=[.M37]*[.J37]" office:value-type="float" office:value="40">
            <text:p>40.00</text:p>
          </table:table-cell>
          <table:table-cell table:style-name="ce39"/>
          <table:table-cell table:style-name="ce20" table:formula="of:=([.K37]-[.K$21])*([.K37]-[.K$21])*[.$J37]" office:value-type="float" office:value="612.5">
            <text:p>612.50</text:p>
          </table:table-cell>
          <table:table-cell table:style-name="ce20" table:formula="of:=([.L37]-[.L$10])*([.L37]-[.L$10])*[.$J37]" office:value-type="float" office:value="0">
            <text:p>0.00</text:p>
          </table:table-cell>
          <table:table-cell table:style-name="ce20" table:formula="of:=([.M37]-[.M$21])*([.M37]-[.M$21])*[.$J37]" office:value-type="float" office:value="10.58">
            <text:p>10.58</text:p>
          </table:table-cell>
          <table:table-cell table:style-name="ce39"/>
          <table:table-cell table:style-name="ce20" table:formula="of:=([.K37]-[.K$21])*([.L37]-[.L$10])*[.$J37]" office:value-type="float" office:value="0">
            <text:p>0.00</text:p>
          </table:table-cell>
          <table:table-cell table:style-name="ce20" table:formula="of:=([.L37]-[.L$10])*([.M37]-[.M$21])*[.$J37]" office:value-type="float" office:value="-0">
            <text:p>0.00</text:p>
          </table:table-cell>
          <table:table-cell table:style-name="ce20" table:formula="of:=([.K37]-[.K$21])*([.M37]-[.M$21])*[.$J37]" office:value-type="float" office:value="-80.5">
            <text:p>-80.5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17"/>
          <table:table-cell table:style-name="ce23" table:number-columns-repeated="6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WINGS</text:p>
          </table:table-cell>
          <table:table-cell table:style-name="ce17"/>
          <table:table-cell table:style-name="ce23" table:number-columns-repeated="6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Left</text:p>
          </table:table-cell>
          <table:table-cell table:style-name="ce17"/>
          <table:table-cell table:style-name="ce23" table:number-columns-repeated="6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Nose Stub</text:p>
          </table:table-cell>
          <table:table-cell table:style-name="ce17" table:formula="of:=CONVERT([.J41];&quot;kg&quot;;&quot;lbm&quot;)" office:value-type="float" office:value="22.0462291469134">
            <text:p>22.05</text:p>
          </table:table-cell>
          <table:table-cell table:style-name="ce17" table:formula="of:=CONVERT([.K41];&quot;m&quot;; &quot;ft&quot;)" office:value-type="float" office:value="0.196850393700787">
            <text:p>0.20</text:p>
          </table:table-cell>
          <table:table-cell table:style-name="ce17" table:formula="of:=CONVERT([.L41];&quot;m&quot;; &quot;ft&quot;)" office:value-type="float" office:value="-3.11679790026247">
            <text:p>-3.12</text:p>
          </table:table-cell>
          <table:table-cell table:style-name="ce17" table:formula="of:=CONVERT([.M41];&quot;m&quot;; &quot;ft&quot;)" office:value-type="float" office:value="-2.46062992125984">
            <text:p>-2.46</text:p>
          </table:table-cell>
          <table:table-cell table:style-name="ce23" table:formula="of:=[.D41]*[.C41]" office:value-type="float" office:value="4.33980888718768">
            <text:p>4.34</text:p>
          </table:table-cell>
          <table:table-cell table:style-name="ce23" table:formula="of:=[.E41]*[.C41]" office:value-type="float" office:value="-68.7136407138049">
            <text:p>-68.71</text:p>
          </table:table-cell>
          <table:table-cell table:style-name="ce23" table:formula="of:=[.F41]*[.C41]" office:value-type="float" office:value="-54.247611089846">
            <text:p>-54.25</text:p>
          </table:table-cell>
          <table:table-cell table:style-name="ce23" office:value-type="float" office:value="10">
            <text:p>10.00</text:p>
          </table:table-cell>
          <table:table-cell table:style-name="ce23" office:value-type="float" office:value="0.06">
            <text:p>0.06</text:p>
          </table:table-cell>
          <table:table-cell table:style-name="ce23" office:value-type="float" office:value="-0.95">
            <text:p>-0.95</text:p>
          </table:table-cell>
          <table:table-cell table:style-name="ce23" office:value-type="float" office:value="-0.75">
            <text:p>-0.75</text:p>
          </table:table-cell>
          <table:table-cell table:style-name="ce23" table:formula="of:=[.K41]*[.J41]" office:value-type="float" office:value="0.6">
            <text:p>0.60</text:p>
          </table:table-cell>
          <table:table-cell table:style-name="ce23" table:formula="of:=[.L41]*[.J41]" office:value-type="float" office:value="-9.5">
            <text:p>-9.50</text:p>
          </table:table-cell>
          <table:table-cell table:style-name="ce23" table:formula="of:=[.M41]*[.J41]" office:value-type="float" office:value="-7.5">
            <text:p>-7.50</text:p>
          </table:table-cell>
          <table:table-cell table:style-name="ce39"/>
          <table:table-cell table:style-name="ce20" table:formula="of:=([.K41]-[.K$21])*([.K41]-[.K$21])*[.$J41]" office:value-type="float" office:value="20.736">
            <text:p>20.74</text:p>
          </table:table-cell>
          <table:table-cell table:style-name="ce20" table:formula="of:=([.L41]-[.L$10])*([.L41]-[.L$10])*[.$J41]" office:value-type="float" office:value="9.025">
            <text:p>9.03</text:p>
          </table:table-cell>
          <table:table-cell table:style-name="ce20" table:formula="of:=([.M41]-[.M$21])*([.M41]-[.M$21])*[.$J41]" office:value-type="float" office:value="40.401">
            <text:p>40.40</text:p>
          </table:table-cell>
          <table:table-cell table:style-name="ce39"/>
          <table:table-cell table:style-name="ce20" table:formula="of:=([.K41]-[.K$21])*([.L41]-[.L$10])*[.$J41]" office:value-type="float" office:value="13.68">
            <text:p>13.68</text:p>
          </table:table-cell>
          <table:table-cell table:style-name="ce20" table:formula="of:=([.L41]-[.L$10])*([.M41]-[.M$21])*[.$J41]" office:value-type="float" office:value="19.095">
            <text:p>19.10</text:p>
          </table:table-cell>
          <table:table-cell table:style-name="ce20" table:formula="of:=([.K41]-[.K$21])*([.M41]-[.M$21])*[.$J41]" office:value-type="float" office:value="28.944">
            <text:p>28.94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Aft Stub</text:p>
          </table:table-cell>
          <table:table-cell table:style-name="ce17" table:formula="of:=CONVERT([.J42];&quot;kg&quot;;&quot;lbm&quot;)" office:value-type="float" office:value="55.1155728672835">
            <text:p>55.12</text:p>
          </table:table-cell>
          <table:table-cell table:style-name="ce17" table:formula="of:=CONVERT([.K42];&quot;m&quot;; &quot;ft&quot;)" office:value-type="float" office:value="6.23359580052493">
            <text:p>6.23</text:p>
          </table:table-cell>
          <table:table-cell table:style-name="ce17" table:formula="of:=CONVERT([.L42];&quot;m&quot;; &quot;ft&quot;)" office:value-type="float" office:value="-6.23359580052493">
            <text:p>-6.23</text:p>
          </table:table-cell>
          <table:table-cell table:style-name="ce17" table:formula="of:=CONVERT([.M42];&quot;m&quot;; &quot;ft&quot;)" office:value-type="float" office:value="1.0498687664042">
            <text:p>1.05</text:p>
          </table:table-cell>
          <table:table-cell table:style-name="ce23" table:formula="of:=[.D42]*[.C42]" office:value-type="float" office:value="343.568203569024">
            <text:p>343.57</text:p>
          </table:table-cell>
          <table:table-cell table:style-name="ce23" table:formula="of:=[.E42]*[.C42]" office:value-type="float" office:value="-343.568203569024">
            <text:p>-343.57</text:p>
          </table:table-cell>
          <table:table-cell table:style-name="ce23" table:formula="of:=[.F42]*[.C42]" office:value-type="float" office:value="57.8641184958357">
            <text:p>57.86</text:p>
          </table:table-cell>
          <table:table-cell table:style-name="ce23" office:value-type="float" office:value="25">
            <text:p>25.00</text:p>
          </table:table-cell>
          <table:table-cell table:style-name="ce23" office:value-type="float" office:value="1.9">
            <text:p>1.90</text:p>
          </table:table-cell>
          <table:table-cell table:style-name="ce23" office:value-type="float" office:value="-1.9">
            <text:p>-1.90</text:p>
          </table:table-cell>
          <table:table-cell table:style-name="ce23" office:value-type="float" office:value="0.32">
            <text:p>0.32</text:p>
          </table:table-cell>
          <table:table-cell table:style-name="ce23" table:formula="of:=[.K42]*[.J42]" office:value-type="float" office:value="47.5">
            <text:p>47.50</text:p>
          </table:table-cell>
          <table:table-cell table:style-name="ce23" table:formula="of:=[.L42]*[.J42]" office:value-type="float" office:value="-47.5">
            <text:p>-47.50</text:p>
          </table:table-cell>
          <table:table-cell table:style-name="ce23" table:formula="of:=[.M42]*[.J42]" office:value-type="float" office:value="8">
            <text:p>8.00</text:p>
          </table:table-cell>
          <table:table-cell table:style-name="ce39"/>
          <table:table-cell table:style-name="ce20" table:formula="of:=([.K42]-[.K$21])*([.K42]-[.K$21])*[.$J42]" office:value-type="float" office:value="4">
            <text:p>4.00</text:p>
          </table:table-cell>
          <table:table-cell table:style-name="ce20" table:formula="of:=([.L42]-[.L$10])*([.L42]-[.L$10])*[.$J42]" office:value-type="float" office:value="90.25">
            <text:p>90.25</text:p>
          </table:table-cell>
          <table:table-cell table:style-name="ce20" table:formula="of:=([.M42]-[.M$21])*([.M42]-[.M$21])*[.$J42]" office:value-type="float" office:value="22.09">
            <text:p>22.09</text:p>
          </table:table-cell>
          <table:table-cell table:style-name="ce39"/>
          <table:table-cell table:style-name="ce20" table:formula="of:=([.K42]-[.K$21])*([.L42]-[.L$10])*[.$J42]" office:value-type="float" office:value="-19">
            <text:p>-19.00</text:p>
          </table:table-cell>
          <table:table-cell table:style-name="ce20" table:formula="of:=([.L42]-[.L$10])*([.M42]-[.M$21])*[.$J42]" office:value-type="float" office:value="44.65">
            <text:p>44.65</text:p>
          </table:table-cell>
          <table:table-cell table:style-name="ce20" table:formula="of:=([.K42]-[.K$21])*([.M42]-[.M$21])*[.$J42]" office:value-type="float" office:value="-9.4">
            <text:p>-9.4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23" table:number-columns-repeated="3"/>
          <table:table-cell table:style-name="ce2"/>
          <table:table-cell table:style-name="ce36"/>
          <table:table-cell table:style-name="ce23" table:number-columns-repeated="5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Right</text:p>
          </table:table-cell>
          <table:table-cell table:style-name="ce17" table:number-columns-repeated="4"/>
          <table:table-cell table:style-name="ce23" table:number-columns-repeated="3"/>
          <table:table-cell table:style-name="ce2"/>
          <table:table-cell table:style-name="ce36" table:number-columns-repeated="3"/>
          <table:table-cell table:style-name="ce23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Nose Stub</text:p>
          </table:table-cell>
          <table:table-cell table:style-name="ce17" table:formula="of:=CONVERT([.J45];&quot;kg&quot;;&quot;lbm&quot;)" office:value-type="float" office:value="22.0462291469134">
            <text:p>22.05</text:p>
          </table:table-cell>
          <table:table-cell table:style-name="ce17" table:formula="of:=CONVERT([.K45];&quot;m&quot;; &quot;ft&quot;)" office:value-type="float" office:value="0.196850393700787">
            <text:p>0.20</text:p>
          </table:table-cell>
          <table:table-cell table:style-name="ce17" table:formula="of:=CONVERT([.L45];&quot;m&quot;; &quot;ft&quot;)" office:value-type="float" office:value="3.11679790026247">
            <text:p>3.12</text:p>
          </table:table-cell>
          <table:table-cell table:style-name="ce17" table:formula="of:=CONVERT([.M45];&quot;m&quot;; &quot;ft&quot;)" office:value-type="float" office:value="-2.46062992125984">
            <text:p>-2.46</text:p>
          </table:table-cell>
          <table:table-cell table:style-name="ce23" table:formula="of:=[.D45]*[.C45]" office:value-type="float" office:value="4.33980888718768">
            <text:p>4.34</text:p>
          </table:table-cell>
          <table:table-cell table:style-name="ce23" table:formula="of:=[.E45]*[.C45]" office:value-type="float" office:value="68.7136407138049">
            <text:p>68.71</text:p>
          </table:table-cell>
          <table:table-cell table:style-name="ce23" table:formula="of:=[.F45]*[.C45]" office:value-type="float" office:value="-54.247611089846">
            <text:p>-54.25</text:p>
          </table:table-cell>
          <table:table-cell table:style-name="ce30" table:formula="of:=[.J41]" office:value-type="float" office:value="10">
            <text:p>10</text:p>
          </table:table-cell>
          <table:table-cell table:style-name="ce17" table:formula="of:=[.K41]" office:value-type="float" office:value="0.06">
            <text:p>0.06</text:p>
          </table:table-cell>
          <table:table-cell table:style-name="ce17" table:formula="of:=[.L41]*-1" office:value-type="float" office:value="0.95">
            <text:p>0.95</text:p>
          </table:table-cell>
          <table:table-cell table:style-name="ce17" table:formula="of:=[.M41]" office:value-type="float" office:value="-0.75">
            <text:p>-0.75</text:p>
          </table:table-cell>
          <table:table-cell table:style-name="ce23" table:formula="of:=[.K45]*[.J45]" office:value-type="float" office:value="0.6">
            <text:p>0.60</text:p>
          </table:table-cell>
          <table:table-cell table:style-name="ce23" table:formula="of:=[.L45]*[.J45]" office:value-type="float" office:value="9.5">
            <text:p>9.50</text:p>
          </table:table-cell>
          <table:table-cell table:style-name="ce23" table:formula="of:=[.M45]*[.J45]" office:value-type="float" office:value="-7.5">
            <text:p>-7.50</text:p>
          </table:table-cell>
          <table:table-cell table:style-name="ce39"/>
          <table:table-cell table:style-name="ce20" table:formula="of:=([.K45]-[.K$21])*([.K45]-[.K$21])*[.$J45]" office:value-type="float" office:value="20.736">
            <text:p>20.74</text:p>
          </table:table-cell>
          <table:table-cell table:style-name="ce20" table:formula="of:=([.L45]-[.L$10])*([.L45]-[.L$10])*[.$J45]" office:value-type="float" office:value="9.025">
            <text:p>9.03</text:p>
          </table:table-cell>
          <table:table-cell table:style-name="ce20" table:formula="of:=([.M45]-[.M$21])*([.M45]-[.M$21])*[.$J45]" office:value-type="float" office:value="40.401">
            <text:p>40.40</text:p>
          </table:table-cell>
          <table:table-cell table:style-name="ce39"/>
          <table:table-cell table:style-name="ce20" table:formula="of:=([.K45]-[.K$21])*([.L45]-[.L$10])*[.$J45]" office:value-type="float" office:value="-13.68">
            <text:p>-13.68</text:p>
          </table:table-cell>
          <table:table-cell table:style-name="ce20" table:formula="of:=([.L45]-[.L$10])*([.M45]-[.M$21])*[.$J45]" office:value-type="float" office:value="-19.095">
            <text:p>-19.10</text:p>
          </table:table-cell>
          <table:table-cell table:style-name="ce20" table:formula="of:=([.K45]-[.K$21])*([.M45]-[.M$21])*[.$J45]" office:value-type="float" office:value="28.944">
            <text:p>28.94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Aft Stub</text:p>
          </table:table-cell>
          <table:table-cell table:style-name="ce17" table:formula="of:=CONVERT([.J46];&quot;kg&quot;;&quot;lbm&quot;)" office:value-type="float" office:value="55.1155728672835">
            <text:p>55.12</text:p>
          </table:table-cell>
          <table:table-cell table:style-name="ce17" table:formula="of:=CONVERT([.K46];&quot;m&quot;; &quot;ft&quot;)" office:value-type="float" office:value="6.23359580052493">
            <text:p>6.23</text:p>
          </table:table-cell>
          <table:table-cell table:style-name="ce17" table:formula="of:=CONVERT([.L46];&quot;m&quot;; &quot;ft&quot;)" office:value-type="float" office:value="6.23359580052493">
            <text:p>6.23</text:p>
          </table:table-cell>
          <table:table-cell table:style-name="ce17" table:formula="of:=CONVERT([.M46];&quot;m&quot;; &quot;ft&quot;)" office:value-type="float" office:value="1.0498687664042">
            <text:p>1.05</text:p>
          </table:table-cell>
          <table:table-cell table:style-name="ce23" table:formula="of:=[.D46]*[.C46]" office:value-type="float" office:value="343.568203569024">
            <text:p>343.57</text:p>
          </table:table-cell>
          <table:table-cell table:style-name="ce23" table:formula="of:=[.E46]*[.C46]" office:value-type="float" office:value="343.568203569024">
            <text:p>343.57</text:p>
          </table:table-cell>
          <table:table-cell table:style-name="ce23" table:formula="of:=[.F46]*[.C46]" office:value-type="float" office:value="57.8641184958357">
            <text:p>57.86</text:p>
          </table:table-cell>
          <table:table-cell table:style-name="ce30" table:formula="of:=[.J42]" office:value-type="float" office:value="25">
            <text:p>25</text:p>
          </table:table-cell>
          <table:table-cell table:style-name="ce17" table:formula="of:=[.K42]" office:value-type="float" office:value="1.9">
            <text:p>1.90</text:p>
          </table:table-cell>
          <table:table-cell table:style-name="ce17" table:formula="of:=[.L42]*-1" office:value-type="float" office:value="1.9">
            <text:p>1.90</text:p>
          </table:table-cell>
          <table:table-cell table:style-name="ce17" table:formula="of:=[.M42]" office:value-type="float" office:value="0.32">
            <text:p>0.32</text:p>
          </table:table-cell>
          <table:table-cell table:style-name="ce23" table:formula="of:=[.K46]*[.J46]" office:value-type="float" office:value="47.5">
            <text:p>47.50</text:p>
          </table:table-cell>
          <table:table-cell table:style-name="ce23" table:formula="of:=[.L46]*[.J46]" office:value-type="float" office:value="47.5">
            <text:p>47.50</text:p>
          </table:table-cell>
          <table:table-cell table:style-name="ce23" table:formula="of:=[.M46]*[.J46]" office:value-type="float" office:value="8">
            <text:p>8.00</text:p>
          </table:table-cell>
          <table:table-cell table:style-name="ce39"/>
          <table:table-cell table:style-name="ce20" table:formula="of:=([.K46]-[.K$21])*([.K46]-[.K$21])*[.$J46]" office:value-type="float" office:value="4">
            <text:p>4.00</text:p>
          </table:table-cell>
          <table:table-cell table:style-name="ce20" table:formula="of:=([.L46]-[.L$10])*([.L46]-[.L$10])*[.$J46]" office:value-type="float" office:value="90.25">
            <text:p>90.25</text:p>
          </table:table-cell>
          <table:table-cell table:style-name="ce20" table:formula="of:=([.M46]-[.M$21])*([.M46]-[.M$21])*[.$J46]" office:value-type="float" office:value="22.09">
            <text:p>22.09</text:p>
          </table:table-cell>
          <table:table-cell table:style-name="ce39"/>
          <table:table-cell table:style-name="ce20" table:formula="of:=([.K46]-[.K$21])*([.L46]-[.L$10])*[.$J46]" office:value-type="float" office:value="19">
            <text:p>19.00</text:p>
          </table:table-cell>
          <table:table-cell table:style-name="ce20" table:formula="of:=([.L46]-[.L$10])*([.M46]-[.M$21])*[.$J46]" office:value-type="float" office:value="-44.65">
            <text:p>-44.65</text:p>
          </table:table-cell>
          <table:table-cell table:style-name="ce20" table:formula="of:=([.K46]-[.K$21])*([.M46]-[.M$21])*[.$J46]" office:value-type="float" office:value="-9.4">
            <text:p>-9.4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17" table:number-columns-repeated="3"/>
          <table:table-cell table:style-name="ce23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V-STAB</text:p>
          </table:table-cell>
          <table:table-cell table:style-name="ce17" table:number-columns-repeated="4"/>
          <table:table-cell table:style-name="ce23" table:number-columns-repeated="3"/>
          <table:table-cell table:style-name="ce17" table:number-columns-repeated="5"/>
          <table:table-cell table:style-name="ce23" table:number-columns-repeated="2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Left</text:p>
          </table:table-cell>
          <table:table-cell table:style-name="ce17" table:formula="of:=CONVERT([.J49];&quot;kg&quot;;&quot;lbm&quot;)" office:value-type="float" office:value="33.0693437203701">
            <text:p>33.07</text:p>
          </table:table-cell>
          <table:table-cell table:style-name="ce17" table:formula="of:=CONVERT([.K49];&quot;m&quot;; &quot;ft&quot;)" office:value-type="float" office:value="25.9186351706037">
            <text:p>25.92</text:p>
          </table:table-cell>
          <table:table-cell table:style-name="ce17" table:formula="of:=CONVERT([.L49];&quot;m&quot;; &quot;ft&quot;)" office:value-type="float" office:value="-5.90551181102362">
            <text:p>-5.91</text:p>
          </table:table-cell>
          <table:table-cell table:style-name="ce17" table:formula="of:=CONVERT([.M49];&quot;m&quot;; &quot;ft&quot;)" office:value-type="float" office:value="4.1010498687664">
            <text:p>4.10</text:p>
          </table:table-cell>
          <table:table-cell table:style-name="ce23" table:formula="of:=[.D49]*[.C49]" office:value-type="float" office:value="857.112255219566">
            <text:p>857.11</text:p>
          </table:table-cell>
          <table:table-cell table:style-name="ce23" table:formula="of:=[.E49]*[.C49]" office:value-type="float" office:value="-195.291399923446">
            <text:p>-195.29</text:p>
          </table:table-cell>
          <table:table-cell table:style-name="ce23" table:formula="of:=[.F49]*[.C49]" office:value-type="float" office:value="135.619027724615">
            <text:p>135.62</text:p>
          </table:table-cell>
          <table:table-cell table:style-name="ce32" office:value-type="float" office:value="15">
            <text:p>15</text:p>
          </table:table-cell>
          <table:table-cell table:style-name="ce17" office:value-type="float" office:value="7.9">
            <text:p>7.90</text:p>
          </table:table-cell>
          <table:table-cell table:style-name="ce17" office:value-type="float" office:value="-1.8">
            <text:p>-1.80</text:p>
          </table:table-cell>
          <table:table-cell table:style-name="ce17" office:value-type="float" office:value="1.25">
            <text:p>1.25</text:p>
          </table:table-cell>
          <table:table-cell table:style-name="ce17" table:formula="of:=[.K49]*[.J49]" office:value-type="float" office:value="118.5">
            <text:p>118.50</text:p>
          </table:table-cell>
          <table:table-cell table:style-name="ce23" table:formula="of:=[.L49]*[.J49]" office:value-type="float" office:value="-27">
            <text:p>-27.00</text:p>
          </table:table-cell>
          <table:table-cell table:style-name="ce23" table:formula="of:=[.M49]*[.J49]" office:value-type="float" office:value="18.75">
            <text:p>18.75</text:p>
          </table:table-cell>
          <table:table-cell table:style-name="ce39"/>
          <table:table-cell table:style-name="ce20" table:formula="of:=([.K49]-[.K$21])*([.K49]-[.K$21])*[.$J49]" office:value-type="float" office:value="614.4">
            <text:p>614.40</text:p>
          </table:table-cell>
          <table:table-cell table:style-name="ce20" table:formula="of:=([.L49]-[.L$10])*([.L49]-[.L$10])*[.$J49]" office:value-type="float" office:value="48.6">
            <text:p>48.60</text:p>
          </table:table-cell>
          <table:table-cell table:style-name="ce20" table:formula="of:=([.M49]-[.M$21])*([.M49]-[.M$21])*[.$J49]" office:value-type="float" office:value="0.0015">
            <text:p>0.00</text:p>
          </table:table-cell>
          <table:table-cell table:style-name="ce39"/>
          <table:table-cell table:style-name="ce20" table:formula="of:=([.K49]-[.K$21])*([.L49]-[.L$10])*[.$J49]" office:value-type="float" office:value="-172.8">
            <text:p>-172.80</text:p>
          </table:table-cell>
          <table:table-cell table:style-name="ce20" table:formula="of:=([.L49]-[.L$10])*([.M49]-[.M$21])*[.$J49]" office:value-type="float" office:value="0.27">
            <text:p>0.27</text:p>
          </table:table-cell>
          <table:table-cell table:style-name="ce20" table:formula="of:=([.K49]-[.K$21])*([.M49]-[.M$21])*[.$J49]" office:value-type="float" office:value="-0.960000000000001">
            <text:p>-0.96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Right</text:p>
          </table:table-cell>
          <table:table-cell table:style-name="ce17" table:formula="of:=CONVERT([.J50];&quot;kg&quot;;&quot;lbm&quot;)" office:value-type="float" office:value="33.0693437203701">
            <text:p>33.07</text:p>
          </table:table-cell>
          <table:table-cell table:style-name="ce17" table:formula="of:=CONVERT([.K50];&quot;m&quot;; &quot;ft&quot;)" office:value-type="float" office:value="25.9186351706037">
            <text:p>25.92</text:p>
          </table:table-cell>
          <table:table-cell table:style-name="ce17" table:formula="of:=CONVERT([.L50];&quot;m&quot;; &quot;ft&quot;)" office:value-type="float" office:value="5.90551181102362">
            <text:p>5.91</text:p>
          </table:table-cell>
          <table:table-cell table:style-name="ce17" table:formula="of:=CONVERT([.M50];&quot;m&quot;; &quot;ft&quot;)" office:value-type="float" office:value="4.1010498687664">
            <text:p>4.10</text:p>
          </table:table-cell>
          <table:table-cell table:style-name="ce23" table:formula="of:=[.D50]*[.C50]" office:value-type="float" office:value="857.112255219566">
            <text:p>857.11</text:p>
          </table:table-cell>
          <table:table-cell table:style-name="ce23" table:formula="of:=[.E50]*[.C50]" office:value-type="float" office:value="195.291399923446">
            <text:p>195.29</text:p>
          </table:table-cell>
          <table:table-cell table:style-name="ce23" table:formula="of:=[.F50]*[.C50]" office:value-type="float" office:value="135.619027724615">
            <text:p>135.62</text:p>
          </table:table-cell>
          <table:table-cell table:style-name="ce32" table:formula="of:=[.J49]" office:value-type="float" office:value="15">
            <text:p>15</text:p>
          </table:table-cell>
          <table:table-cell table:style-name="ce17" table:formula="of:=[.K49]" office:value-type="float" office:value="7.9">
            <text:p>7.90</text:p>
          </table:table-cell>
          <table:table-cell table:style-name="ce17" table:formula="of:=[.L49]*-1" office:value-type="float" office:value="1.8">
            <text:p>1.80</text:p>
          </table:table-cell>
          <table:table-cell table:style-name="ce17" table:formula="of:=[.M49]" office:value-type="float" office:value="1.25">
            <text:p>1.25</text:p>
          </table:table-cell>
          <table:table-cell table:style-name="ce17" table:formula="of:=[.K50]*[.J50]" office:value-type="float" office:value="118.5">
            <text:p>118.50</text:p>
          </table:table-cell>
          <table:table-cell table:style-name="ce23" table:formula="of:=[.L50]*[.J50]" office:value-type="float" office:value="27">
            <text:p>27.00</text:p>
          </table:table-cell>
          <table:table-cell table:style-name="ce23" table:formula="of:=[.M50]*[.J50]" office:value-type="float" office:value="18.75">
            <text:p>18.75</text:p>
          </table:table-cell>
          <table:table-cell table:style-name="ce39"/>
          <table:table-cell table:style-name="ce20" table:formula="of:=([.K50]-[.K$21])*([.K50]-[.K$21])*[.$J50]" office:value-type="float" office:value="614.4">
            <text:p>614.40</text:p>
          </table:table-cell>
          <table:table-cell table:style-name="ce20" table:formula="of:=([.L50]-[.L$10])*([.L50]-[.L$10])*[.$J50]" office:value-type="float" office:value="48.6">
            <text:p>48.60</text:p>
          </table:table-cell>
          <table:table-cell table:style-name="ce20" table:formula="of:=([.M50]-[.M$21])*([.M50]-[.M$21])*[.$J50]" office:value-type="float" office:value="0.0015">
            <text:p>0.00</text:p>
          </table:table-cell>
          <table:table-cell table:style-name="ce39"/>
          <table:table-cell table:style-name="ce20" table:formula="of:=([.K50]-[.K$21])*([.L50]-[.L$10])*[.$J50]" office:value-type="float" office:value="172.8">
            <text:p>172.80</text:p>
          </table:table-cell>
          <table:table-cell table:style-name="ce20" table:formula="of:=([.L50]-[.L$10])*([.M50]-[.M$21])*[.$J50]" office:value-type="float" office:value="-0.27">
            <text:p>-0.27</text:p>
          </table:table-cell>
          <table:table-cell table:style-name="ce20" table:formula="of:=([.K50]-[.K$21])*([.M50]-[.M$21])*[.$J50]" office:value-type="float" office:value="-0.960000000000001">
            <text:p>-0.96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36" table:number-columns-repeated="3"/>
          <table:table-cell table:style-name="ce23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H-STABS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36" table:number-columns-repeated="3"/>
          <table:table-cell table:style-name="ce23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Left</text:p>
          </table:table-cell>
          <table:table-cell table:style-name="ce17" table:formula="of:=CONVERT([.J53];&quot;kg&quot;;&quot;lbm&quot;)" office:value-type="float" office:value="33.0693437203701">
            <text:p>33.07</text:p>
          </table:table-cell>
          <table:table-cell table:style-name="ce17" table:formula="of:=CONVERT([.K53];&quot;m&quot;; &quot;ft&quot;)" office:value-type="float" office:value="25.2624671916011">
            <text:p>25.26</text:p>
          </table:table-cell>
          <table:table-cell table:style-name="ce17" table:formula="of:=CONVERT([.L53];&quot;m&quot;; &quot;ft&quot;)" office:value-type="float" office:value="-2.95275590551181">
            <text:p>-2.95</text:p>
          </table:table-cell>
          <table:table-cell table:style-name="ce17" table:formula="of:=CONVERT([.M53];&quot;m&quot;; &quot;ft&quot;)" office:value-type="float" office:value="3.54330708661417">
            <text:p>3.54</text:p>
          </table:table-cell>
          <table:table-cell table:style-name="ce23" table:formula="of:=[.D53]*[.C53]" office:value-type="float" office:value="835.413210783628">
            <text:p>835.41</text:p>
          </table:table-cell>
          <table:table-cell table:style-name="ce23" table:formula="of:=[.E53]*[.C53]" office:value-type="float" office:value="-97.6456999617227">
            <text:p>-97.65</text:p>
          </table:table-cell>
          <table:table-cell table:style-name="ce23" table:formula="of:=[.F53]*[.C53]" office:value-type="float" office:value="117.174839954067">
            <text:p>117.17</text:p>
          </table:table-cell>
          <table:table-cell table:style-name="ce32" office:value-type="float" office:value="15">
            <text:p>15</text:p>
          </table:table-cell>
          <table:table-cell table:style-name="ce17" office:value-type="float" office:value="7.7">
            <text:p>7.70</text:p>
          </table:table-cell>
          <table:table-cell table:style-name="ce17" office:value-type="float" office:value="-0.9">
            <text:p>-0.90</text:p>
          </table:table-cell>
          <table:table-cell table:style-name="ce17" office:value-type="float" office:value="1.08">
            <text:p>1.08</text:p>
          </table:table-cell>
          <table:table-cell table:style-name="ce23" table:formula="of:=[.K53]*[.J53]" office:value-type="float" office:value="115.5">
            <text:p>115.50</text:p>
          </table:table-cell>
          <table:table-cell table:style-name="ce23" table:formula="of:=[.L53]*[.J53]" office:value-type="float" office:value="-13.5">
            <text:p>-13.50</text:p>
          </table:table-cell>
          <table:table-cell table:style-name="ce23" table:formula="of:=[.M53]*[.J53]" office:value-type="float" office:value="16.2">
            <text:p>16.20</text:p>
          </table:table-cell>
          <table:table-cell table:style-name="ce39"/>
          <table:table-cell table:style-name="ce20" table:formula="of:=([.K53]-[.K$21])*([.K53]-[.K$21])*[.$J53]" office:value-type="float" office:value="576.6">
            <text:p>576.60</text:p>
          </table:table-cell>
          <table:table-cell table:style-name="ce20" table:formula="of:=([.L53]-[.L$10])*([.L53]-[.L$10])*[.$J53]" office:value-type="float" office:value="12.15">
            <text:p>12.15</text:p>
          </table:table-cell>
          <table:table-cell table:style-name="ce20" table:formula="of:=([.M53]-[.M$21])*([.M53]-[.M$21])*[.$J53]" office:value-type="float" office:value="0.486">
            <text:p>0.49</text:p>
          </table:table-cell>
          <table:table-cell table:style-name="ce39"/>
          <table:table-cell table:style-name="ce20" table:formula="of:=([.K53]-[.K$21])*([.L53]-[.L$10])*[.$J53]" office:value-type="float" office:value="-83.7">
            <text:p>-83.70</text:p>
          </table:table-cell>
          <table:table-cell table:style-name="ce20" table:formula="of:=([.L53]-[.L$10])*([.M53]-[.M$21])*[.$J53]" office:value-type="float" office:value="2.43">
            <text:p>2.43</text:p>
          </table:table-cell>
          <table:table-cell table:style-name="ce20" table:formula="of:=([.K53]-[.K$21])*([.M53]-[.M$21])*[.$J53]" office:value-type="float" office:value="-16.74">
            <text:p>-16.74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Right</text:p>
          </table:table-cell>
          <table:table-cell table:style-name="ce17" table:formula="of:=CONVERT([.J54];&quot;kg&quot;;&quot;lbm&quot;)" office:value-type="float" office:value="33.0693437203701">
            <text:p>33.07</text:p>
          </table:table-cell>
          <table:table-cell table:style-name="ce17" table:formula="of:=CONVERT([.K54];&quot;m&quot;; &quot;ft&quot;)" office:value-type="float" office:value="25.2624671916011">
            <text:p>25.26</text:p>
          </table:table-cell>
          <table:table-cell table:style-name="ce17" table:formula="of:=CONVERT([.L54];&quot;m&quot;; &quot;ft&quot;)" office:value-type="float" office:value="2.95275590551181">
            <text:p>2.95</text:p>
          </table:table-cell>
          <table:table-cell table:style-name="ce17" table:formula="of:=CONVERT([.M54];&quot;m&quot;; &quot;ft&quot;)" office:value-type="float" office:value="3.54330708661417">
            <text:p>3.54</text:p>
          </table:table-cell>
          <table:table-cell table:style-name="ce23" table:formula="of:=[.D54]*[.C54]" office:value-type="float" office:value="835.413210783628">
            <text:p>835.41</text:p>
          </table:table-cell>
          <table:table-cell table:style-name="ce23" table:formula="of:=[.E54]*[.C54]" office:value-type="float" office:value="97.6456999617227">
            <text:p>97.65</text:p>
          </table:table-cell>
          <table:table-cell table:style-name="ce23" table:formula="of:=[.F54]*[.C54]" office:value-type="float" office:value="117.174839954067">
            <text:p>117.17</text:p>
          </table:table-cell>
          <table:table-cell table:style-name="ce32" table:formula="of:=[.J53]" office:value-type="float" office:value="15">
            <text:p>15</text:p>
          </table:table-cell>
          <table:table-cell table:style-name="ce17" table:formula="of:=[.K53]" office:value-type="float" office:value="7.7">
            <text:p>7.70</text:p>
          </table:table-cell>
          <table:table-cell table:style-name="ce17" table:formula="of:=[.L53]*-1" office:value-type="float" office:value="0.9">
            <text:p>0.90</text:p>
          </table:table-cell>
          <table:table-cell table:style-name="ce17" table:formula="of:=[.M53]" office:value-type="float" office:value="1.08">
            <text:p>1.08</text:p>
          </table:table-cell>
          <table:table-cell table:style-name="ce23" table:formula="of:=[.K54]*[.J54]" office:value-type="float" office:value="115.5">
            <text:p>115.50</text:p>
          </table:table-cell>
          <table:table-cell table:style-name="ce23" table:formula="of:=[.L54]*[.J54]" office:value-type="float" office:value="13.5">
            <text:p>13.50</text:p>
          </table:table-cell>
          <table:table-cell table:style-name="ce23" table:formula="of:=[.M54]*[.J54]" office:value-type="float" office:value="16.2">
            <text:p>16.20</text:p>
          </table:table-cell>
          <table:table-cell table:style-name="ce39"/>
          <table:table-cell table:style-name="ce20" table:formula="of:=([.K54]-[.K$21])*([.K54]-[.K$21])*[.$J54]" office:value-type="float" office:value="576.6">
            <text:p>576.60</text:p>
          </table:table-cell>
          <table:table-cell table:style-name="ce20" table:formula="of:=([.L54]-[.L$10])*([.L54]-[.L$10])*[.$J54]" office:value-type="float" office:value="12.15">
            <text:p>12.15</text:p>
          </table:table-cell>
          <table:table-cell table:style-name="ce20" table:formula="of:=([.M54]-[.M$21])*([.M54]-[.M$21])*[.$J54]" office:value-type="float" office:value="0.486">
            <text:p>0.49</text:p>
          </table:table-cell>
          <table:table-cell table:style-name="ce39"/>
          <table:table-cell table:style-name="ce20" table:formula="of:=([.K54]-[.K$21])*([.L54]-[.L$10])*[.$J54]" office:value-type="float" office:value="83.7">
            <text:p>83.70</text:p>
          </table:table-cell>
          <table:table-cell table:style-name="ce20" table:formula="of:=([.L54]-[.L$10])*([.M54]-[.M$21])*[.$J54]" office:value-type="float" office:value="-2.43">
            <text:p>-2.43</text:p>
          </table:table-cell>
          <table:table-cell table:style-name="ce20" table:formula="of:=([.K54]-[.K$21])*([.M54]-[.M$21])*[.$J54]" office:value-type="float" office:value="-16.74">
            <text:p>-16.74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23" table:number-columns-repeated="3"/>
          <table:table-cell table:style-name="ce2"/>
          <table:table-cell table:style-name="ce36" table:number-columns-repeated="3"/>
          <table:table-cell table:style-name="ce23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10"/>
          <table:table-cell table:style-name="ce18" table:number-columns-repeated="4"/>
          <table:table-cell table:style-name="ce28" table:number-columns-repeated="3"/>
          <table:table-cell table:style-name="ce33"/>
          <table:table-cell table:style-name="ce28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3"/>
          <table:table-cell table:style-name="ce11" office:value-type="string">
            <text:p>'TARE' WEIGHT</text:p>
          </table:table-cell>
          <table:table-cell table:style-name="ce18" table:formula="of:=SUM([.C10:.C54])" office:value-type="float" office:value="6781.61850165288">
            <text:p>6781.62</text:p>
          </table:table-cell>
          <table:table-cell table:style-name="ce18" table:formula="of:=[.G57]/[.C57]" office:value-type="float" office:value="5.78494127284963">
            <text:p>5.78</text:p>
          </table:table-cell>
          <table:table-cell table:style-name="ce18" table:formula="of:=[.H57]/[.C57]" office:value-type="float" office:value="0">
            <text:p>0.00</text:p>
          </table:table-cell>
          <table:table-cell table:style-name="ce18" table:formula="of:=[.I57]/[.C57]" office:value-type="float" office:value="1.7195556287416">
            <text:p>1.72</text:p>
          </table:table-cell>
          <table:table-cell table:style-name="ce29" table:formula="of:=SUM([.G10:.G54])" office:value-type="float" office:value="39231.2647669324">
            <text:p>39231</text:p>
          </table:table-cell>
          <table:table-cell table:style-name="ce29" table:formula="of:=SUM([.H10:.H54])" office:value-type="float" office:value="0">
            <text:p>0</text:p>
          </table:table-cell>
          <table:table-cell table:style-name="ce29" table:formula="of:=SUM([.I10:.I54])" office:value-type="float" office:value="11661.3702664954">
            <text:p>11661</text:p>
          </table:table-cell>
          <table:table-cell table:style-name="ce29" table:formula="of:=SUM([.J10:.J55])" office:value-type="float" office:value="3076.09">
            <text:p>3076</text:p>
          </table:table-cell>
          <table:table-cell table:style-name="ce18" table:formula="of:=[.N57]/[.J57]" office:value-type="float" office:value="1.76325009996457">
            <text:p>1.76</text:p>
          </table:table-cell>
          <table:table-cell table:style-name="ce18" table:formula="of:=[.O57]/[.J57]" office:value-type="float" office:value="0">
            <text:p>0.00</text:p>
          </table:table-cell>
          <table:table-cell table:style-name="ce18" table:formula="of:=[.P57]/[.J57]" office:value-type="float" office:value="0.52412055564044">
            <text:p>0.52</text:p>
          </table:table-cell>
          <table:table-cell table:style-name="ce29" table:formula="of:=SUM([.N10:.N55])" office:value-type="float" office:value="5423.916">
            <text:p>5424</text:p>
          </table:table-cell>
          <table:table-cell table:style-name="ce29" table:formula="of:=SUM([.O10:.O55])" office:value-type="float" office:value="0">
            <text:p>0</text:p>
          </table:table-cell>
          <table:table-cell table:style-name="ce38" table:formula="of:=SUM([.P10:.P55])" office:value-type="float" office:value="1612.242">
            <text:p>1612</text:p>
          </table:table-cell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4"/>
          <table:table-cell table:style-name="ce14"/>
          <table:table-cell table:style-name="ce24" table:number-columns-repeated="7"/>
          <table:table-cell table:style-name="ce25" table:number-columns-repeated="3"/>
          <table:table-cell table:style-name="ce24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15" table:number-columns-spanned="14" table:number-rows-spanned="1"/>
          <table:covered-table-cell table:number-columns-repeated="12" table:style-name="ce21"/>
          <table:covered-table-cell table:style-name="ce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5" office:value-type="string" table:number-columns-spanned="1" table:number-rows-spanned="2">
            <text:p>TYPICAL 'REMOVABLE' ITEMS OF LOAD</text:p>
          </table:table-cell>
          <table:table-cell table:style-name="ce16" office:value-type="string" table:number-columns-spanned="1" table:number-rows-spanned="2">
            <text:p>WEIGHT (lb)</text:p>
          </table:table-cell>
          <table:table-cell table:style-name="ce22" office:value-type="string" table:number-columns-spanned="1" table:number-rows-spanned="2">
            <text:p>X</text:p>
            <text:p>(FT)</text:p>
          </table:table-cell>
          <table:table-cell table:style-name="ce22" office:value-type="string" table:number-columns-spanned="1" table:number-rows-spanned="2">
            <text:p>Y</text:p>
            <text:p>(FT)</text:p>
          </table:table-cell>
          <table:table-cell table:style-name="ce22" office:value-type="string" table:number-columns-spanned="1" table:number-rows-spanned="2">
            <text:p>Z</text:p>
            <text:p>(FT)</text:p>
          </table:table-cell>
          <table:table-cell table:style-name="ce22" office:value-type="string" table:number-columns-spanned="1" table:number-rows-spanned="2">
            <text:p>X ARM</text:p>
            <text:p>(lb FT)</text:p>
          </table:table-cell>
          <table:table-cell table:style-name="ce22" office:value-type="string" table:number-columns-spanned="1" table:number-rows-spanned="2">
            <text:p>Y ARM</text:p>
            <text:p>(lb FT)</text:p>
          </table:table-cell>
          <table:table-cell table:style-name="ce22" office:value-type="string" table:number-columns-spanned="1" table:number-rows-spanned="2">
            <text:p>Z ARM</text:p>
            <text:p>(lb FT)</text:p>
          </table:table-cell>
          <table:table-cell table:style-name="ce22" office:value-type="string" table:number-columns-spanned="1" table:number-rows-spanned="2">
            <text:p>WEIGHT (kg)</text:p>
          </table:table-cell>
          <table:table-cell table:style-name="ce22" office:value-type="string" table:number-columns-spanned="1" table:number-rows-spanned="2">
            <text:p>X</text:p>
            <text:p>(m)</text:p>
          </table:table-cell>
          <table:table-cell table:style-name="ce22" office:value-type="string" table:number-columns-spanned="1" table:number-rows-spanned="2">
            <text:p>Y</text:p>
            <text:p>(m)</text:p>
          </table:table-cell>
          <table:table-cell table:style-name="ce22" office:value-type="string" table:number-columns-spanned="1" table:number-rows-spanned="2">
            <text:p>Z</text:p>
            <text:p>(m)</text:p>
          </table:table-cell>
          <table:table-cell table:style-name="ce22" office:value-type="string" table:number-columns-spanned="1" table:number-rows-spanned="2">
            <text:p>X ARM</text:p>
            <text:p>(kg m)</text:p>
          </table:table-cell>
          <table:table-cell table:style-name="ce22" office:value-type="string" table:number-columns-spanned="1" table:number-rows-spanned="2">
            <text:p>Y ARM</text:p>
            <text:p>(kg m)</text:p>
          </table:table-cell>
          <table:table-cell table:style-name="ce22" office:value-type="string" table:number-columns-spanned="1" table:number-rows-spanned="2">
            <text:p>Z ARM</text:p>
            <text:p>(kg m)</text:p>
          </table:table-cell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number-columns-repeated="1000"/>
        </table:table-row>
        <table:table-row table:style-name="ro1">
          <table:table-cell table:style-name="ce2"/>
          <table:covered-table-cell table:number-columns-repeated="15" table:style-name="ce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number-columns-repeated="1000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30" table:number-columns-repeated="2"/>
          <table:table-cell table:style-name="ce23"/>
          <table:table-cell table:style-name="ce30"/>
          <table:table-cell table:style-name="ce17" table:number-columns-repeated="3"/>
          <table:table-cell table:style-name="ce30" table:number-columns-repeated="2"/>
          <table:table-cell table:style-name="ce2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number-columns-repeated="1000"/>
        </table:table-row>
        <table:table-row table:style-name="ro1">
          <table:table-cell table:style-name="ce2"/>
          <table:table-cell table:style-name="ce8"/>
          <table:table-cell table:style-name="ce17" table:number-columns-repeated="4"/>
          <table:table-cell table:style-name="ce30" table:number-columns-repeated="2"/>
          <table:table-cell table:style-name="ce23"/>
          <table:table-cell table:style-name="ce30"/>
          <table:table-cell table:style-name="ce17"/>
          <table:table-cell table:style-name="ce17"/>
          <table:table-cell table:style-name="ce17"/>
          <table:table-cell table:style-name="ce30" table:number-columns-repeated="2"/>
          <table:table-cell table:style-name="ce2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PILOT</text:p>
          </table:table-cell>
          <table:table-cell table:style-name="ce17" table:formula="of:=CONVERT([.J64];&quot;kg&quot;;&quot;lbm&quot;)" office:value-type="float" office:value="200.620685236912">
            <text:p>200.62</text:p>
          </table:table-cell>
          <table:table-cell table:style-name="ce17" table:formula="of:=CONVERT([.K64];&quot;m&quot;; &quot;ft&quot;)" office:value-type="float" office:value="0">
            <text:p>0.00</text:p>
          </table:table-cell>
          <table:table-cell table:style-name="ce17" table:formula="of:=CONVERT([.L64];&quot;m&quot;; &quot;ft&quot;)" office:value-type="float" office:value="-0">
            <text:p>0.00</text:p>
          </table:table-cell>
          <table:table-cell table:style-name="ce17" table:formula="of:=CONVERT([.M64];&quot;m&quot;; &quot;ft&quot;)" office:value-type="float" office:value="0">
            <text:p>0.00</text:p>
          </table:table-cell>
          <table:table-cell table:style-name="ce23" table:formula="of:=[.D64]*[.C64]" office:value-type="float" office:value="0">
            <text:p>0.00</text:p>
          </table:table-cell>
          <table:table-cell table:style-name="ce23" table:formula="of:=[.E64]*[.C64]" office:value-type="float" office:value="-0">
            <text:p>0.00</text:p>
          </table:table-cell>
          <table:table-cell table:style-name="ce23" table:formula="of:=[.F64]*[.C64]" office:value-type="float" office:value="0">
            <text:p>0.00</text:p>
          </table:table-cell>
          <table:table-cell table:style-name="ce32" office:value-type="float" office:value="91">
            <text:p>91</text:p>
          </table:table-cell>
          <table:table-cell table:style-name="ce17" office:value-type="float" office:value="0">
            <text:p>0.00</text:p>
          </table:table-cell>
          <table:table-cell table:style-name="ce17" table:formula="of:=[.L63]*-1" office:value-type="float" office:value="-0">
            <text:p>0.00</text:p>
          </table:table-cell>
          <table:table-cell table:style-name="ce17" office:value-type="float" office:value="0">
            <text:p>0.00</text:p>
          </table:table-cell>
          <table:table-cell table:style-name="ce23" table:formula="of:=[.K64]*[.J64]" office:value-type="float" office:value="0">
            <text:p>0.00</text:p>
          </table:table-cell>
          <table:table-cell table:style-name="ce23" table:formula="of:=[.L64]*[.J64]" office:value-type="float" office:value="-0">
            <text:p>0.00</text:p>
          </table:table-cell>
          <table:table-cell table:style-name="ce23" table:formula="of:=[.M64]*[.J64]" office:value-type="float" office:value="0">
            <text:p>0.00</text:p>
          </table:table-cell>
          <table:table-cell table:style-name="ce39"/>
          <table:table-cell table:style-name="ce20" table:formula="of:=([.K64]-[.K$21])*([.K64]-[.K$21])*[.$J64]" office:value-type="float" office:value="204.75">
            <text:p>204.75</text:p>
          </table:table-cell>
          <table:table-cell table:style-name="ce20" table:formula="of:=([.L64]-[.L$10])*([.L64]-[.L$10])*[.$J64]" office:value-type="float" office:value="0">
            <text:p>0.00</text:p>
          </table:table-cell>
          <table:table-cell table:style-name="ce20" table:formula="of:=([.M64]-[.M$21])*([.M64]-[.M$21])*[.$J64]" office:value-type="float" office:value="144.4716">
            <text:p>144.47</text:p>
          </table:table-cell>
          <table:table-cell table:style-name="ce39"/>
          <table:table-cell table:style-name="ce20" table:formula="of:=([.K64]-[.K$21])*([.L64]-[.L$10])*[.$J64]" office:value-type="float" office:value="0">
            <text:p>0.00</text:p>
          </table:table-cell>
          <table:table-cell table:style-name="ce20" table:formula="of:=([.L64]-[.L$10])*([.M64]-[.M$21])*[.$J64]" office:value-type="float" office:value="0">
            <text:p>0.00</text:p>
          </table:table-cell>
          <table:table-cell table:style-name="ce20" table:formula="of:=([.K64]-[.K$21])*([.M64]-[.M$21])*[.$J64]" office:value-type="float" office:value="171.99">
            <text:p>171.99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GUNSIGHT</text:p>
          </table:table-cell>
          <table:table-cell table:style-name="ce17" table:formula="of:=CONVERT([.J65];&quot;kg&quot;;&quot;lbm&quot;)" office:value-type="float" office:value="4.40924582938268">
            <text:p>4.41</text:p>
          </table:table-cell>
          <table:table-cell table:style-name="ce17" table:formula="of:=CONVERT([.K65];&quot;m&quot;; &quot;ft&quot;)" office:value-type="float" office:value="-1.47637795275591">
            <text:p>-1.48</text:p>
          </table:table-cell>
          <table:table-cell table:style-name="ce17" table:formula="of:=CONVERT([.L65];&quot;m&quot;; &quot;ft&quot;)" office:value-type="float" office:value="0">
            <text:p>0.00</text:p>
          </table:table-cell>
          <table:table-cell table:style-name="ce17" table:formula="of:=CONVERT([.M65];&quot;m&quot;; &quot;ft&quot;)" office:value-type="float" office:value="1.73884514435696">
            <text:p>1.74</text:p>
          </table:table-cell>
          <table:table-cell table:style-name="ce23" table:formula="of:=[.D65]*[.C65]" office:value-type="float" office:value="-6.50971333078152">
            <text:p>-6.51</text:p>
          </table:table-cell>
          <table:table-cell table:style-name="ce23" table:formula="of:=[.E65]*[.C65]" office:value-type="float" office:value="0">
            <text:p>0.00</text:p>
          </table:table-cell>
          <table:table-cell table:style-name="ce23" table:formula="of:=[.F65]*[.C65]" office:value-type="float" office:value="7.66699570069823">
            <text:p>7.67</text:p>
          </table:table-cell>
          <table:table-cell table:style-name="ce30" office:value-type="float" office:value="2">
            <text:p>2</text:p>
          </table:table-cell>
          <table:table-cell table:style-name="ce17" table:formula="of:=[.K64]-0.45" office:value-type="float" office:value="-0.45">
            <text:p>-0.45</text:p>
          </table:table-cell>
          <table:table-cell table:style-name="ce17" office:value-type="float" office:value="0">
            <text:p>0.00</text:p>
          </table:table-cell>
          <table:table-cell table:style-name="ce17" office:value-type="float" office:value="0.53">
            <text:p>0.53</text:p>
          </table:table-cell>
          <table:table-cell table:style-name="ce23" table:formula="of:=[.K65]*[.J65]" office:value-type="float" office:value="-0.9">
            <text:p>-0.90</text:p>
          </table:table-cell>
          <table:table-cell table:style-name="ce23" table:formula="of:=[.L65]*[.J65]" office:value-type="float" office:value="0">
            <text:p>0.00</text:p>
          </table:table-cell>
          <table:table-cell table:style-name="ce23" table:formula="of:=[.M65]*[.J65]" office:value-type="float" office:value="1.06">
            <text:p>1.06</text:p>
          </table:table-cell>
          <table:table-cell table:style-name="ce39"/>
          <table:table-cell table:style-name="ce20" table:formula="of:=([.K65]-[.K$21])*([.K65]-[.K$21])*[.$J65]" office:value-type="float" office:value="7.605">
            <text:p>7.61</text:p>
          </table:table-cell>
          <table:table-cell table:style-name="ce20" table:formula="of:=([.L65]-[.L$10])*([.L65]-[.L$10])*[.$J65]" office:value-type="float" office:value="0">
            <text:p>0.00</text:p>
          </table:table-cell>
          <table:table-cell table:style-name="ce20" table:formula="of:=([.M65]-[.M$21])*([.M65]-[.M$21])*[.$J65]" office:value-type="float" office:value="1.0658">
            <text:p>1.07</text:p>
          </table:table-cell>
          <table:table-cell table:style-name="ce39"/>
          <table:table-cell table:style-name="ce20" table:formula="of:=([.K65]-[.K$21])*([.L65]-[.L$10])*[.$J65]" office:value-type="float" office:value="-0">
            <text:p>0.00</text:p>
          </table:table-cell>
          <table:table-cell table:style-name="ce20" table:formula="of:=([.L65]-[.L$10])*([.M65]-[.M$21])*[.$J65]" office:value-type="float" office:value="-0">
            <text:p>0.00</text:p>
          </table:table-cell>
          <table:table-cell table:style-name="ce20" table:formula="of:=([.K65]-[.K$21])*([.M65]-[.M$21])*[.$J65]" office:value-type="float" office:value="2.847">
            <text:p>2.85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1 1/4 lb INCENDIARY BOMB AND CROWBAR</text:p>
          </table:table-cell>
          <table:table-cell table:style-name="ce17" table:formula="of:=CONVERT([.J66];&quot;kg&quot;;&quot;lbm&quot;)" office:value-type="float" office:value="2.20462291469134">
            <text:p>2.20</text:p>
          </table:table-cell>
          <table:table-cell table:style-name="ce17" table:formula="of:=CONVERT([.K66];&quot;m&quot;; &quot;ft&quot;)" office:value-type="float" office:value="-0.328083989501312">
            <text:p>-0.33</text:p>
          </table:table-cell>
          <table:table-cell table:style-name="ce17" table:formula="of:=CONVERT([.L66];&quot;m&quot;; &quot;ft&quot;)" office:value-type="float" office:value="0">
            <text:p>0.00</text:p>
          </table:table-cell>
          <table:table-cell table:style-name="ce17" table:formula="of:=CONVERT([.M66];&quot;m&quot;; &quot;ft&quot;)" office:value-type="float" office:value="0.820209973753281">
            <text:p>0.82</text:p>
          </table:table-cell>
          <table:table-cell table:style-name="ce23" table:formula="of:=[.D66]*[.C66]" office:value-type="float" office:value="-0.723301481197946">
            <text:p>-0.72</text:p>
          </table:table-cell>
          <table:table-cell table:style-name="ce23" table:formula="of:=[.E66]*[.C66]" office:value-type="float" office:value="0">
            <text:p>0.00</text:p>
          </table:table-cell>
          <table:table-cell table:style-name="ce23" table:formula="of:=[.F66]*[.C66]" office:value-type="float" office:value="1.80825370299487">
            <text:p>1.81</text:p>
          </table:table-cell>
          <table:table-cell table:style-name="ce30" office:value-type="float" office:value="1">
            <text:p>1</text:p>
          </table:table-cell>
          <table:table-cell table:style-name="ce17" office:value-type="float" office:value="-0.1">
            <text:p>-0.10</text:p>
          </table:table-cell>
          <table:table-cell table:style-name="ce17" office:value-type="float" office:value="0">
            <text:p>0.00</text:p>
          </table:table-cell>
          <table:table-cell table:style-name="ce17" office:value-type="float" office:value="0.25">
            <text:p>0.25</text:p>
          </table:table-cell>
          <table:table-cell table:style-name="ce23" table:formula="of:=[.K66]*[.J66]" office:value-type="float" office:value="-0.1">
            <text:p>-0.10</text:p>
          </table:table-cell>
          <table:table-cell table:style-name="ce23" table:formula="of:=[.L66]*[.J66]" office:value-type="float" office:value="0">
            <text:p>0.00</text:p>
          </table:table-cell>
          <table:table-cell table:style-name="ce23" table:formula="of:=[.M66]*[.J66]" office:value-type="float" office:value="0.25">
            <text:p>0.25</text:p>
          </table:table-cell>
          <table:table-cell table:style-name="ce39"/>
          <table:table-cell table:style-name="ce20" table:formula="of:=([.K66]-[.K$21])*([.K66]-[.K$21])*[.$J66]" office:value-type="float" office:value="2.56">
            <text:p>2.56</text:p>
          </table:table-cell>
          <table:table-cell table:style-name="ce20" table:formula="of:=([.L66]-[.L$10])*([.L66]-[.L$10])*[.$J66]" office:value-type="float" office:value="0">
            <text:p>0.00</text:p>
          </table:table-cell>
          <table:table-cell table:style-name="ce20" table:formula="of:=([.M66]-[.M$21])*([.M66]-[.M$21])*[.$J66]" office:value-type="float" office:value="1.0201">
            <text:p>1.02</text:p>
          </table:table-cell>
          <table:table-cell table:style-name="ce39"/>
          <table:table-cell table:style-name="ce20" table:formula="of:=([.K66]-[.K$21])*([.L66]-[.L$10])*[.$J66]" office:value-type="float" office:value="-0">
            <text:p>0.00</text:p>
          </table:table-cell>
          <table:table-cell table:style-name="ce20" table:formula="of:=([.L66]-[.L$10])*([.M66]-[.M$21])*[.$J66]" office:value-type="float" office:value="-0">
            <text:p>0.00</text:p>
          </table:table-cell>
          <table:table-cell table:style-name="ce20" table:formula="of:=([.K66]-[.K$21])*([.M66]-[.M$21])*[.$J66]" office:value-type="float" office:value="1.616">
            <text:p>1.62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OXYGEN CYLINDER FOR MOUNTING</text:p>
          </table:table-cell>
          <table:table-cell table:style-name="ce17" table:formula="of:=CONVERT([.J67];&quot;kg&quot;;&quot;lbm&quot;)" office:value-type="float" office:value="19.8416062322221">
            <text:p>19.84</text:p>
          </table:table-cell>
          <table:table-cell table:style-name="ce17" table:formula="of:=CONVERT([.K67];&quot;m&quot;; &quot;ft&quot;)" office:value-type="float" office:value="2.46062992125984">
            <text:p>2.46</text:p>
          </table:table-cell>
          <table:table-cell table:style-name="ce17" table:formula="of:=CONVERT([.L67];&quot;m&quot;; &quot;ft&quot;)" office:value-type="float" office:value="0">
            <text:p>0.00</text:p>
          </table:table-cell>
          <table:table-cell table:style-name="ce17" table:formula="of:=CONVERT([.M67];&quot;m&quot;; &quot;ft&quot;)" office:value-type="float" office:value="0">
            <text:p>0.00</text:p>
          </table:table-cell>
          <table:table-cell table:style-name="ce23" table:formula="of:=[.D67]*[.C67]" office:value-type="float" office:value="48.8228499808614">
            <text:p>48.82</text:p>
          </table:table-cell>
          <table:table-cell table:style-name="ce23" table:formula="of:=[.E67]*[.C67]" office:value-type="float" office:value="0">
            <text:p>0.00</text:p>
          </table:table-cell>
          <table:table-cell table:style-name="ce23" table:formula="of:=[.F67]*[.C67]" office:value-type="float" office:value="0">
            <text:p>0.00</text:p>
          </table:table-cell>
          <table:table-cell table:style-name="ce30" office:value-type="float" office:value="9">
            <text:p>9</text:p>
          </table:table-cell>
          <table:table-cell table:style-name="ce17" office:value-type="float" office:value="0.75">
            <text:p>0.75</text:p>
          </table:table-cell>
          <table:table-cell table:number-columns-repeated="2" table:style-name="ce17" office:value-type="float" office:value="0">
            <text:p>0.00</text:p>
          </table:table-cell>
          <table:table-cell table:style-name="ce23" table:formula="of:=[.K67]*[.J67]" office:value-type="float" office:value="6.75">
            <text:p>6.75</text:p>
          </table:table-cell>
          <table:table-cell table:style-name="ce23" table:formula="of:=[.L67]*[.J67]" office:value-type="float" office:value="0">
            <text:p>0.00</text:p>
          </table:table-cell>
          <table:table-cell table:style-name="ce23" table:formula="of:=[.M67]*[.J67]" office:value-type="float" office:value="0">
            <text:p>0.00</text:p>
          </table:table-cell>
          <table:table-cell table:style-name="ce39"/>
          <table:table-cell table:style-name="ce20" table:formula="of:=([.K67]-[.K$21])*([.K67]-[.K$21])*[.$J67]" office:value-type="float" office:value="5.0625">
            <text:p>5.06</text:p>
          </table:table-cell>
          <table:table-cell table:style-name="ce20" table:formula="of:=([.L67]-[.L$10])*([.L67]-[.L$10])*[.$J67]" office:value-type="float" office:value="0">
            <text:p>0.00</text:p>
          </table:table-cell>
          <table:table-cell table:style-name="ce20" table:formula="of:=([.M67]-[.M$21])*([.M67]-[.M$21])*[.$J67]" office:value-type="float" office:value="14.2884">
            <text:p>14.29</text:p>
          </table:table-cell>
          <table:table-cell table:style-name="ce39"/>
          <table:table-cell table:style-name="ce20" table:formula="of:=([.K67]-[.K$21])*([.L67]-[.L$10])*[.$J67]" office:value-type="float" office:value="-0">
            <text:p>0.00</text:p>
          </table:table-cell>
          <table:table-cell table:style-name="ce20" table:formula="of:=([.L67]-[.L$10])*([.M67]-[.M$21])*[.$J67]" office:value-type="float" office:value="-0">
            <text:p>0.00</text:p>
          </table:table-cell>
          <table:table-cell table:style-name="ce20" table:formula="of:=([.K67]-[.K$21])*([.M67]-[.M$21])*[.$J67]" office:value-type="float" office:value="8.505">
            <text:p>8.5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SURVIVAL EQUIPMENT</text:p>
          </table:table-cell>
          <table:table-cell table:style-name="ce17" table:formula="of:=CONVERT([.J68];&quot;kg&quot;;&quot;lbm&quot;)" office:value-type="float" office:value="15.4323604028394">
            <text:p>15.43</text:p>
          </table:table-cell>
          <table:table-cell table:style-name="ce17" table:formula="of:=CONVERT([.K68];&quot;m&quot;; &quot;ft&quot;)" office:value-type="float" office:value="1.64041994750656">
            <text:p>1.64</text:p>
          </table:table-cell>
          <table:table-cell table:style-name="ce17" table:formula="of:=CONVERT([.L68];&quot;m&quot;; &quot;ft&quot;)" office:value-type="float" office:value="0">
            <text:p>0.00</text:p>
          </table:table-cell>
          <table:table-cell table:style-name="ce17" table:formula="of:=CONVERT([.M68];&quot;m&quot;; &quot;ft&quot;)" office:value-type="float" office:value="-0.426509186351706">
            <text:p>-0.43</text:p>
          </table:table-cell>
          <table:table-cell table:style-name="ce23" table:formula="of:=[.D68]*[.C68]" office:value-type="float" office:value="25.3155518419281">
            <text:p>25.32</text:p>
          </table:table-cell>
          <table:table-cell table:style-name="ce23" table:formula="of:=[.E68]*[.C68]" office:value-type="float" office:value="0">
            <text:p>0.00</text:p>
          </table:table-cell>
          <table:table-cell table:style-name="ce23" table:formula="of:=[.F68]*[.C68]" office:value-type="float" office:value="-6.58204347890131">
            <text:p>-6.58</text:p>
          </table:table-cell>
          <table:table-cell table:style-name="ce30" office:value-type="float" office:value="7">
            <text:p>7</text:p>
          </table:table-cell>
          <table:table-cell table:style-name="ce17" office:value-type="float" office:value="0.5">
            <text:p>0.50</text:p>
          </table:table-cell>
          <table:table-cell table:style-name="ce17" office:value-type="float" office:value="0">
            <text:p>0.00</text:p>
          </table:table-cell>
          <table:table-cell table:style-name="ce17" office:value-type="float" office:value="-0.13">
            <text:p>-0.13</text:p>
          </table:table-cell>
          <table:table-cell table:style-name="ce23" table:formula="of:=[.K68]*[.J68]" office:value-type="float" office:value="3.5">
            <text:p>3.50</text:p>
          </table:table-cell>
          <table:table-cell table:style-name="ce23" table:formula="of:=[.L68]*[.J68]" office:value-type="float" office:value="0">
            <text:p>0.00</text:p>
          </table:table-cell>
          <table:table-cell table:style-name="ce23" table:formula="of:=[.M68]*[.J68]" office:value-type="float" office:value="-0.91">
            <text:p>-0.91</text:p>
          </table:table-cell>
          <table:table-cell table:style-name="ce39"/>
          <table:table-cell table:style-name="ce20" table:formula="of:=([.K68]-[.K$21])*([.K68]-[.K$21])*[.$J68]" office:value-type="float" office:value="7">
            <text:p>7.00</text:p>
          </table:table-cell>
          <table:table-cell table:style-name="ce20" table:formula="of:=([.L68]-[.L$10])*([.L68]-[.L$10])*[.$J68]" office:value-type="float" office:value="0">
            <text:p>0.00</text:p>
          </table:table-cell>
          <table:table-cell table:style-name="ce20" table:formula="of:=([.M68]-[.M$21])*([.M68]-[.M$21])*[.$J68]" office:value-type="float" office:value="13.5247">
            <text:p>13.52</text:p>
          </table:table-cell>
          <table:table-cell table:style-name="ce39"/>
          <table:table-cell table:style-name="ce20" table:formula="of:=([.K68]-[.K$21])*([.L68]-[.L$10])*[.$J68]" office:value-type="float" office:value="-0">
            <text:p>0.00</text:p>
          </table:table-cell>
          <table:table-cell table:style-name="ce20" table:formula="of:=([.L68]-[.L$10])*([.M68]-[.M$21])*[.$J68]" office:value-type="float" office:value="-0">
            <text:p>0.00</text:p>
          </table:table-cell>
          <table:table-cell table:style-name="ce20" table:formula="of:=([.K68]-[.K$21])*([.M68]-[.M$21])*[.$J68]" office:value-type="float" office:value="9.73">
            <text:p>9.73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17" table:number-columns-repeated="3"/>
          <table:table-cell table:style-name="ce23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Aft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17" table:number-columns-repeated="3"/>
          <table:table-cell table:style-name="ce23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RADIO &amp; ACCESSORIES</text:p>
          </table:table-cell>
          <table:table-cell table:style-name="ce17" table:formula="of:=CONVERT([.J71];&quot;kg&quot;;&quot;lbm&quot;)" office:value-type="float" office:value="85.9802936729623">
            <text:p>85.98</text:p>
          </table:table-cell>
          <table:table-cell table:style-name="ce17" table:formula="of:=CONVERT([.K71];&quot;m&quot;; &quot;ft&quot;)" office:value-type="float" office:value="1.96850393700787">
            <text:p>1.97</text:p>
          </table:table-cell>
          <table:table-cell table:style-name="ce17" table:formula="of:=CONVERT([.L71];&quot;m&quot;; &quot;ft&quot;)" office:value-type="float" office:value="0">
            <text:p>0.00</text:p>
          </table:table-cell>
          <table:table-cell table:style-name="ce17" table:formula="of:=CONVERT([.M71];&quot;m&quot;; &quot;ft&quot;)" office:value-type="float" office:value="0">
            <text:p>0.00</text:p>
          </table:table-cell>
          <table:table-cell table:style-name="ce23" table:formula="of:=[.D71]*[.C71]" office:value-type="float" office:value="169.252546600319">
            <text:p>169.25</text:p>
          </table:table-cell>
          <table:table-cell table:style-name="ce23" table:formula="of:=[.E71]*[.C71]" office:value-type="float" office:value="0">
            <text:p>0.00</text:p>
          </table:table-cell>
          <table:table-cell table:style-name="ce23" table:formula="of:=[.F71]*[.C71]" office:value-type="float" office:value="0">
            <text:p>0.00</text:p>
          </table:table-cell>
          <table:table-cell table:style-name="ce30" office:value-type="float" office:value="39">
            <text:p>39</text:p>
          </table:table-cell>
          <table:table-cell table:style-name="ce17" office:value-type="float" office:value="0.6">
            <text:p>0.60</text:p>
          </table:table-cell>
          <table:table-cell table:number-columns-repeated="2" table:style-name="ce17" office:value-type="float" office:value="0">
            <text:p>0.00</text:p>
          </table:table-cell>
          <table:table-cell table:style-name="ce23" table:formula="of:=[.K71]*[.J71]" office:value-type="float" office:value="23.4">
            <text:p>23.40</text:p>
          </table:table-cell>
          <table:table-cell table:style-name="ce23" table:formula="of:=[.L71]*[.J71]" office:value-type="float" office:value="0">
            <text:p>0.00</text:p>
          </table:table-cell>
          <table:table-cell table:style-name="ce23" table:formula="of:=[.M71]*[.J71]" office:value-type="float" office:value="0">
            <text:p>0.00</text:p>
          </table:table-cell>
          <table:table-cell table:style-name="ce39"/>
          <table:table-cell table:style-name="ce20" table:formula="of:=([.K71]-[.K$21])*([.K71]-[.K$21])*[.$J71]" office:value-type="float" office:value="31.59">
            <text:p>31.59</text:p>
          </table:table-cell>
          <table:table-cell table:style-name="ce20" table:formula="of:=([.L71]-[.L$10])*([.L71]-[.L$10])*[.$J71]" office:value-type="float" office:value="0">
            <text:p>0.00</text:p>
          </table:table-cell>
          <table:table-cell table:style-name="ce20" table:formula="of:=([.M71]-[.M$21])*([.M71]-[.M$21])*[.$J71]" office:value-type="float" office:value="61.9164">
            <text:p>61.92</text:p>
          </table:table-cell>
          <table:table-cell table:style-name="ce39"/>
          <table:table-cell table:style-name="ce20" table:formula="of:=([.K71]-[.K$21])*([.L71]-[.L$10])*[.$J71]" office:value-type="float" office:value="-0">
            <text:p>0.00</text:p>
          </table:table-cell>
          <table:table-cell table:style-name="ce20" table:formula="of:=([.L71]-[.L$10])*([.M71]-[.M$21])*[.$J71]" office:value-type="float" office:value="-0">
            <text:p>0.00</text:p>
          </table:table-cell>
          <table:table-cell table:style-name="ce20" table:formula="of:=([.K71]-[.K$21])*([.M71]-[.M$21])*[.$J71]" office:value-type="float" office:value="44.226">
            <text:p>44.23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RADIO, DETONATOR AND CONTROL UNIT</text:p>
          </table:table-cell>
          <table:table-cell table:style-name="ce17" table:formula="of:=CONVERT([.J72];&quot;kg&quot;;&quot;lbm&quot;)" office:value-type="float" office:value="33.0693437203701">
            <text:p>33.07</text:p>
          </table:table-cell>
          <table:table-cell table:style-name="ce17" table:formula="of:=CONVERT([.K72];&quot;m&quot;; &quot;ft&quot;)" office:value-type="float" office:value="1.96850393700787">
            <text:p>1.97</text:p>
          </table:table-cell>
          <table:table-cell table:style-name="ce17" table:formula="of:=CONVERT([.L72];&quot;m&quot;; &quot;ft&quot;)" office:value-type="float" office:value="0">
            <text:p>0.00</text:p>
          </table:table-cell>
          <table:table-cell table:style-name="ce17" table:formula="of:=CONVERT([.M72];&quot;m&quot;; &quot;ft&quot;)" office:value-type="float" office:value="0">
            <text:p>0.00</text:p>
          </table:table-cell>
          <table:table-cell table:style-name="ce23" table:formula="of:=[.D72]*[.C72]" office:value-type="float" office:value="65.0971333078152">
            <text:p>65.10</text:p>
          </table:table-cell>
          <table:table-cell table:style-name="ce23" table:formula="of:=[.E72]*[.C72]" office:value-type="float" office:value="0">
            <text:p>0.00</text:p>
          </table:table-cell>
          <table:table-cell table:style-name="ce23" table:formula="of:=[.F72]*[.C72]" office:value-type="float" office:value="0">
            <text:p>0.00</text:p>
          </table:table-cell>
          <table:table-cell table:style-name="ce30" office:value-type="float" office:value="15">
            <text:p>15</text:p>
          </table:table-cell>
          <table:table-cell table:style-name="ce17" table:formula="of:=[.K71]" office:value-type="float" office:value="0.6">
            <text:p>0.60</text:p>
          </table:table-cell>
          <table:table-cell table:number-columns-repeated="2" table:style-name="ce17" office:value-type="float" office:value="0">
            <text:p>0.00</text:p>
          </table:table-cell>
          <table:table-cell table:style-name="ce23" table:formula="of:=[.K72]*[.J72]" office:value-type="float" office:value="9">
            <text:p>9.00</text:p>
          </table:table-cell>
          <table:table-cell table:style-name="ce23" table:formula="of:=[.L72]*[.J72]" office:value-type="float" office:value="0">
            <text:p>0.00</text:p>
          </table:table-cell>
          <table:table-cell table:style-name="ce23" table:formula="of:=[.M72]*[.J72]" office:value-type="float" office:value="0">
            <text:p>0.00</text:p>
          </table:table-cell>
          <table:table-cell table:style-name="ce39"/>
          <table:table-cell table:style-name="ce20" table:formula="of:=([.K72]-[.K$21])*([.K72]-[.K$21])*[.$J72]" office:value-type="float" office:value="12.15">
            <text:p>12.15</text:p>
          </table:table-cell>
          <table:table-cell table:style-name="ce20" table:formula="of:=([.L72]-[.L$10])*([.L72]-[.L$10])*[.$J72]" office:value-type="float" office:value="0">
            <text:p>0.00</text:p>
          </table:table-cell>
          <table:table-cell table:style-name="ce20" table:formula="of:=([.M72]-[.M$21])*([.M72]-[.M$21])*[.$J72]" office:value-type="float" office:value="23.814">
            <text:p>23.81</text:p>
          </table:table-cell>
          <table:table-cell table:style-name="ce39"/>
          <table:table-cell table:style-name="ce20" table:formula="of:=([.K72]-[.K$21])*([.L72]-[.L$10])*[.$J72]" office:value-type="float" office:value="-0">
            <text:p>0.00</text:p>
          </table:table-cell>
          <table:table-cell table:style-name="ce20" table:formula="of:=([.L72]-[.L$10])*([.M72]-[.M$21])*[.$J72]" office:value-type="float" office:value="-0">
            <text:p>0.00</text:p>
          </table:table-cell>
          <table:table-cell table:style-name="ce20" table:formula="of:=([.K72]-[.K$21])*([.M72]-[.M$21])*[.$J72]" office:value-type="float" office:value="17.01">
            <text:p>17.0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FIRST AID OUTFIT</text:p>
          </table:table-cell>
          <table:table-cell table:style-name="ce17" table:formula="of:=CONVERT([.J73];&quot;kg&quot;;&quot;lbm&quot;)" office:value-type="float" office:value="3.08647208056788">
            <text:p>3.09</text:p>
          </table:table-cell>
          <table:table-cell table:style-name="ce17" table:formula="of:=CONVERT([.K73];&quot;m&quot;; &quot;ft&quot;)" office:value-type="float" office:value="1.64041994750656">
            <text:p>1.64</text:p>
          </table:table-cell>
          <table:table-cell table:style-name="ce17" table:formula="of:=CONVERT([.L73];&quot;m&quot;; &quot;ft&quot;)" office:value-type="float" office:value="0">
            <text:p>0.00</text:p>
          </table:table-cell>
          <table:table-cell table:style-name="ce17" table:formula="of:=CONVERT([.M73];&quot;m&quot;; &quot;ft&quot;)" office:value-type="float" office:value="0">
            <text:p>0.00</text:p>
          </table:table-cell>
          <table:table-cell table:style-name="ce23" table:formula="of:=[.D73]*[.C73]" office:value-type="float" office:value="5.06311036838562">
            <text:p>5.06</text:p>
          </table:table-cell>
          <table:table-cell table:style-name="ce23" table:formula="of:=[.E73]*[.C73]" office:value-type="float" office:value="0">
            <text:p>0.00</text:p>
          </table:table-cell>
          <table:table-cell table:style-name="ce23" table:formula="of:=[.F73]*[.C73]" office:value-type="float" office:value="0">
            <text:p>0.00</text:p>
          </table:table-cell>
          <table:table-cell table:style-name="ce34" office:value-type="float" office:value="1.4">
            <text:p>1.4</text:p>
          </table:table-cell>
          <table:table-cell table:style-name="ce17" office:value-type="float" office:value="0.5">
            <text:p>0.50</text:p>
          </table:table-cell>
          <table:table-cell table:number-columns-repeated="2" table:style-name="ce17" office:value-type="float" office:value="0">
            <text:p>0.00</text:p>
          </table:table-cell>
          <table:table-cell table:style-name="ce23" table:formula="of:=[.K73]*[.J73]" office:value-type="float" office:value="0.7">
            <text:p>0.70</text:p>
          </table:table-cell>
          <table:table-cell table:style-name="ce23" table:formula="of:=[.L73]*[.J73]" office:value-type="float" office:value="0">
            <text:p>0.00</text:p>
          </table:table-cell>
          <table:table-cell table:style-name="ce23" table:formula="of:=[.M73]*[.J73]" office:value-type="float" office:value="0">
            <text:p>0.00</text:p>
          </table:table-cell>
          <table:table-cell table:style-name="ce39"/>
          <table:table-cell table:style-name="ce20" table:formula="of:=([.K73]-[.K$21])*([.K73]-[.K$21])*[.$J73]" office:value-type="float" office:value="1.4">
            <text:p>1.40</text:p>
          </table:table-cell>
          <table:table-cell table:style-name="ce20" table:formula="of:=([.L73]-[.L$10])*([.L73]-[.L$10])*[.$J73]" office:value-type="float" office:value="0">
            <text:p>0.00</text:p>
          </table:table-cell>
          <table:table-cell table:style-name="ce20" table:formula="of:=([.M73]-[.M$21])*([.M73]-[.M$21])*[.$J73]" office:value-type="float" office:value="2.22264">
            <text:p>2.22</text:p>
          </table:table-cell>
          <table:table-cell table:style-name="ce39"/>
          <table:table-cell table:style-name="ce20" table:formula="of:=([.K73]-[.K$21])*([.L73]-[.L$10])*[.$J73]" office:value-type="float" office:value="-0">
            <text:p>0.00</text:p>
          </table:table-cell>
          <table:table-cell table:style-name="ce20" table:formula="of:=([.L73]-[.L$10])*([.M73]-[.M$21])*[.$J73]" office:value-type="float" office:value="-0">
            <text:p>0.00</text:p>
          </table:table-cell>
          <table:table-cell table:style-name="ce20" table:formula="of:=([.K73]-[.K$21])*([.M73]-[.M$21])*[.$J73]" office:value-type="float" office:value="1.764">
            <text:p>1.76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WINGS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Left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GATLIN 20mm IN GUN-1 &amp; ACCESSORIES </text:p>
          </table:table-cell>
          <table:table-cell table:style-name="ce17" table:formula="of:=CONVERT([.J77];&quot;kg&quot;;&quot;lbm&quot;)" office:value-type="float" office:value="132.27737488148">
            <text:p>132.28</text:p>
          </table:table-cell>
          <table:table-cell table:style-name="ce17" table:formula="of:=CONVERT([.K77];&quot;m&quot;; &quot;ft&quot;)" office:value-type="float" office:value="0.196850393700787">
            <text:p>0.20</text:p>
          </table:table-cell>
          <table:table-cell table:style-name="ce17" table:formula="of:=CONVERT([.L77];&quot;m&quot;; &quot;ft&quot;)" office:value-type="float" office:value="-1.31233595800525">
            <text:p>-1.31</text:p>
          </table:table-cell>
          <table:table-cell table:style-name="ce17" table:formula="of:=CONVERT([.M77];&quot;m&quot;; &quot;ft&quot;)" office:value-type="float" office:value="-3.28083989501312">
            <text:p>-3.28</text:p>
          </table:table-cell>
          <table:table-cell table:style-name="ce23" table:formula="of:=[.D77]*[.C77]" office:value-type="float" office:value="26.0388533231261">
            <text:p>26.04</text:p>
          </table:table-cell>
          <table:table-cell table:style-name="ce23" table:formula="of:=[.E77]*[.C77]" office:value-type="float" office:value="-173.592355487507">
            <text:p>-173.59</text:p>
          </table:table-cell>
          <table:table-cell table:style-name="ce23" table:formula="of:=[.F77]*[.C77]" office:value-type="float" office:value="-433.980888718768">
            <text:p>-433.98</text:p>
          </table:table-cell>
          <table:table-cell table:style-name="ce32" office:value-type="float" office:value="60">
            <text:p>60</text:p>
          </table:table-cell>
          <table:table-cell table:style-name="ce17" table:formula="of:=[.K45]" office:value-type="float" office:value="0.06">
            <text:p>0.06</text:p>
          </table:table-cell>
          <table:table-cell table:style-name="ce17" office:value-type="float" office:value="-0.4">
            <text:p>-0.40</text:p>
          </table:table-cell>
          <table:table-cell table:style-name="ce17" office:value-type="float" office:value="-1">
            <text:p>-1.00</text:p>
          </table:table-cell>
          <table:table-cell table:style-name="ce23" table:formula="of:=[.K77]*[.J77]" office:value-type="float" office:value="3.6">
            <text:p>3.60</text:p>
          </table:table-cell>
          <table:table-cell table:style-name="ce23" table:formula="of:=[.L77]*[.J77]" office:value-type="float" office:value="-24">
            <text:p>-24.00</text:p>
          </table:table-cell>
          <table:table-cell table:style-name="ce23" table:formula="of:=[.M77]*[.J77]" office:value-type="float" office:value="-60">
            <text:p>-60.00</text:p>
          </table:table-cell>
          <table:table-cell table:style-name="ce39"/>
          <table:table-cell table:style-name="ce20" table:formula="of:=([.K77]-[.K$21])*([.K77]-[.K$21])*[.$J77]" office:value-type="float" office:value="124.416">
            <text:p>124.42</text:p>
          </table:table-cell>
          <table:table-cell table:style-name="ce20" table:formula="of:=([.L77]-[.L$10])*([.L77]-[.L$10])*[.$J77]" office:value-type="float" office:value="9.6">
            <text:p>9.60</text:p>
          </table:table-cell>
          <table:table-cell table:style-name="ce20" table:formula="of:=([.M77]-[.M$21])*([.M77]-[.M$21])*[.$J77]" office:value-type="float" office:value="306.456">
            <text:p>306.46</text:p>
          </table:table-cell>
          <table:table-cell table:style-name="ce39"/>
          <table:table-cell table:style-name="ce20" table:formula="of:=([.K77]-[.K$21])*([.L77]-[.L$10])*[.$J77]" office:value-type="float" office:value="34.56">
            <text:p>34.56</text:p>
          </table:table-cell>
          <table:table-cell table:style-name="ce20" table:formula="of:=([.L77]-[.L$10])*([.M77]-[.M$21])*[.$J77]" office:value-type="float" office:value="54.24">
            <text:p>54.24</text:p>
          </table:table-cell>
          <table:table-cell table:style-name="ce20" table:formula="of:=([.K77]-[.K$21])*([.M77]-[.M$21])*[.$J77]" office:value-type="float" office:value="195.264">
            <text:p>195.26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BROWNING .5 IN GUN-2 &amp; ACCESSORIES </text:p>
          </table:table-cell>
          <table:table-cell table:style-name="ce17" table:formula="of:=CONVERT([.J78];&quot;kg&quot;;&quot;lbm&quot;)" office:value-type="float" office:value="83.7756707582709">
            <text:p>83.78</text:p>
          </table:table-cell>
          <table:table-cell table:style-name="ce17" table:formula="of:=CONVERT([.K78];&quot;m&quot;; &quot;ft&quot;)" office:value-type="float" office:value="0.196850393700787">
            <text:p>0.20</text:p>
          </table:table-cell>
          <table:table-cell table:style-name="ce17" table:formula="of:=CONVERT([.L78];&quot;m&quot;; &quot;ft&quot;)" office:value-type="float" office:value="-2.6246719160105">
            <text:p>-2.62</text:p>
          </table:table-cell>
          <table:table-cell table:style-name="ce17" table:formula="of:=CONVERT([.M78];&quot;m&quot;; &quot;ft&quot;)" office:value-type="float" office:value="-3.28083989501312">
            <text:p>-3.28</text:p>
          </table:table-cell>
          <table:table-cell table:style-name="ce23" table:formula="of:=[.D78]*[.C78]" office:value-type="float" office:value="16.4912737713132">
            <text:p>16.49</text:p>
          </table:table-cell>
          <table:table-cell table:style-name="ce23" table:formula="of:=[.E78]*[.C78]" office:value-type="float" office:value="-219.883650284176">
            <text:p>-219.88</text:p>
          </table:table-cell>
          <table:table-cell table:style-name="ce23" table:formula="of:=[.F78]*[.C78]" office:value-type="float" office:value="-274.85456285522">
            <text:p>-274.85</text:p>
          </table:table-cell>
          <table:table-cell table:style-name="ce32" office:value-type="float" office:value="38">
            <text:p>38</text:p>
          </table:table-cell>
          <table:table-cell table:style-name="ce17" table:formula="of:=[.K77]" office:value-type="float" office:value="0.06">
            <text:p>0.06</text:p>
          </table:table-cell>
          <table:table-cell table:style-name="ce17" office:value-type="float" office:value="-0.8">
            <text:p>-0.80</text:p>
          </table:table-cell>
          <table:table-cell table:style-name="ce17" table:formula="of:=[.M77]" office:value-type="float" office:value="-1">
            <text:p>-1.00</text:p>
          </table:table-cell>
          <table:table-cell table:style-name="ce23" table:formula="of:=[.K78]*[.J78]" office:value-type="float" office:value="2.28">
            <text:p>2.28</text:p>
          </table:table-cell>
          <table:table-cell table:style-name="ce23" table:formula="of:=[.L78]*[.J78]" office:value-type="float" office:value="-30.4">
            <text:p>-30.40</text:p>
          </table:table-cell>
          <table:table-cell table:style-name="ce23" table:formula="of:=[.M78]*[.J78]" office:value-type="float" office:value="-38">
            <text:p>-38.00</text:p>
          </table:table-cell>
          <table:table-cell table:style-name="ce39"/>
          <table:table-cell table:style-name="ce20" table:formula="of:=([.K78]-[.K$21])*([.K78]-[.K$21])*[.$J78]" office:value-type="float" office:value="78.7968">
            <text:p>78.80</text:p>
          </table:table-cell>
          <table:table-cell table:style-name="ce20" table:formula="of:=([.L78]-[.L$10])*([.L78]-[.L$10])*[.$J78]" office:value-type="float" office:value="24.32">
            <text:p>24.32</text:p>
          </table:table-cell>
          <table:table-cell table:style-name="ce20" table:formula="of:=([.M78]-[.M$21])*([.M78]-[.M$21])*[.$J78]" office:value-type="float" office:value="194.0888">
            <text:p>194.09</text:p>
          </table:table-cell>
          <table:table-cell table:style-name="ce39"/>
          <table:table-cell table:style-name="ce20" table:formula="of:=([.K78]-[.K$21])*([.L78]-[.L$10])*[.$J78]" office:value-type="float" office:value="43.776">
            <text:p>43.78</text:p>
          </table:table-cell>
          <table:table-cell table:style-name="ce20" table:formula="of:=([.L78]-[.L$10])*([.M78]-[.M$21])*[.$J78]" office:value-type="float" office:value="68.704">
            <text:p>68.70</text:p>
          </table:table-cell>
          <table:table-cell table:style-name="ce20" table:formula="of:=([.K78]-[.K$21])*([.M78]-[.M$21])*[.$J78]" office:value-type="float" office:value="123.6672">
            <text:p>123.67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BROWNING .5 IN GUN-3 &amp; ACCESSORIES </text:p>
          </table:table-cell>
          <table:table-cell table:style-name="ce17" table:formula="of:=CONVERT([.J79];&quot;kg&quot;;&quot;lbm&quot;)" office:value-type="float" office:value="83.7756707582709">
            <text:p>83.78</text:p>
          </table:table-cell>
          <table:table-cell table:style-name="ce17" table:formula="of:=CONVERT([.K79];&quot;m&quot;; &quot;ft&quot;)" office:value-type="float" office:value="0.196850393700787">
            <text:p>0.20</text:p>
          </table:table-cell>
          <table:table-cell table:style-name="ce17" table:formula="of:=CONVERT([.L79];&quot;m&quot;; &quot;ft&quot;)" office:value-type="float" office:value="-2.6246719160105">
            <text:p>-2.62</text:p>
          </table:table-cell>
          <table:table-cell table:style-name="ce17" table:formula="of:=CONVERT([.M79];&quot;m&quot;; &quot;ft&quot;)" office:value-type="float" office:value="-3.28083989501312">
            <text:p>-3.28</text:p>
          </table:table-cell>
          <table:table-cell table:style-name="ce23" table:formula="of:=[.D79]*[.C79]" office:value-type="float" office:value="16.4912737713132">
            <text:p>16.49</text:p>
          </table:table-cell>
          <table:table-cell table:style-name="ce23" table:formula="of:=[.E79]*[.C79]" office:value-type="float" office:value="-219.883650284176">
            <text:p>-219.88</text:p>
          </table:table-cell>
          <table:table-cell table:style-name="ce23" table:formula="of:=[.F79]*[.C79]" office:value-type="float" office:value="-274.85456285522">
            <text:p>-274.85</text:p>
          </table:table-cell>
          <table:table-cell table:style-name="ce32" table:formula="of:=[.J78]" office:value-type="float" office:value="38">
            <text:p>38</text:p>
          </table:table-cell>
          <table:table-cell table:style-name="ce17" table:formula="of:=[.K78]" office:value-type="float" office:value="0.06">
            <text:p>0.06</text:p>
          </table:table-cell>
          <table:table-cell table:style-name="ce17" table:formula="of:=[.L78]" office:value-type="float" office:value="-0.8">
            <text:p>-0.80</text:p>
          </table:table-cell>
          <table:table-cell table:style-name="ce17" table:formula="of:=[.M78]" office:value-type="float" office:value="-1">
            <text:p>-1.00</text:p>
          </table:table-cell>
          <table:table-cell table:style-name="ce23" table:formula="of:=[.K79]*[.J79]" office:value-type="float" office:value="2.28">
            <text:p>2.28</text:p>
          </table:table-cell>
          <table:table-cell table:style-name="ce23" table:formula="of:=[.L79]*[.J79]" office:value-type="float" office:value="-30.4">
            <text:p>-30.40</text:p>
          </table:table-cell>
          <table:table-cell table:style-name="ce23" table:formula="of:=[.M79]*[.J79]" office:value-type="float" office:value="-38">
            <text:p>-38.00</text:p>
          </table:table-cell>
          <table:table-cell table:style-name="ce39"/>
          <table:table-cell table:style-name="ce20" table:formula="of:=([.K79]-[.K$21])*([.K79]-[.K$21])*[.$J79]" office:value-type="float" office:value="78.7968">
            <text:p>78.80</text:p>
          </table:table-cell>
          <table:table-cell table:style-name="ce20" table:formula="of:=([.L79]-[.L$10])*([.L79]-[.L$10])*[.$J79]" office:value-type="float" office:value="24.32">
            <text:p>24.32</text:p>
          </table:table-cell>
          <table:table-cell table:style-name="ce20" table:formula="of:=([.M79]-[.M$21])*([.M79]-[.M$21])*[.$J79]" office:value-type="float" office:value="194.0888">
            <text:p>194.09</text:p>
          </table:table-cell>
          <table:table-cell table:style-name="ce39"/>
          <table:table-cell table:style-name="ce20" table:formula="of:=([.K79]-[.K$21])*([.L79]-[.L$10])*[.$J79]" office:value-type="float" office:value="43.776">
            <text:p>43.78</text:p>
          </table:table-cell>
          <table:table-cell table:style-name="ce20" table:formula="of:=([.L79]-[.L$10])*([.M79]-[.M$21])*[.$J79]" office:value-type="float" office:value="68.704">
            <text:p>68.70</text:p>
          </table:table-cell>
          <table:table-cell table:style-name="ce20" table:formula="of:=([.K79]-[.K$21])*([.M79]-[.M$21])*[.$J79]" office:value-type="float" office:value="123.6672">
            <text:p>123.67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Right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GATLIN 20mm IN GUN-1 &amp; ACCESSORIES </text:p>
          </table:table-cell>
          <table:table-cell table:style-name="ce17" table:formula="of:=CONVERT([.J81];&quot;kg&quot;;&quot;lbm&quot;)" office:value-type="float" office:value="132.27737488148">
            <text:p>132.28</text:p>
          </table:table-cell>
          <table:table-cell table:style-name="ce17" table:formula="of:=CONVERT([.K81];&quot;m&quot;; &quot;ft&quot;)" office:value-type="float" office:value="0.196850393700787">
            <text:p>0.20</text:p>
          </table:table-cell>
          <table:table-cell table:style-name="ce17" table:formula="of:=CONVERT([.L81];&quot;m&quot;; &quot;ft&quot;)" office:value-type="float" office:value="1.31233595800525">
            <text:p>1.31</text:p>
          </table:table-cell>
          <table:table-cell table:style-name="ce17" table:formula="of:=CONVERT([.M81];&quot;m&quot;; &quot;ft&quot;)" office:value-type="float" office:value="-3.28083989501312">
            <text:p>-3.28</text:p>
          </table:table-cell>
          <table:table-cell table:style-name="ce23" table:formula="of:=[.D81]*[.C81]" office:value-type="float" office:value="26.0388533231261">
            <text:p>26.04</text:p>
          </table:table-cell>
          <table:table-cell table:style-name="ce23" table:formula="of:=[.E81]*[.C81]" office:value-type="float" office:value="173.592355487507">
            <text:p>173.59</text:p>
          </table:table-cell>
          <table:table-cell table:style-name="ce23" table:formula="of:=[.F81]*[.C81]" office:value-type="float" office:value="-433.980888718768">
            <text:p>-433.98</text:p>
          </table:table-cell>
          <table:table-cell table:style-name="ce32" table:formula="of:=[.J77]" office:value-type="float" office:value="60">
            <text:p>60</text:p>
          </table:table-cell>
          <table:table-cell table:style-name="ce17" table:formula="of:=[.K77]" office:value-type="float" office:value="0.06">
            <text:p>0.06</text:p>
          </table:table-cell>
          <table:table-cell table:style-name="ce17" table:formula="of:=[.L77]*-1" office:value-type="float" office:value="0.4">
            <text:p>0.40</text:p>
          </table:table-cell>
          <table:table-cell table:style-name="ce17" table:formula="of:=[.M77]" office:value-type="float" office:value="-1">
            <text:p>-1.00</text:p>
          </table:table-cell>
          <table:table-cell table:style-name="ce23" table:formula="of:=[.K81]*[.J81]" office:value-type="float" office:value="3.6">
            <text:p>3.60</text:p>
          </table:table-cell>
          <table:table-cell table:style-name="ce23" table:formula="of:=[.L81]*[.J81]" office:value-type="float" office:value="24">
            <text:p>24.00</text:p>
          </table:table-cell>
          <table:table-cell table:style-name="ce23" table:formula="of:=[.M81]*[.J81]" office:value-type="float" office:value="-60">
            <text:p>-60.00</text:p>
          </table:table-cell>
          <table:table-cell table:style-name="ce39"/>
          <table:table-cell table:style-name="ce20" table:formula="of:=([.K81]-[.K$21])*([.K81]-[.K$21])*[.$J81]" office:value-type="float" office:value="124.416">
            <text:p>124.42</text:p>
          </table:table-cell>
          <table:table-cell table:style-name="ce20" table:formula="of:=([.L81]-[.L$10])*([.L81]-[.L$10])*[.$J81]" office:value-type="float" office:value="9.6">
            <text:p>9.60</text:p>
          </table:table-cell>
          <table:table-cell table:style-name="ce20" table:formula="of:=([.M81]-[.M$21])*([.M81]-[.M$21])*[.$J81]" office:value-type="float" office:value="306.456">
            <text:p>306.46</text:p>
          </table:table-cell>
          <table:table-cell table:style-name="ce39"/>
          <table:table-cell table:style-name="ce20" table:formula="of:=([.K81]-[.K$21])*([.L81]-[.L$10])*[.$J81]" office:value-type="float" office:value="-34.56">
            <text:p>-34.56</text:p>
          </table:table-cell>
          <table:table-cell table:style-name="ce20" table:formula="of:=([.L81]-[.L$10])*([.M81]-[.M$21])*[.$J81]" office:value-type="float" office:value="-54.24">
            <text:p>-54.24</text:p>
          </table:table-cell>
          <table:table-cell table:style-name="ce20" table:formula="of:=([.K81]-[.K$21])*([.M81]-[.M$21])*[.$J81]" office:value-type="float" office:value="195.264">
            <text:p>195.26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BROWNING .5 IN GUN-2 &amp; ACCESSORIES </text:p>
          </table:table-cell>
          <table:table-cell table:style-name="ce17" table:formula="of:=CONVERT([.J82];&quot;kg&quot;;&quot;lbm&quot;)" office:value-type="float" office:value="83.7756707582709">
            <text:p>83.78</text:p>
          </table:table-cell>
          <table:table-cell table:style-name="ce17" table:formula="of:=CONVERT([.K82];&quot;m&quot;; &quot;ft&quot;)" office:value-type="float" office:value="0.196850393700787">
            <text:p>0.20</text:p>
          </table:table-cell>
          <table:table-cell table:style-name="ce17" table:formula="of:=CONVERT([.L82];&quot;m&quot;; &quot;ft&quot;)" office:value-type="float" office:value="2.6246719160105">
            <text:p>2.62</text:p>
          </table:table-cell>
          <table:table-cell table:style-name="ce17" table:formula="of:=CONVERT([.M82];&quot;m&quot;; &quot;ft&quot;)" office:value-type="float" office:value="-3.28083989501312">
            <text:p>-3.28</text:p>
          </table:table-cell>
          <table:table-cell table:style-name="ce23" table:formula="of:=[.D82]*[.C82]" office:value-type="float" office:value="16.4912737713132">
            <text:p>16.49</text:p>
          </table:table-cell>
          <table:table-cell table:style-name="ce23" table:formula="of:=[.E82]*[.C82]" office:value-type="float" office:value="219.883650284176">
            <text:p>219.88</text:p>
          </table:table-cell>
          <table:table-cell table:style-name="ce23" table:formula="of:=[.F82]*[.C82]" office:value-type="float" office:value="-274.85456285522">
            <text:p>-274.85</text:p>
          </table:table-cell>
          <table:table-cell table:style-name="ce32" table:formula="of:=[.J78]" office:value-type="float" office:value="38">
            <text:p>38</text:p>
          </table:table-cell>
          <table:table-cell table:style-name="ce17" table:formula="of:=[.K78]" office:value-type="float" office:value="0.06">
            <text:p>0.06</text:p>
          </table:table-cell>
          <table:table-cell table:style-name="ce17" table:formula="of:=[.L78]*-1" office:value-type="float" office:value="0.8">
            <text:p>0.80</text:p>
          </table:table-cell>
          <table:table-cell table:style-name="ce17" table:formula="of:=[.M79]" office:value-type="float" office:value="-1">
            <text:p>-1.00</text:p>
          </table:table-cell>
          <table:table-cell table:style-name="ce23" table:formula="of:=[.K82]*[.J82]" office:value-type="float" office:value="2.28">
            <text:p>2.28</text:p>
          </table:table-cell>
          <table:table-cell table:style-name="ce23" table:formula="of:=[.L82]*[.J82]" office:value-type="float" office:value="30.4">
            <text:p>30.40</text:p>
          </table:table-cell>
          <table:table-cell table:style-name="ce23" table:formula="of:=[.M82]*[.J82]" office:value-type="float" office:value="-38">
            <text:p>-38.00</text:p>
          </table:table-cell>
          <table:table-cell table:style-name="ce39"/>
          <table:table-cell table:style-name="ce20" table:formula="of:=([.K82]-[.K$21])*([.K82]-[.K$21])*[.$J82]" office:value-type="float" office:value="78.7968">
            <text:p>78.80</text:p>
          </table:table-cell>
          <table:table-cell table:style-name="ce20" table:formula="of:=([.L82]-[.L$10])*([.L82]-[.L$10])*[.$J82]" office:value-type="float" office:value="24.32">
            <text:p>24.32</text:p>
          </table:table-cell>
          <table:table-cell table:style-name="ce20" table:formula="of:=([.M82]-[.M$21])*([.M82]-[.M$21])*[.$J82]" office:value-type="float" office:value="194.0888">
            <text:p>194.09</text:p>
          </table:table-cell>
          <table:table-cell table:style-name="ce39"/>
          <table:table-cell table:style-name="ce20" table:formula="of:=([.K82]-[.K$21])*([.L82]-[.L$10])*[.$J82]" office:value-type="float" office:value="-43.776">
            <text:p>-43.78</text:p>
          </table:table-cell>
          <table:table-cell table:style-name="ce20" table:formula="of:=([.L82]-[.L$10])*([.M82]-[.M$21])*[.$J82]" office:value-type="float" office:value="-68.704">
            <text:p>-68.70</text:p>
          </table:table-cell>
          <table:table-cell table:style-name="ce20" table:formula="of:=([.K82]-[.K$21])*([.M82]-[.M$21])*[.$J82]" office:value-type="float" office:value="123.6672">
            <text:p>123.67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BROWNING .5 IN GUN-3 &amp; ACCESSORIES </text:p>
          </table:table-cell>
          <table:table-cell table:style-name="ce17" table:formula="of:=CONVERT([.J83];&quot;kg&quot;;&quot;lbm&quot;)" office:value-type="float" office:value="83.7756707582709">
            <text:p>83.78</text:p>
          </table:table-cell>
          <table:table-cell table:style-name="ce17" table:formula="of:=CONVERT([.K83];&quot;m&quot;; &quot;ft&quot;)" office:value-type="float" office:value="0.196850393700787">
            <text:p>0.20</text:p>
          </table:table-cell>
          <table:table-cell table:style-name="ce17" table:formula="of:=CONVERT([.L83];&quot;m&quot;; &quot;ft&quot;)" office:value-type="float" office:value="2.6246719160105">
            <text:p>2.62</text:p>
          </table:table-cell>
          <table:table-cell table:style-name="ce17" table:formula="of:=CONVERT([.M83];&quot;m&quot;; &quot;ft&quot;)" office:value-type="float" office:value="-3.28083989501312">
            <text:p>-3.28</text:p>
          </table:table-cell>
          <table:table-cell table:style-name="ce23" table:formula="of:=[.D83]*[.C83]" office:value-type="float" office:value="16.4912737713132">
            <text:p>16.49</text:p>
          </table:table-cell>
          <table:table-cell table:style-name="ce23" table:formula="of:=[.E83]*[.C83]" office:value-type="float" office:value="219.883650284176">
            <text:p>219.88</text:p>
          </table:table-cell>
          <table:table-cell table:style-name="ce23" table:formula="of:=[.F83]*[.C83]" office:value-type="float" office:value="-274.85456285522">
            <text:p>-274.85</text:p>
          </table:table-cell>
          <table:table-cell table:style-name="ce32" table:formula="of:=[.J82]" office:value-type="float" office:value="38">
            <text:p>38</text:p>
          </table:table-cell>
          <table:table-cell table:style-name="ce17" table:formula="of:=[.K82]" office:value-type="float" office:value="0.06">
            <text:p>0.06</text:p>
          </table:table-cell>
          <table:table-cell table:style-name="ce17" table:formula="of:=[.L82]" office:value-type="float" office:value="0.8">
            <text:p>0.80</text:p>
          </table:table-cell>
          <table:table-cell table:style-name="ce17" table:formula="of:=[.M82]" office:value-type="float" office:value="-1">
            <text:p>-1.00</text:p>
          </table:table-cell>
          <table:table-cell table:style-name="ce23" table:formula="of:=[.K83]*[.J83]" office:value-type="float" office:value="2.28">
            <text:p>2.28</text:p>
          </table:table-cell>
          <table:table-cell table:style-name="ce23" table:formula="of:=[.L83]*[.J83]" office:value-type="float" office:value="30.4">
            <text:p>30.40</text:p>
          </table:table-cell>
          <table:table-cell table:style-name="ce23" table:formula="of:=[.M83]*[.J83]" office:value-type="float" office:value="-38">
            <text:p>-38.00</text:p>
          </table:table-cell>
          <table:table-cell table:style-name="ce39"/>
          <table:table-cell table:style-name="ce20" table:formula="of:=([.K83]-[.K$21])*([.K83]-[.K$21])*[.$J83]" office:value-type="float" office:value="78.7968">
            <text:p>78.80</text:p>
          </table:table-cell>
          <table:table-cell table:style-name="ce20" table:formula="of:=([.L83]-[.L$10])*([.L83]-[.L$10])*[.$J83]" office:value-type="float" office:value="24.32">
            <text:p>24.32</text:p>
          </table:table-cell>
          <table:table-cell table:style-name="ce20" table:formula="of:=([.M83]-[.M$21])*([.M83]-[.M$21])*[.$J83]" office:value-type="float" office:value="194.0888">
            <text:p>194.09</text:p>
          </table:table-cell>
          <table:table-cell table:style-name="ce39"/>
          <table:table-cell table:style-name="ce20" table:formula="of:=([.K83]-[.K$21])*([.L83]-[.L$10])*[.$J83]" office:value-type="float" office:value="-43.776">
            <text:p>-43.78</text:p>
          </table:table-cell>
          <table:table-cell table:style-name="ce20" table:formula="of:=([.L83]-[.L$10])*([.M83]-[.M$21])*[.$J83]" office:value-type="float" office:value="-68.704">
            <text:p>-68.70</text:p>
          </table:table-cell>
          <table:table-cell table:style-name="ce20" table:formula="of:=([.K83]-[.K$21])*([.M83]-[.M$21])*[.$J83]" office:value-type="float" office:value="123.6672">
            <text:p>123.67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CAMERA, MOUNTING AND FLR</text:p>
          </table:table-cell>
          <table:table-cell table:style-name="ce17" office:value-type="float" office:value="8.5">
            <text:p>8.50</text:p>
          </table:table-cell>
          <table:table-cell table:style-name="ce17" table:formula="of:=CONVERT([.K84];&quot;m&quot;; &quot;ft&quot;)" office:value-type="float" office:value="-4.98687664041995">
            <text:p>-4.99</text:p>
          </table:table-cell>
          <table:table-cell table:style-name="ce17" table:formula="of:=CONVERT([.L84];&quot;m&quot;; &quot;ft&quot;)" office:value-type="float" office:value="0">
            <text:p>0.00</text:p>
          </table:table-cell>
          <table:table-cell table:style-name="ce17" table:formula="of:=CONVERT([.M84];&quot;m&quot;; &quot;ft&quot;)" office:value-type="float" office:value="-1.64041994750656">
            <text:p>-1.64</text:p>
          </table:table-cell>
          <table:table-cell table:style-name="ce23" table:formula="of:=[.D84]*[.C84]" office:value-type="float" office:value="-42.3884514435696">
            <text:p>-42.39</text:p>
          </table:table-cell>
          <table:table-cell table:style-name="ce23" table:formula="of:=[.E84]*[.C84]" office:value-type="float" office:value="0">
            <text:p>0.00</text:p>
          </table:table-cell>
          <table:table-cell table:style-name="ce23" table:formula="of:=[.F84]*[.C84]" office:value-type="float" office:value="-13.9435695538058">
            <text:p>-13.94</text:p>
          </table:table-cell>
          <table:table-cell table:style-name="ce30" table:formula="of:=CONVERT([.C84];&quot;lbm&quot;; &quot;kg&quot;)" office:value-type="float" office:value="3.85553463286489">
            <text:p>4</text:p>
          </table:table-cell>
          <table:table-cell table:style-name="ce17" office:value-type="float" office:value="-1.52">
            <text:p>-1.52</text:p>
          </table:table-cell>
          <table:table-cell table:style-name="ce17" office:value-type="float" office:value="0">
            <text:p>0.00</text:p>
          </table:table-cell>
          <table:table-cell table:style-name="ce17" office:value-type="float" office:value="-0.5">
            <text:p>-0.50</text:p>
          </table:table-cell>
          <table:table-cell table:style-name="ce23" table:formula="of:=[.K84]*[.J84]" office:value-type="float" office:value="-5.86041264195463">
            <text:p>-5.86</text:p>
          </table:table-cell>
          <table:table-cell table:style-name="ce23" table:formula="of:=[.L84]*[.J84]" office:value-type="float" office:value="0">
            <text:p>0.00</text:p>
          </table:table-cell>
          <table:table-cell table:style-name="ce23" table:formula="of:=[.M84]*[.J84]" office:value-type="float" office:value="-1.92776731643245">
            <text:p>-1.93</text:p>
          </table:table-cell>
          <table:table-cell table:style-name="ce39"/>
          <table:table-cell table:style-name="ce20" table:formula="of:=([.K84]-[.K$21])*([.K84]-[.K$21])*[.$J84]" office:value-type="float" office:value="35.1640180655809">
            <text:p>35.16</text:p>
          </table:table-cell>
          <table:table-cell table:style-name="ce20" table:formula="of:=([.L84]-[.L$10])*([.L84]-[.L$10])*[.$J84]" office:value-type="float" office:value="0">
            <text:p>0.00</text:p>
          </table:table-cell>
          <table:table-cell table:style-name="ce20" table:formula="of:=([.M84]-[.M$21])*([.M84]-[.M$21])*[.$J84]" office:value-type="float" office:value="11.9429040787623">
            <text:p>11.94</text:p>
          </table:table-cell>
          <table:table-cell table:style-name="ce39"/>
          <table:table-cell table:style-name="ce20" table:formula="of:=([.K84]-[.K$21])*([.L84]-[.L$10])*[.$J84]" office:value-type="float" office:value="-0">
            <text:p>0.00</text:p>
          </table:table-cell>
          <table:table-cell table:style-name="ce20" table:formula="of:=([.L84]-[.L$10])*([.M84]-[.M$21])*[.$J84]" office:value-type="float" office:value="-0">
            <text:p>0.00</text:p>
          </table:table-cell>
          <table:table-cell table:style-name="ce20" table:formula="of:=([.K84]-[.K$21])*([.M84]-[.M$21])*[.$J84]" office:value-type="float" office:value="20.4929376806035">
            <text:p>20.49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23" table:number-columns-repeated="3"/>
          <table:table-cell table:style-name="ce2"/>
          <table:table-cell table:style-name="ce23" table:number-columns-repeated="6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10"/>
          <table:table-cell table:style-name="ce18" table:number-columns-repeated="4"/>
          <table:table-cell table:style-name="ce28" table:number-columns-repeated="3"/>
          <table:table-cell table:style-name="ce35"/>
          <table:table-cell table:style-name="ce18" table:number-columns-repeated="3"/>
          <table:table-cell table:style-name="ce28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3"/>
          <table:table-cell table:style-name="ce11" office:value-type="string">
            <text:p>'REMOVABLE' WEIGHT</text:p>
          </table:table-cell>
          <table:table-cell table:style-name="ce18" table:formula="of:=SUM([.C64:.C84])" office:value-type="float" office:value="972.802062885992">
            <text:p>972.80</text:p>
          </table:table-cell>
          <table:table-cell table:style-name="ce18" table:formula="of:=[.G87]/[.$C87]" office:value-type="float" office:value="0.392651847840531">
            <text:p>0.39</text:p>
          </table:table-cell>
          <table:table-cell table:style-name="ce18" table:formula="of:=[.H87]/[.$C87]" office:value-type="float" office:value="0">
            <text:p>0.00</text:p>
          </table:table-cell>
          <table:table-cell table:style-name="ce18" table:formula="of:=[.I87]/[.$C87]" office:value-type="float" office:value="-2.03374403485336">
            <text:p>-2.03</text:p>
          </table:table-cell>
          <table:table-cell table:style-name="ce29" table:formula="of:=SUM([.G64:.G84])" office:value-type="float" office:value="381.972527575266">
            <text:p>382</text:p>
          </table:table-cell>
          <table:table-cell table:style-name="ce29" table:formula="of:=SUM([.H64:.H84])" office:value-type="float" office:value="0">
            <text:p>0</text:p>
          </table:table-cell>
          <table:table-cell table:style-name="ce29" table:formula="of:=SUM([.I64:.I84])" office:value-type="float" office:value="-1978.43039248743">
            <text:p>-1978</text:p>
          </table:table-cell>
          <table:table-cell table:style-name="ce29" table:formula="of:=SUM([.J64:.J86])" office:value-type="float" office:value="441.255534632865">
            <text:p>441</text:p>
          </table:table-cell>
          <table:table-cell table:style-name="ce18" table:formula="of:=[.N87]/[.$J87]" office:value-type="float" office:value="0.119680283221794">
            <text:p>0.12</text:p>
          </table:table-cell>
          <table:table-cell table:style-name="ce18" table:formula="of:=[.O87]/[.$J87]" office:value-type="float" office:value="0">
            <text:p>0.00</text:p>
          </table:table-cell>
          <table:table-cell table:style-name="ce18" table:formula="of:=[.P87]/[.$J87]" office:value-type="float" office:value="-0.619885181823303">
            <text:p>-0.62</text:p>
          </table:table-cell>
          <table:table-cell table:style-name="ce29" table:formula="of:=SUM([.N64:.N84])" office:value-type="float" office:value="52.8095873580454">
            <text:p>53</text:p>
          </table:table-cell>
          <table:table-cell table:style-name="ce29" table:formula="of:=SUM([.O64:.O84])" office:value-type="float" office:value="0">
            <text:p>0</text:p>
          </table:table-cell>
          <table:table-cell table:style-name="ce38" table:formula="of:=SUM([.P64:.P84])" office:value-type="float" office:value="-273.527767316432">
            <text:p>-274</text:p>
          </table:table-cell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3"/>
          <table:table-cell table:style-name="ce1" table:number-columns-repeated="13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12"/>
          <table:table-cell table:style-name="ce19"/>
          <table:table-cell table:style-name="ce18" table:formula="of:=[.D90]*12" office:value-type="float" office:value="61.3016593022976">
            <text:p>61.30</text:p>
          </table:table-cell>
          <table:table-cell table:style-name="ce18" table:formula="of:=[.E90]*12" office:value-type="float" office:value="0">
            <text:p>0.00</text:p>
          </table:table-cell>
          <table:table-cell table:style-name="ce18" table:formula="of:=[.F90]*12" office:value-type="float" office:value="14.9843921310457">
            <text:p>14.98</text:p>
          </table:table-cell>
          <table:table-cell table:style-name="ce28" office:value-type="string">
            <text:p>inches</text:p>
          </table:table-cell>
          <table:table-cell table:style-name="ce12" table:number-columns-repeated="9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3"/>
          <table:table-cell table:style-name="ce11" office:value-type="string">
            <text:p><text:s/>'RETURN' WEIGHT</text:p>
          </table:table-cell>
          <table:table-cell table:style-name="ce18" table:formula="of:=[.C87]+[.C57]" office:value-type="float" office:value="7754.42056453888">
            <text:p>7754.42</text:p>
          </table:table-cell>
          <table:table-cell table:style-name="ce18" table:formula="of:=[.G90]/[.$C90]" office:value-type="float" office:value="5.1084716085248">
            <text:p>5.11</text:p>
          </table:table-cell>
          <table:table-cell table:style-name="ce18" table:formula="of:=[.H90]/[.$C90]" office:value-type="float" office:value="0">
            <text:p>0.00</text:p>
          </table:table-cell>
          <table:table-cell table:style-name="ce18" table:formula="of:=[.I90]/[.$C90]" office:value-type="float" office:value="1.24869934425381">
            <text:p>1.25</text:p>
          </table:table-cell>
          <table:table-cell table:style-name="ce29" table:formula="of:=[.G57]+[.G87]" office:value-type="float" office:value="39613.2372945077">
            <text:p>39613</text:p>
          </table:table-cell>
          <table:table-cell table:style-name="ce29" table:formula="of:=[.H57]+[.H87]" office:value-type="float" office:value="0">
            <text:p>0</text:p>
          </table:table-cell>
          <table:table-cell table:style-name="ce29" table:formula="of:=[.I57]+[.I87]" office:value-type="float" office:value="9682.93987400796">
            <text:p>9683</text:p>
          </table:table-cell>
          <table:table-cell table:style-name="ce29" table:formula="of:=[.J87]+[.J57]" office:value-type="float" office:value="3517.34553463287">
            <text:p>3517</text:p>
          </table:table-cell>
          <table:table-cell table:style-name="ce18" table:formula="of:=[.N90]/[.$J90]" office:value-type="float" office:value="1.55706214627836">
            <text:p>1.56</text:p>
          </table:table-cell>
          <table:table-cell table:style-name="ce18" table:formula="of:=[.O90]/[.$J90]" office:value-type="float" office:value="0">
            <text:p>0.00</text:p>
          </table:table-cell>
          <table:table-cell table:style-name="ce18" table:formula="of:=[.P90]/[.$J90]" office:value-type="float" office:value="0.380603560128562">
            <text:p>0.38</text:p>
          </table:table-cell>
          <table:table-cell table:style-name="ce29" table:formula="of:=[.N57]+[.N87]" office:value-type="float" office:value="5476.72558735805">
            <text:p>5477</text:p>
          </table:table-cell>
          <table:table-cell table:style-name="ce29" table:formula="of:=[.O57]+[.O87]" office:value-type="float" office:value="0">
            <text:p>0</text:p>
          </table:table-cell>
          <table:table-cell table:style-name="ce38" table:formula="of:=[.P57]+[.P87]" office:value-type="float" office:value="1338.71423268357">
            <text:p>1339</text:p>
          </table:table-cell>
          <table:table-cell table:style-name="ce39"/>
          <table:table-cell table:style-name="ce42" table:formula="of:=SUM([.R10:.R84])" office:value-type="float" office:value="6417.16659806558">
            <text:p>6417</text:p>
          </table:table-cell>
          <table:table-cell table:style-name="ce42" table:formula="of:=SUM([.S10:.S84])" office:value-type="float" office:value="4157.59703">
            <text:p>4158</text:p>
          </table:table-cell>
          <table:table-cell table:style-name="ce42" table:formula="of:=SUM([.T10:.T84])" office:value-type="float" office:value="4308.01062807876">
            <text:p>4308</text:p>
          </table:table-cell>
          <table:table-cell table:style-name="ce3"/>
          <table:table-cell table:style-name="ce42" table:formula="of:=SUM([.V10:.V84])" office:value-type="float" office:value="0">
            <text:p>0</text:p>
          </table:table-cell>
          <table:table-cell table:style-name="ce42" table:formula="of:=SUM([.W10:.W84])" office:value-type="float" office:value="0">
            <text:p>0</text:p>
          </table:table-cell>
          <table:table-cell table:style-name="ce42" table:formula="of:=SUM([.X10:.X84])" office:value-type="float" office:value="1195.6204776806">
            <text:p>1196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4"/>
          <table:table-cell table:style-name="ce14"/>
          <table:table-cell table:style-name="ce25" table:number-columns-repeated="3"/>
          <table:table-cell table:style-name="ce24" table:number-columns-repeated="4"/>
          <table:table-cell table:style-name="ce25" table:number-columns-repeated="3"/>
          <table:table-cell table:style-name="ce24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15" table:number-columns-spanned="14" table:number-rows-spanned="1"/>
          <table:covered-table-cell table:number-columns-repeated="12" table:style-name="ce21"/>
          <table:covered-table-cell table:style-name="ce6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5" office:value-type="string" table:number-columns-spanned="1" table:number-rows-spanned="2">
            <text:p>TYPICAL 'EXPENDABLE' ITEMS OF LOAD</text:p>
          </table:table-cell>
          <table:table-cell table:style-name="ce16" office:value-type="string" table:number-columns-spanned="1" table:number-rows-spanned="2">
            <text:p>WEIGHT (lb)</text:p>
          </table:table-cell>
          <table:table-cell table:style-name="ce22" office:value-type="string" table:number-columns-spanned="1" table:number-rows-spanned="2">
            <text:p>X</text:p>
            <text:p>(FT)</text:p>
          </table:table-cell>
          <table:table-cell table:style-name="ce22" office:value-type="string" table:number-columns-spanned="1" table:number-rows-spanned="2">
            <text:p>Y</text:p>
            <text:p>(FT)</text:p>
          </table:table-cell>
          <table:table-cell table:style-name="ce22" office:value-type="string" table:number-columns-spanned="1" table:number-rows-spanned="2">
            <text:p>Z</text:p>
            <text:p>(FT)</text:p>
          </table:table-cell>
          <table:table-cell table:style-name="ce22" office:value-type="string" table:number-columns-spanned="1" table:number-rows-spanned="2">
            <text:p>X ARM</text:p>
            <text:p>(lb FT)</text:p>
          </table:table-cell>
          <table:table-cell table:style-name="ce22" office:value-type="string" table:number-columns-spanned="1" table:number-rows-spanned="2">
            <text:p>Y ARM</text:p>
            <text:p>(lb FT)</text:p>
          </table:table-cell>
          <table:table-cell table:style-name="ce22" office:value-type="string" table:number-columns-spanned="1" table:number-rows-spanned="2">
            <text:p>Z ARM</text:p>
            <text:p>(lb FT)</text:p>
          </table:table-cell>
          <table:table-cell table:style-name="ce22" office:value-type="string" table:number-columns-spanned="1" table:number-rows-spanned="2">
            <text:p>WEIGHT (kg)</text:p>
          </table:table-cell>
          <table:table-cell table:style-name="ce22" office:value-type="string" table:number-columns-spanned="1" table:number-rows-spanned="2">
            <text:p>X</text:p>
            <text:p>(m)</text:p>
          </table:table-cell>
          <table:table-cell table:style-name="ce22" office:value-type="string" table:number-columns-spanned="1" table:number-rows-spanned="2">
            <text:p>Y</text:p>
            <text:p>(m)</text:p>
          </table:table-cell>
          <table:table-cell table:style-name="ce22" office:value-type="string" table:number-columns-spanned="1" table:number-rows-spanned="2">
            <text:p>Z</text:p>
            <text:p>(m)</text:p>
          </table:table-cell>
          <table:table-cell table:style-name="ce22" office:value-type="string" table:number-columns-spanned="1" table:number-rows-spanned="2">
            <text:p>X ARM</text:p>
            <text:p>(kg m)</text:p>
          </table:table-cell>
          <table:table-cell table:style-name="ce22" office:value-type="string" table:number-columns-spanned="1" table:number-rows-spanned="2">
            <text:p>Y ARM</text:p>
            <text:p>(kg m)</text:p>
          </table:table-cell>
          <table:table-cell table:style-name="ce22" office:value-type="string" table:number-columns-spanned="1" table:number-rows-spanned="2">
            <text:p>Z ARM</text:p>
            <text:p>(kg m)</text:p>
          </table:table-cell>
          <table:table-cell table:style-name="ce1"/>
          <table:table-cell table:style-name="ce42" table:formula="of:=[.S90]+[.T90]" office:value-type="float" office:value="8465.60765807876">
            <text:p>8466</text:p>
          </table:table-cell>
          <table:table-cell table:style-name="ce44" table:formula="of:=[.R90]+[.T90]" office:value-type="float" office:value="10725.1772261443">
            <text:p>10725</text:p>
          </table:table-cell>
          <table:table-cell table:style-name="ce44" table:formula="of:=[.S90]+[.R90]" office:value-type="float" office:value="10574.7636280656">
            <text:p>10575</text:p>
          </table:table-cell>
          <table:table-cell table:style-name="ce47" office:value-type="string">
            <text:p>kgm2</text:p>
          </table:table-cell>
          <table:table-cell table:style-name="ce42" table:formula="of:=[.V90]" office:value-type="float" office:value="0">
            <text:p>0</text:p>
          </table:table-cell>
          <table:table-cell table:style-name="ce44" table:formula="of:=[.W90]" office:value-type="float" office:value="0">
            <text:p>0</text:p>
          </table:table-cell>
          <table:table-cell table:style-name="ce44" table:formula="of:=[.X90]" office:value-type="float" office:value="1195.6204776806">
            <text:p>1196</text:p>
          </table:table-cell>
          <table:table-cell table:style-name="ce48" office:value-type="string">
            <text:p>kgm2</text:p>
          </table:table-cell>
          <table:table-cell table:number-columns-repeated="999"/>
        </table:table-row>
        <table:table-row table:style-name="ro1">
          <table:table-cell table:style-name="ce2"/>
          <table:covered-table-cell table:number-columns-repeated="15" table:style-name="ce6"/>
          <table:table-cell table:style-name="ce1"/>
          <table:table-cell table:style-name="ce43" office:value-type="string">
            <text:p>ixx</text:p>
          </table:table-cell>
          <table:table-cell table:style-name="ce38" office:value-type="string">
            <text:p>iyy</text:p>
          </table:table-cell>
          <table:table-cell table:style-name="ce38" office:value-type="string">
            <text:p>izz</text:p>
          </table:table-cell>
          <table:table-cell table:style-name="ce3"/>
          <table:table-cell table:style-name="ce43" office:value-type="string">
            <text:p>ixy</text:p>
          </table:table-cell>
          <table:table-cell table:style-name="ce38" office:value-type="string">
            <text:p>iyz</text:p>
          </table:table-cell>
          <table:table-cell table:style-name="ce38" office:value-type="string">
            <text:p>ixz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30" table:number-columns-repeated="2"/>
          <table:table-cell table:style-name="ce23"/>
          <table:table-cell table:style-name="ce30"/>
          <table:table-cell table:style-name="ce17" table:number-columns-repeated="3"/>
          <table:table-cell table:style-name="ce30" table:number-columns-repeated="2"/>
          <table:table-cell table:style-name="ce23"/>
          <table:table-cell table:style-name="ce1"/>
          <table:table-cell table:style-name="ce43" table:formula="of:=[.R93]/1.3558179618926" office:value-type="float" office:value="6243.91171677762">
            <text:p>6244</text:p>
          </table:table-cell>
          <table:table-cell table:style-name="ce38" table:formula="of:=[.S93]/1.3558179618926" office:value-type="float" office:value="7910.48468717213">
            <text:p>7910</text:p>
          </table:table-cell>
          <table:table-cell table:style-name="ce38" table:formula="of:=[.T93]/1.3558179618926" office:value-type="float" office:value="7799.54531160228">
            <text:p>7800</text:p>
          </table:table-cell>
          <table:table-cell table:style-name="ce47" office:value-type="string">
            <text:p>Slugft2</text:p>
          </table:table-cell>
          <table:table-cell table:style-name="ce43" table:formula="of:=[.V93]/1.3558179618926" office:value-type="float" office:value="0">
            <text:p>0</text:p>
          </table:table-cell>
          <table:table-cell table:style-name="ce38" table:formula="of:=[.W93]/1.3558179618926" office:value-type="float" office:value="0">
            <text:p>0</text:p>
          </table:table-cell>
          <table:table-cell table:style-name="ce38" table:formula="of:=[.X93]/1.3558179618926" office:value-type="float" office:value="881.844400417608">
            <text:p>882</text:p>
          </table:table-cell>
          <table:table-cell table:style-name="ce48" office:value-type="string">
            <text:p>Slugft2</text:p>
          </table:table-cell>
          <table:table-cell table:number-columns-repeated="999"/>
        </table:table-row>
        <table:table-row table:style-name="ro1">
          <table:table-cell table:style-name="ce2"/>
          <table:table-cell table:style-name="ce8"/>
          <table:table-cell table:style-name="ce17" table:number-columns-repeated="4"/>
          <table:table-cell table:style-name="ce30" table:number-columns-repeated="2"/>
          <table:table-cell table:style-name="ce23"/>
          <table:table-cell table:style-name="ce30"/>
          <table:table-cell table:style-name="ce17" table:number-columns-repeated="3"/>
          <table:table-cell table:style-name="ce30" table:number-columns-repeated="2"/>
          <table:table-cell table:style-name="ce23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FUSELAGE SECTIONS</text:p>
          </table:table-cell>
          <table:table-cell table:style-name="ce17" table:number-columns-repeated="4"/>
          <table:table-cell table:style-name="ce23" table:number-columns-repeated="3"/>
          <table:table-cell table:style-name="ce2"/>
          <table:table-cell table:style-name="ce23" table:number-columns-repeated="6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Fore</text:p>
          </table:table-cell>
          <table:table-cell table:style-name="ce17" table:number-columns-repeated="4"/>
          <table:table-cell table:style-name="ce23" table:number-columns-repeated="3"/>
          <table:table-cell table:style-name="ce2"/>
          <table:table-cell table:style-name="ce23" table:number-columns-repeated="6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ENGINE OIL COOLANT</text:p>
          </table:table-cell>
          <table:table-cell table:style-name="ce17" table:formula="of:=CONVERT([.J99];&quot;kg&quot;;&quot;lbm&quot;)" office:value-type="float" office:value="220.462291469134">
            <text:p>220.46</text:p>
          </table:table-cell>
          <table:table-cell table:style-name="ce17" table:formula="of:=CONVERT([.K99];&quot;m&quot;; &quot;ft&quot;)" office:value-type="float" office:value="3.28083989501312">
            <text:p>3.28</text:p>
          </table:table-cell>
          <table:table-cell table:style-name="ce17" table:formula="of:=CONVERT([.L99];&quot;m&quot;; &quot;ft&quot;)" office:value-type="float" office:value="-2.29658792650919">
            <text:p>-2.30</text:p>
          </table:table-cell>
          <table:table-cell table:style-name="ce17" table:formula="of:=CONVERT([.M99];&quot;m&quot;; &quot;ft&quot;)" office:value-type="float" office:value="0">
            <text:p>0.00</text:p>
          </table:table-cell>
          <table:table-cell table:style-name="ce23" table:formula="of:=[.D99]*[.C99]" office:value-type="float" office:value="723.301481197946">
            <text:p>723.30</text:p>
          </table:table-cell>
          <table:table-cell table:style-name="ce23" table:formula="of:=[.E99]*[.C99]" office:value-type="float" office:value="-506.311036838562">
            <text:p>-506.31</text:p>
          </table:table-cell>
          <table:table-cell table:style-name="ce23" table:formula="of:=[.F99]*[.C99]" office:value-type="float" office:value="0">
            <text:p>0.00</text:p>
          </table:table-cell>
          <table:table-cell table:style-name="ce32" office:value-type="float" office:value="100">
            <text:p>100</text:p>
          </table:table-cell>
          <table:table-cell table:style-name="ce17" office:value-type="float" office:value="1">
            <text:p>1.00</text:p>
          </table:table-cell>
          <table:table-cell table:style-name="ce17" table:formula="of:=[.L32]" office:value-type="float" office:value="-0.7">
            <text:p>-0.70</text:p>
          </table:table-cell>
          <table:table-cell table:style-name="ce17" office:value-type="float" office:value="0">
            <text:p>0.00</text:p>
          </table:table-cell>
          <table:table-cell table:style-name="ce23" table:formula="of:=[.K99]*[.J99]" office:value-type="float" office:value="100">
            <text:p>100.00</text:p>
          </table:table-cell>
          <table:table-cell table:style-name="ce23" table:formula="of:=[.L99]*[.J99]" office:value-type="float" office:value="-70">
            <text:p>-70.00</text:p>
          </table:table-cell>
          <table:table-cell table:style-name="ce23" table:formula="of:=[.M99]*[.J99]" office:value-type="float" office:value="0">
            <text:p>0.00</text:p>
          </table:table-cell>
          <table:table-cell table:style-name="ce39"/>
          <table:table-cell table:style-name="ce20" table:formula="of:=([.K99]-[.K$21])*([.K99]-[.K$21])*[.$J99]" office:value-type="float" office:value="25">
            <text:p>25.00</text:p>
          </table:table-cell>
          <table:table-cell table:style-name="ce20" table:formula="of:=([.L99]-[.L$10])*([.L99]-[.L$10])*[.$J99]" office:value-type="float" office:value="49">
            <text:p>49.00</text:p>
          </table:table-cell>
          <table:table-cell table:style-name="ce20" table:formula="of:=([.M99]-[.M$21])*([.M99]-[.M$21])*[.$J99]" office:value-type="float" office:value="158.76">
            <text:p>158.76</text:p>
          </table:table-cell>
          <table:table-cell table:style-name="ce39"/>
          <table:table-cell table:style-name="ce20" table:formula="of:=([.K99]-[.K$21])*([.L99]-[.L$10])*[.$J99]" office:value-type="float" office:value="35">
            <text:p>35.00</text:p>
          </table:table-cell>
          <table:table-cell table:style-name="ce20" table:formula="of:=([.L99]-[.L$10])*([.M99]-[.M$21])*[.$J99]" office:value-type="float" office:value="88.2">
            <text:p>88.20</text:p>
          </table:table-cell>
          <table:table-cell table:style-name="ce20" table:formula="of:=([.K99]-[.K$21])*([.M99]-[.M$21])*[.$J99]" office:value-type="float" office:value="63">
            <text:p>63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GENERATOR OIL COOLANT</text:p>
          </table:table-cell>
          <table:table-cell table:style-name="ce17" table:formula="of:=CONVERT([.J100];&quot;kg&quot;;&quot;lbm&quot;)" office:value-type="float" office:value="220.462291469134">
            <text:p>220.46</text:p>
          </table:table-cell>
          <table:table-cell table:style-name="ce17" table:formula="of:=CONVERT([.K100];&quot;m&quot;; &quot;ft&quot;)" office:value-type="float" office:value="3.28083989501312">
            <text:p>3.28</text:p>
          </table:table-cell>
          <table:table-cell table:style-name="ce17" table:formula="of:=CONVERT([.L100];&quot;m&quot;; &quot;ft&quot;)" office:value-type="float" office:value="2.29658792650919">
            <text:p>2.30</text:p>
          </table:table-cell>
          <table:table-cell table:style-name="ce17" table:formula="of:=CONVERT([.M100];&quot;m&quot;; &quot;ft&quot;)" office:value-type="float" office:value="0">
            <text:p>0.00</text:p>
          </table:table-cell>
          <table:table-cell table:style-name="ce23" table:formula="of:=[.D100]*[.C100]" office:value-type="float" office:value="723.301481197946">
            <text:p>723.30</text:p>
          </table:table-cell>
          <table:table-cell table:style-name="ce23" table:formula="of:=[.E100]*[.C100]" office:value-type="float" office:value="506.311036838562">
            <text:p>506.31</text:p>
          </table:table-cell>
          <table:table-cell table:style-name="ce23" table:formula="of:=[.F100]*[.C100]" office:value-type="float" office:value="0">
            <text:p>0.00</text:p>
          </table:table-cell>
          <table:table-cell table:style-name="ce32" office:value-type="float" office:value="100">
            <text:p>100</text:p>
          </table:table-cell>
          <table:table-cell table:style-name="ce17" table:formula="of:=[.K99]" office:value-type="float" office:value="1">
            <text:p>1.00</text:p>
          </table:table-cell>
          <table:table-cell table:style-name="ce17" table:formula="of:=[.L33]" office:value-type="float" office:value="0.7">
            <text:p>0.70</text:p>
          </table:table-cell>
          <table:table-cell table:style-name="ce17" office:value-type="float" office:value="0">
            <text:p>0.00</text:p>
          </table:table-cell>
          <table:table-cell table:style-name="ce23" table:formula="of:=[.K100]*[.J100]" office:value-type="float" office:value="100">
            <text:p>100.00</text:p>
          </table:table-cell>
          <table:table-cell table:style-name="ce23" table:formula="of:=[.L100]*[.J100]" office:value-type="float" office:value="70">
            <text:p>70.00</text:p>
          </table:table-cell>
          <table:table-cell table:style-name="ce23" table:formula="of:=[.M100]*[.J100]" office:value-type="float" office:value="0">
            <text:p>0.00</text:p>
          </table:table-cell>
          <table:table-cell table:style-name="ce39"/>
          <table:table-cell table:style-name="ce20" table:formula="of:=([.K100]-[.K$21])*([.K100]-[.K$21])*[.$J100]" office:value-type="float" office:value="25">
            <text:p>25.00</text:p>
          </table:table-cell>
          <table:table-cell table:style-name="ce20" table:formula="of:=([.L100]-[.L$10])*([.L100]-[.L$10])*[.$J100]" office:value-type="float" office:value="49">
            <text:p>49.00</text:p>
          </table:table-cell>
          <table:table-cell table:style-name="ce20" table:formula="of:=([.M100]-[.M$21])*([.M100]-[.M$21])*[.$J100]" office:value-type="float" office:value="158.76">
            <text:p>158.76</text:p>
          </table:table-cell>
          <table:table-cell table:style-name="ce39"/>
          <table:table-cell table:style-name="ce20" table:formula="of:=([.K100]-[.K$21])*([.L100]-[.L$10])*[.$J100]" office:value-type="float" office:value="-35">
            <text:p>-35.00</text:p>
          </table:table-cell>
          <table:table-cell table:style-name="ce20" table:formula="of:=([.L100]-[.L$10])*([.M100]-[.M$21])*[.$J100]" office:value-type="float" office:value="-88.2">
            <text:p>-88.20</text:p>
          </table:table-cell>
          <table:table-cell table:style-name="ce20" table:formula="of:=([.K100]-[.K$21])*([.M100]-[.M$21])*[.$J100]" office:value-type="float" office:value="63">
            <text:p>63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Mid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36" table:number-columns-repeated="3"/>
          <table:table-cell table:style-name="ce23" table:number-columns-repeated="3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MAIN TANK 180 GAL, 87 OCTANE AT 7.2lb PER GAL</text:p>
          </table:table-cell>
          <table:table-cell table:style-name="ce17" office:value-type="float" office:value="1296">
            <text:p>1296.00</text:p>
          </table:table-cell>
          <table:table-cell table:style-name="ce17" table:formula="of:=CONVERT([.K102];&quot;m&quot;; &quot;ft&quot;)" office:value-type="float" office:value="4.92125984251969">
            <text:p>4.92</text:p>
          </table:table-cell>
          <table:table-cell table:style-name="ce17" table:formula="of:=CONVERT([.L102];&quot;m&quot;; &quot;ft&quot;)" office:value-type="float" office:value="0">
            <text:p>0.00</text:p>
          </table:table-cell>
          <table:table-cell table:style-name="ce17" table:formula="of:=CONVERT([.M102];&quot;m&quot;; &quot;ft&quot;)" office:value-type="float" office:value="-1.37795275590551">
            <text:p>-1.38</text:p>
          </table:table-cell>
          <table:table-cell table:style-name="ce23" table:formula="of:=[.D102]*[.C102]" office:value-type="float" office:value="6377.95275590551">
            <text:p>6377.95</text:p>
          </table:table-cell>
          <table:table-cell table:style-name="ce23" table:formula="of:=[.E102]*[.C102]" office:value-type="float" office:value="0">
            <text:p>0.00</text:p>
          </table:table-cell>
          <table:table-cell table:style-name="ce23" table:formula="of:=[.F102]*[.C102]" office:value-type="float" office:value="-1785.82677165354">
            <text:p>-1785.83</text:p>
          </table:table-cell>
          <table:table-cell table:style-name="ce32" table:formula="of:=CONVERT([.C102];&quot;lbm&quot;; &quot;kg&quot;)" office:value-type="float" office:value="587.855633434459">
            <text:p>588</text:p>
          </table:table-cell>
          <table:table-cell table:style-name="ce17" table:formula="of:=[.K34]" office:value-type="float" office:value="1.5">
            <text:p>1.50</text:p>
          </table:table-cell>
          <table:table-cell table:style-name="ce17" table:formula="of:=[.L34]" office:value-type="float" office:value="0">
            <text:p>0.00</text:p>
          </table:table-cell>
          <table:table-cell table:style-name="ce17" table:formula="of:=[.M34]" office:value-type="float" office:value="-0.42">
            <text:p>-0.42</text:p>
          </table:table-cell>
          <table:table-cell table:style-name="ce23" table:formula="of:=[.K102]*[.J102]" office:value-type="float" office:value="881.783450151688">
            <text:p>881.78</text:p>
          </table:table-cell>
          <table:table-cell table:style-name="ce23" table:formula="of:=[.L102]*[.J102]" office:value-type="float" office:value="0">
            <text:p>0.00</text:p>
          </table:table-cell>
          <table:table-cell table:style-name="ce23" table:formula="of:=[.M102]*[.J102]" office:value-type="float" office:value="-246.899366042473">
            <text:p>-246.90</text:p>
          </table:table-cell>
          <table:table-cell table:style-name="ce39"/>
          <table:table-cell table:style-name="ce20" table:formula="of:=([.K102]-[.K$21])*([.K102]-[.K$21])*[.$J102]" office:value-type="float" office:value="0">
            <text:p>0.00</text:p>
          </table:table-cell>
          <table:table-cell table:style-name="ce20" table:formula="of:=([.L102]-[.L$10])*([.L102]-[.L$10])*[.$J102]" office:value-type="float" office:value="0">
            <text:p>0.00</text:p>
          </table:table-cell>
          <table:table-cell table:style-name="ce20" table:formula="of:=([.M102]-[.M$21])*([.M102]-[.M$21])*[.$J102]" office:value-type="float" office:value="1659.16373980542">
            <text:p>1659.16</text:p>
          </table:table-cell>
          <table:table-cell table:style-name="ce39"/>
          <table:table-cell table:style-name="ce20" table:formula="of:=([.K102]-[.K$21])*([.L102]-[.L$10])*[.$J102]" office:value-type="float" office:value="0">
            <text:p>0.00</text:p>
          </table:table-cell>
          <table:table-cell table:style-name="ce20" table:formula="of:=([.L102]-[.L$10])*([.M102]-[.M$21])*[.$J102]" office:value-type="float" office:value="-0">
            <text:p>0.00</text:p>
          </table:table-cell>
          <table:table-cell table:style-name="ce20" table:formula="of:=([.K102]-[.K$21])*([.M102]-[.M$21])*[.$J102]" office:value-type="float" office:value="-0">
            <text:p>0.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PORT SIDE TANK 155 GAL</text:p>
          </table:table-cell>
          <table:table-cell table:style-name="ce17" office:value-type="float" office:value="1116">
            <text:p>1116.00</text:p>
          </table:table-cell>
          <table:table-cell table:style-name="ce17" table:formula="of:=CONVERT([.K103];&quot;m&quot;; &quot;ft&quot;)" office:value-type="float" office:value="7.31627296587927">
            <text:p>7.32</text:p>
          </table:table-cell>
          <table:table-cell table:style-name="ce17" table:formula="of:=CONVERT([.L103];&quot;m&quot;; &quot;ft&quot;)" office:value-type="float" office:value="-3.11679790026247">
            <text:p>-3.12</text:p>
          </table:table-cell>
          <table:table-cell table:style-name="ce17" table:formula="of:=CONVERT([.M103];&quot;m&quot;; &quot;ft&quot;)" office:value-type="float" office:value="0.656167979002625">
            <text:p>0.66</text:p>
          </table:table-cell>
          <table:table-cell table:style-name="ce23" table:formula="of:=[.D103]*[.C103]" office:value-type="float" office:value="8164.96062992126">
            <text:p>8164.96</text:p>
          </table:table-cell>
          <table:table-cell table:style-name="ce23" table:formula="of:=[.E103]*[.C103]" office:value-type="float" office:value="-3478.34645669291">
            <text:p>-3478.35</text:p>
          </table:table-cell>
          <table:table-cell table:style-name="ce23" table:formula="of:=[.F103]*[.C103]" office:value-type="float" office:value="732.283464566929">
            <text:p>732.28</text:p>
          </table:table-cell>
          <table:table-cell table:style-name="ce32" table:formula="of:=CONVERT([.C103];&quot;lbm&quot;; &quot;kg&quot;)" office:value-type="float" office:value="506.209017679673">
            <text:p>506</text:p>
          </table:table-cell>
          <table:table-cell table:style-name="ce17" office:value-type="float" office:value="2.23">
            <text:p>2.23</text:p>
          </table:table-cell>
          <table:table-cell table:style-name="ce17" office:value-type="float" office:value="-0.95">
            <text:p>-0.95</text:p>
          </table:table-cell>
          <table:table-cell table:style-name="ce17" office:value-type="float" office:value="0.2">
            <text:p>0.20</text:p>
          </table:table-cell>
          <table:table-cell table:style-name="ce23" table:formula="of:=[.K103]*[.J103]" office:value-type="float" office:value="1128.84610942567">
            <text:p>1128.85</text:p>
          </table:table-cell>
          <table:table-cell table:style-name="ce23" table:formula="of:=[.L103]*[.J103]" office:value-type="float" office:value="-480.898566795689">
            <text:p>-480.90</text:p>
          </table:table-cell>
          <table:table-cell table:style-name="ce23" table:formula="of:=[.M103]*[.J103]" office:value-type="float" office:value="101.241803535935">
            <text:p>101.24</text:p>
          </table:table-cell>
          <table:table-cell table:style-name="ce39"/>
          <table:table-cell table:style-name="ce20" table:formula="of:=([.K103]-[.K$21])*([.K103]-[.K$21])*[.$J103]" office:value-type="float" office:value="269.758785521498">
            <text:p>269.76</text:p>
          </table:table-cell>
          <table:table-cell table:style-name="ce20" table:formula="of:=([.L103]-[.L$10])*([.L103]-[.L$10])*[.$J103]" office:value-type="float" office:value="456.853638455905">
            <text:p>456.85</text:p>
          </table:table-cell>
          <table:table-cell table:style-name="ce20" table:formula="of:=([.M103]-[.M$21])*([.M103]-[.M$21])*[.$J103]" office:value-type="float" office:value="568.77645226488">
            <text:p>568.78</text:p>
          </table:table-cell>
          <table:table-cell table:style-name="ce39"/>
          <table:table-cell table:style-name="ce20" table:formula="of:=([.K103]-[.K$21])*([.L103]-[.L$10])*[.$J103]" office:value-type="float" office:value="-351.055953760853">
            <text:p>-351.06</text:p>
          </table:table-cell>
          <table:table-cell table:style-name="ce20" table:formula="of:=([.L103]-[.L$10])*([.M103]-[.M$21])*[.$J103]" office:value-type="float" office:value="509.75248080343">
            <text:p>509.75</text:p>
          </table:table-cell>
          <table:table-cell table:style-name="ce20" table:formula="of:=([.K103]-[.K$21])*([.M103]-[.M$21])*[.$J103]" office:value-type="float" office:value="-391.704537880531">
            <text:p>-391.7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STARBOARD SIDE TANK 155 GAL</text:p>
          </table:table-cell>
          <table:table-cell table:style-name="ce17" office:value-type="float" office:value="1116">
            <text:p>1116.00</text:p>
          </table:table-cell>
          <table:table-cell table:style-name="ce17" table:formula="of:=CONVERT([.K104];&quot;m&quot;; &quot;ft&quot;)" office:value-type="float" office:value="7.31627296587927">
            <text:p>7.32</text:p>
          </table:table-cell>
          <table:table-cell table:style-name="ce17" table:formula="of:=CONVERT([.L104];&quot;m&quot;; &quot;ft&quot;)" office:value-type="float" office:value="3.11679790026247">
            <text:p>3.12</text:p>
          </table:table-cell>
          <table:table-cell table:style-name="ce17" table:formula="of:=CONVERT([.M104];&quot;m&quot;; &quot;ft&quot;)" office:value-type="float" office:value="0.656167979002625">
            <text:p>0.66</text:p>
          </table:table-cell>
          <table:table-cell table:style-name="ce23" table:formula="of:=[.D104]*[.C104]" office:value-type="float" office:value="8164.96062992126">
            <text:p>8164.96</text:p>
          </table:table-cell>
          <table:table-cell table:style-name="ce23" table:formula="of:=[.E104]*[.C104]" office:value-type="float" office:value="3478.34645669291">
            <text:p>3478.35</text:p>
          </table:table-cell>
          <table:table-cell table:style-name="ce23" table:formula="of:=[.F104]*[.C104]" office:value-type="float" office:value="732.283464566929">
            <text:p>732.28</text:p>
          </table:table-cell>
          <table:table-cell table:style-name="ce32" table:formula="of:=CONVERT([.C104];&quot;lbm&quot;; &quot;kg&quot;)" office:value-type="float" office:value="506.209017679673">
            <text:p>506</text:p>
          </table:table-cell>
          <table:table-cell table:style-name="ce17" table:formula="of:=[.K103]" office:value-type="float" office:value="2.23">
            <text:p>2.23</text:p>
          </table:table-cell>
          <table:table-cell table:style-name="ce17" table:formula="of:=[.L103]*-1" office:value-type="float" office:value="0.95">
            <text:p>0.95</text:p>
          </table:table-cell>
          <table:table-cell table:style-name="ce17" office:value-type="float" office:value="0.2">
            <text:p>0.20</text:p>
          </table:table-cell>
          <table:table-cell table:style-name="ce23" table:formula="of:=[.K104]*[.J104]" office:value-type="float" office:value="1128.84610942567">
            <text:p>1128.85</text:p>
          </table:table-cell>
          <table:table-cell table:style-name="ce23" table:formula="of:=[.L104]*[.J104]" office:value-type="float" office:value="480.898566795689">
            <text:p>480.90</text:p>
          </table:table-cell>
          <table:table-cell table:style-name="ce23" table:formula="of:=[.M104]*[.J104]" office:value-type="float" office:value="101.241803535935">
            <text:p>101.24</text:p>
          </table:table-cell>
          <table:table-cell table:style-name="ce39"/>
          <table:table-cell table:style-name="ce20" table:formula="of:=([.K104]-[.K$21])*([.K104]-[.K$21])*[.$J104]" office:value-type="float" office:value="269.758785521498">
            <text:p>269.76</text:p>
          </table:table-cell>
          <table:table-cell table:style-name="ce20" table:formula="of:=([.L104]-[.L$10])*([.L104]-[.L$10])*[.$J104]" office:value-type="float" office:value="456.853638455905">
            <text:p>456.85</text:p>
          </table:table-cell>
          <table:table-cell table:style-name="ce20" table:formula="of:=([.M104]-[.M$21])*([.M104]-[.M$21])*[.$J104]" office:value-type="float" office:value="568.77645226488">
            <text:p>568.78</text:p>
          </table:table-cell>
          <table:table-cell table:style-name="ce39"/>
          <table:table-cell table:style-name="ce20" table:formula="of:=([.K104]-[.K$21])*([.L104]-[.L$10])*[.$J104]" office:value-type="float" office:value="351.055953760853">
            <text:p>351.06</text:p>
          </table:table-cell>
          <table:table-cell table:style-name="ce20" table:formula="of:=([.L104]-[.L$10])*([.M104]-[.M$21])*[.$J104]" office:value-type="float" office:value="-509.75248080343">
            <text:p>-509.75</text:p>
          </table:table-cell>
          <table:table-cell table:style-name="ce20" table:formula="of:=([.K104]-[.K$21])*([.M104]-[.M$21])*[.$J104]" office:value-type="float" office:value="-391.704537880531">
            <text:p>-391.7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/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AFT STUB WINGS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Left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190 TK-411 WAFAR (19*5)</text:p>
          </table:table-cell>
          <table:table-cell table:style-name="ce17" table:formula="of:=CONVERT([.J108];&quot;kg&quot;;&quot;lbm&quot;)" office:value-type="float" office:value="1298.5228967532">
            <text:p>1298.52</text:p>
          </table:table-cell>
          <table:table-cell table:style-name="ce17" table:formula="of:=CONVERT([.K108];&quot;m&quot;; &quot;ft&quot;)" office:value-type="float" office:value="5.90551181102362">
            <text:p>5.91</text:p>
          </table:table-cell>
          <table:table-cell table:style-name="ce17" table:formula="of:=CONVERT([.L108];&quot;m&quot;; &quot;ft&quot;)" office:value-type="float" office:value="-6.03674540682415">
            <text:p>-6.04</text:p>
          </table:table-cell>
          <table:table-cell table:style-name="ce17" table:formula="of:=CONVERT([.M108];&quot;m&quot;; &quot;ft&quot;)" office:value-type="float" office:value="-0.492125984251969">
            <text:p>-0.49</text:p>
          </table:table-cell>
          <table:table-cell table:style-name="ce23" table:formula="of:=[.D108]*[.C108]" office:value-type="float" office:value="7668.44230366063">
            <text:p>7668.44</text:p>
          </table:table-cell>
          <table:table-cell table:style-name="ce23" table:formula="of:=[.E108]*[.C108]" office:value-type="float" office:value="-7838.85213263086">
            <text:p>-7838.85</text:p>
          </table:table-cell>
          <table:table-cell table:style-name="ce23" table:formula="of:=[.F108]*[.C108]" office:value-type="float" office:value="-639.036858638385">
            <text:p>-639.04</text:p>
          </table:table-cell>
          <table:table-cell table:style-name="ce32" office:value-type="float" office:value="589">
            <text:p>589</text:p>
          </table:table-cell>
          <table:table-cell table:style-name="ce17" office:value-type="float" office:value="1.8">
            <text:p>1.80</text:p>
          </table:table-cell>
          <table:table-cell table:style-name="ce17" office:value-type="float" office:value="-1.84">
            <text:p>-1.84</text:p>
          </table:table-cell>
          <table:table-cell table:style-name="ce17" office:value-type="float" office:value="-0.15">
            <text:p>-0.15</text:p>
          </table:table-cell>
          <table:table-cell table:style-name="ce23" table:formula="of:=[.K108]*[.J108]" office:value-type="float" office:value="1060.2">
            <text:p>1060.20</text:p>
          </table:table-cell>
          <table:table-cell table:style-name="ce23" table:formula="of:=[.L108]*[.J108]" office:value-type="float" office:value="-1083.76">
            <text:p>-1083.76</text:p>
          </table:table-cell>
          <table:table-cell table:style-name="ce23" table:formula="of:=[.M108]*[.J108]" office:value-type="float" office:value="-88.35">
            <text:p>-88.35</text:p>
          </table:table-cell>
          <table:table-cell table:style-name="ce39"/>
          <table:table-cell table:style-name="ce20" table:formula="of:=([.K108]-[.K$21])*([.K108]-[.K$21])*[.$J108]" office:value-type="float" office:value="53.01">
            <text:p>53.01</text:p>
          </table:table-cell>
          <table:table-cell table:style-name="ce20" table:formula="of:=([.L108]-[.L$10])*([.L108]-[.L$10])*[.$J108]" office:value-type="float" office:value="1994.1184">
            <text:p>1994.12</text:p>
          </table:table-cell>
          <table:table-cell table:style-name="ce20" table:formula="of:=([.M108]-[.M$21])*([.M108]-[.M$21])*[.$J108]" office:value-type="float" office:value="1170.9909">
            <text:p>1170.99</text:p>
          </table:table-cell>
          <table:table-cell table:style-name="ce39"/>
          <table:table-cell table:style-name="ce20" table:formula="of:=([.K108]-[.K$21])*([.L108]-[.L$10])*[.$J108]" office:value-type="float" office:value="-325.128">
            <text:p>-325.13</text:p>
          </table:table-cell>
          <table:table-cell table:style-name="ce20" table:formula="of:=([.L108]-[.L$10])*([.M108]-[.M$21])*[.$J108]" office:value-type="float" office:value="1528.1016">
            <text:p>1528.10</text:p>
          </table:table-cell>
          <table:table-cell table:style-name="ce20" table:formula="of:=([.K108]-[.K$21])*([.M108]-[.M$21])*[.$J108]" office:value-type="float" office:value="-249.147">
            <text:p>-249.15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Hellfire (4 off)</text:p>
          </table:table-cell>
          <table:table-cell table:style-name="ce17" table:formula="of:=CONVERT([.J109];&quot;kg&quot;;&quot;lbm&quot;)" office:value-type="float" office:value="432.106091279503">
            <text:p>432.11</text:p>
          </table:table-cell>
          <table:table-cell table:style-name="ce17" table:formula="of:=CONVERT([.K109];&quot;m&quot;; &quot;ft&quot;)" office:value-type="float" office:value="5.90551181102362">
            <text:p>5.91</text:p>
          </table:table-cell>
          <table:table-cell table:style-name="ce17" table:formula="of:=CONVERT([.L109];&quot;m&quot;; &quot;ft&quot;)" office:value-type="float" office:value="-9.25196850393701">
            <text:p>-9.25</text:p>
          </table:table-cell>
          <table:table-cell table:style-name="ce17" table:formula="of:=CONVERT([.M109];&quot;m&quot;; &quot;ft&quot;)" office:value-type="float" office:value="-1.64041994750656">
            <text:p>-1.64</text:p>
          </table:table-cell>
          <table:table-cell table:style-name="ce23" table:formula="of:=[.D109]*[.C109]" office:value-type="float" office:value="2551.80762566635">
            <text:p>2551.81</text:p>
          </table:table-cell>
          <table:table-cell table:style-name="ce23" table:formula="of:=[.E109]*[.C109]" office:value-type="float" office:value="-3997.83194687729">
            <text:p>-3997.83</text:p>
          </table:table-cell>
          <table:table-cell table:style-name="ce23" table:formula="of:=[.F109]*[.C109]" office:value-type="float" office:value="-708.835451573987">
            <text:p>-708.84</text:p>
          </table:table-cell>
          <table:table-cell table:style-name="ce32" office:value-type="float" office:value="196">
            <text:p>196</text:p>
          </table:table-cell>
          <table:table-cell table:style-name="ce17" table:formula="of:=[.K108]" office:value-type="float" office:value="1.8">
            <text:p>1.80</text:p>
          </table:table-cell>
          <table:table-cell table:style-name="ce17" office:value-type="float" office:value="-2.82">
            <text:p>-2.82</text:p>
          </table:table-cell>
          <table:table-cell table:style-name="ce17" office:value-type="float" office:value="-0.5">
            <text:p>-0.50</text:p>
          </table:table-cell>
          <table:table-cell table:style-name="ce23" table:formula="of:=[.K109]*[.J109]" office:value-type="float" office:value="352.8">
            <text:p>352.80</text:p>
          </table:table-cell>
          <table:table-cell table:style-name="ce23" table:formula="of:=[.L109]*[.J109]" office:value-type="float" office:value="-552.72">
            <text:p>-552.72</text:p>
          </table:table-cell>
          <table:table-cell table:style-name="ce23" table:formula="of:=[.M109]*[.J109]" office:value-type="float" office:value="-98">
            <text:p>-98.00</text:p>
          </table:table-cell>
          <table:table-cell table:style-name="ce39"/>
          <table:table-cell table:style-name="ce20" table:formula="of:=([.K109]-[.K$21])*([.K109]-[.K$21])*[.$J109]" office:value-type="float" office:value="17.64">
            <text:p>17.64</text:p>
          </table:table-cell>
          <table:table-cell table:style-name="ce20" table:formula="of:=([.L109]-[.L$10])*([.L109]-[.L$10])*[.$J109]" office:value-type="float" office:value="1558.6704">
            <text:p>1558.67</text:p>
          </table:table-cell>
          <table:table-cell table:style-name="ce20" table:formula="of:=([.M109]-[.M$21])*([.M109]-[.M$21])*[.$J109]" office:value-type="float" office:value="607.1296">
            <text:p>607.13</text:p>
          </table:table-cell>
          <table:table-cell table:style-name="ce39"/>
          <table:table-cell table:style-name="ce20" table:formula="of:=([.K109]-[.K$21])*([.L109]-[.L$10])*[.$J109]" office:value-type="float" office:value="-165.816">
            <text:p>-165.82</text:p>
          </table:table-cell>
          <table:table-cell table:style-name="ce20" table:formula="of:=([.L109]-[.L$10])*([.M109]-[.M$21])*[.$J109]" office:value-type="float" office:value="972.7872">
            <text:p>972.79</text:p>
          </table:table-cell>
          <table:table-cell table:style-name="ce20" table:formula="of:=([.K109]-[.K$21])*([.M109]-[.M$21])*[.$J109]" office:value-type="float" office:value="-103.488">
            <text:p>-103.49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Right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table:formula="of:=[.B108]" office:value-type="string" office:string-value="190 TK-411 WAFAR (19*5)">
            <text:p>190 TK-411 WAFAR (19*5)</text:p>
          </table:table-cell>
          <table:table-cell table:style-name="ce17" table:formula="of:=CONVERT([.J111];&quot;kg&quot;;&quot;lbm&quot;)" office:value-type="float" office:value="1298.5228967532">
            <text:p>1298.52</text:p>
          </table:table-cell>
          <table:table-cell table:style-name="ce17" table:formula="of:=CONVERT([.K111];&quot;m&quot;; &quot;ft&quot;)" office:value-type="float" office:value="5.90551181102362">
            <text:p>5.91</text:p>
          </table:table-cell>
          <table:table-cell table:style-name="ce17" table:formula="of:=CONVERT([.L111];&quot;m&quot;; &quot;ft&quot;)" office:value-type="float" office:value="6.03674540682415">
            <text:p>6.04</text:p>
          </table:table-cell>
          <table:table-cell table:style-name="ce17" table:formula="of:=CONVERT([.M111];&quot;m&quot;; &quot;ft&quot;)" office:value-type="float" office:value="-0.492125984251969">
            <text:p>-0.49</text:p>
          </table:table-cell>
          <table:table-cell table:style-name="ce23" table:formula="of:=[.D111]*[.C111]" office:value-type="float" office:value="7668.44230366063">
            <text:p>7668.44</text:p>
          </table:table-cell>
          <table:table-cell table:style-name="ce23" table:formula="of:=[.E111]*[.C111]" office:value-type="float" office:value="7838.85213263086">
            <text:p>7838.85</text:p>
          </table:table-cell>
          <table:table-cell table:style-name="ce23" table:formula="of:=[.F111]*[.C111]" office:value-type="float" office:value="-639.036858638385">
            <text:p>-639.04</text:p>
          </table:table-cell>
          <table:table-cell table:style-name="ce32" office:value-type="float" office:value="589">
            <text:p>589</text:p>
          </table:table-cell>
          <table:table-cell table:style-name="ce17" table:formula="of:=[.K108]" office:value-type="float" office:value="1.8">
            <text:p>1.80</text:p>
          </table:table-cell>
          <table:table-cell table:style-name="ce17" table:formula="of:=[.L108]*-1" office:value-type="float" office:value="1.84">
            <text:p>1.84</text:p>
          </table:table-cell>
          <table:table-cell table:style-name="ce17" table:formula="of:=[.M108]" office:value-type="float" office:value="-0.15">
            <text:p>-0.15</text:p>
          </table:table-cell>
          <table:table-cell table:style-name="ce23" table:formula="of:=[.K111]*[.J111]" office:value-type="float" office:value="1060.2">
            <text:p>1060.20</text:p>
          </table:table-cell>
          <table:table-cell table:style-name="ce23" table:formula="of:=[.L111]*[.J111]" office:value-type="float" office:value="1083.76">
            <text:p>1083.76</text:p>
          </table:table-cell>
          <table:table-cell table:style-name="ce23" table:formula="of:=[.M111]*[.J111]" office:value-type="float" office:value="-88.35">
            <text:p>-88.35</text:p>
          </table:table-cell>
          <table:table-cell table:style-name="ce39"/>
          <table:table-cell table:style-name="ce20" table:formula="of:=([.K111]-[.K$21])*([.K111]-[.K$21])*[.$J111]" office:value-type="float" office:value="53.01">
            <text:p>53.01</text:p>
          </table:table-cell>
          <table:table-cell table:style-name="ce20" table:formula="of:=([.L111]-[.L$10])*([.L111]-[.L$10])*[.$J111]" office:value-type="float" office:value="1994.1184">
            <text:p>1994.12</text:p>
          </table:table-cell>
          <table:table-cell table:style-name="ce20" table:formula="of:=([.M111]-[.M$21])*([.M111]-[.M$21])*[.$J111]" office:value-type="float" office:value="1170.9909">
            <text:p>1170.99</text:p>
          </table:table-cell>
          <table:table-cell table:style-name="ce39"/>
          <table:table-cell table:style-name="ce20" table:formula="of:=([.K111]-[.K$21])*([.L111]-[.L$10])*[.$J111]" office:value-type="float" office:value="325.128">
            <text:p>325.13</text:p>
          </table:table-cell>
          <table:table-cell table:style-name="ce20" table:formula="of:=([.L111]-[.L$10])*([.M111]-[.M$21])*[.$J111]" office:value-type="float" office:value="-1528.1016">
            <text:p>-1528.10</text:p>
          </table:table-cell>
          <table:table-cell table:style-name="ce20" table:formula="of:=([.K111]-[.K$21])*([.M111]-[.M$21])*[.$J111]" office:value-type="float" office:value="-249.147">
            <text:p>-249.15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table:formula="of:=[.B109]" office:value-type="string" office:string-value="Hellfire (4 off)">
            <text:p>Hellfire (4 off)</text:p>
          </table:table-cell>
          <table:table-cell table:style-name="ce17" table:formula="of:=CONVERT([.J112];&quot;kg&quot;;&quot;lbm&quot;)" office:value-type="float" office:value="432.106091279503">
            <text:p>432.11</text:p>
          </table:table-cell>
          <table:table-cell table:style-name="ce17" table:formula="of:=CONVERT([.K112];&quot;m&quot;; &quot;ft&quot;)" office:value-type="float" office:value="5.90551181102362">
            <text:p>5.91</text:p>
          </table:table-cell>
          <table:table-cell table:style-name="ce17" table:formula="of:=CONVERT([.L112];&quot;m&quot;; &quot;ft&quot;)" office:value-type="float" office:value="9.25196850393701">
            <text:p>9.25</text:p>
          </table:table-cell>
          <table:table-cell table:style-name="ce17" table:formula="of:=CONVERT([.M112];&quot;m&quot;; &quot;ft&quot;)" office:value-type="float" office:value="-1.64041994750656">
            <text:p>-1.64</text:p>
          </table:table-cell>
          <table:table-cell table:style-name="ce23" table:formula="of:=[.D112]*[.C112]" office:value-type="float" office:value="2551.80762566635">
            <text:p>2551.81</text:p>
          </table:table-cell>
          <table:table-cell table:style-name="ce23" table:formula="of:=[.E112]*[.C112]" office:value-type="float" office:value="3997.83194687729">
            <text:p>3997.83</text:p>
          </table:table-cell>
          <table:table-cell table:style-name="ce23" table:formula="of:=[.F112]*[.C112]" office:value-type="float" office:value="-708.835451573987">
            <text:p>-708.84</text:p>
          </table:table-cell>
          <table:table-cell table:style-name="ce32" table:formula="of:=[.J109]" office:value-type="float" office:value="196">
            <text:p>196</text:p>
          </table:table-cell>
          <table:table-cell table:style-name="ce17" table:formula="of:=[.K111]" office:value-type="float" office:value="1.8">
            <text:p>1.80</text:p>
          </table:table-cell>
          <table:table-cell table:style-name="ce17" table:formula="of:=[.L109]*-1" office:value-type="float" office:value="2.82">
            <text:p>2.82</text:p>
          </table:table-cell>
          <table:table-cell table:style-name="ce17" table:formula="of:=[.M109]" office:value-type="float" office:value="-0.5">
            <text:p>-0.50</text:p>
          </table:table-cell>
          <table:table-cell table:style-name="ce23" table:formula="of:=[.K112]*[.J112]" office:value-type="float" office:value="352.8">
            <text:p>352.80</text:p>
          </table:table-cell>
          <table:table-cell table:style-name="ce23" table:formula="of:=[.L112]*[.J112]" office:value-type="float" office:value="552.72">
            <text:p>552.72</text:p>
          </table:table-cell>
          <table:table-cell table:style-name="ce23" table:formula="of:=[.M112]*[.J112]" office:value-type="float" office:value="-98">
            <text:p>-98.00</text:p>
          </table:table-cell>
          <table:table-cell table:style-name="ce39"/>
          <table:table-cell table:style-name="ce20" table:formula="of:=([.K112]-[.K$21])*([.K112]-[.K$21])*[.$J112]" office:value-type="float" office:value="17.64">
            <text:p>17.64</text:p>
          </table:table-cell>
          <table:table-cell table:style-name="ce20" table:formula="of:=([.L112]-[.L$10])*([.L112]-[.L$10])*[.$J112]" office:value-type="float" office:value="1558.6704">
            <text:p>1558.67</text:p>
          </table:table-cell>
          <table:table-cell table:style-name="ce20" table:formula="of:=([.M112]-[.M$21])*([.M112]-[.M$21])*[.$J112]" office:value-type="float" office:value="607.1296">
            <text:p>607.13</text:p>
          </table:table-cell>
          <table:table-cell table:style-name="ce39"/>
          <table:table-cell table:style-name="ce20" table:formula="of:=([.K112]-[.K$21])*([.L112]-[.L$10])*[.$J112]" office:value-type="float" office:value="165.816">
            <text:p>165.82</text:p>
          </table:table-cell>
          <table:table-cell table:style-name="ce20" table:formula="of:=([.L112]-[.L$10])*([.M112]-[.M$21])*[.$J112]" office:value-type="float" office:value="-972.7872">
            <text:p>-972.79</text:p>
          </table:table-cell>
          <table:table-cell table:style-name="ce20" table:formula="of:=([.K112]-[.K$21])*([.M112]-[.M$21])*[.$J112]" office:value-type="float" office:value="-103.488">
            <text:p>-103.49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/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NOSE STUB WINGS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Left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<text:s/>AMMUNITION FOR GATLIN 20mm (750) GUN-1</text:p>
          </table:table-cell>
          <table:table-cell table:style-name="ce17" table:formula="of:=CONVERT([.J116];&quot;kg&quot;;&quot;lbm&quot;)" office:value-type="float" office:value="214.950734182406">
            <text:p>214.95</text:p>
          </table:table-cell>
          <table:table-cell table:style-name="ce17" table:formula="of:=CONVERT([.K116];&quot;m&quot;; &quot;ft&quot;)" office:value-type="float" office:value="0.590551181102362">
            <text:p>0.59</text:p>
          </table:table-cell>
          <table:table-cell table:style-name="ce17" table:formula="of:=CONVERT([.L116];&quot;m&quot;; &quot;ft&quot;)" office:value-type="float" office:value="0">
            <text:p>0.00</text:p>
          </table:table-cell>
          <table:table-cell table:style-name="ce17" table:formula="of:=CONVERT([.M116];&quot;m&quot;; &quot;ft&quot;)" office:value-type="float" office:value="-2.29658792650919">
            <text:p>-2.30</text:p>
          </table:table-cell>
          <table:table-cell table:style-name="ce23" table:formula="of:=[.D116]*[.C116]" office:value-type="float" office:value="126.93940995024">
            <text:p>126.94</text:p>
          </table:table-cell>
          <table:table-cell table:style-name="ce23" table:formula="of:=[.E116]*[.C116]" office:value-type="float" office:value="0">
            <text:p>0.00</text:p>
          </table:table-cell>
          <table:table-cell table:style-name="ce23" table:formula="of:=[.F116]*[.C116]" office:value-type="float" office:value="-493.653260917598">
            <text:p>-493.65</text:p>
          </table:table-cell>
          <table:table-cell table:style-name="ce32" office:value-type="float" office:value="97.5">
            <text:p>98</text:p>
          </table:table-cell>
          <table:table-cell table:style-name="ce17" office:value-type="float" office:value="0.18">
            <text:p>0.18</text:p>
          </table:table-cell>
          <table:table-cell table:style-name="ce17" office:value-type="float" office:value="0">
            <text:p>0.00</text:p>
          </table:table-cell>
          <table:table-cell table:style-name="ce17" office:value-type="float" office:value="-0.7">
            <text:p>-0.70</text:p>
          </table:table-cell>
          <table:table-cell table:style-name="ce23" table:formula="of:=[.K116]*[.J116]" office:value-type="float" office:value="17.55">
            <text:p>17.55</text:p>
          </table:table-cell>
          <table:table-cell table:style-name="ce23" table:formula="of:=[.L116]*[.J116]" office:value-type="float" office:value="0">
            <text:p>0.00</text:p>
          </table:table-cell>
          <table:table-cell table:style-name="ce23" table:formula="of:=[.M116]*[.J116]" office:value-type="float" office:value="-68.25">
            <text:p>-68.25</text:p>
          </table:table-cell>
          <table:table-cell table:style-name="ce39"/>
          <table:table-cell table:style-name="ce20" table:formula="of:=([.K116]-[.K$21])*([.K116]-[.K$21])*[.$J116]" office:value-type="float" office:value="169.884">
            <text:p>169.88</text:p>
          </table:table-cell>
          <table:table-cell table:style-name="ce20" table:formula="of:=([.L116]-[.L$10])*([.L116]-[.L$10])*[.$J116]" office:value-type="float" office:value="0">
            <text:p>0.00</text:p>
          </table:table-cell>
          <table:table-cell table:style-name="ce20" table:formula="of:=([.M116]-[.M$21])*([.M116]-[.M$21])*[.$J116]" office:value-type="float" office:value="374.556">
            <text:p>374.56</text:p>
          </table:table-cell>
          <table:table-cell table:style-name="ce39"/>
          <table:table-cell table:style-name="ce20" table:formula="of:=([.K116]-[.K$21])*([.L116]-[.L$10])*[.$J116]" office:value-type="float" office:value="-0">
            <text:p>0.00</text:p>
          </table:table-cell>
          <table:table-cell table:style-name="ce20" table:formula="of:=([.L116]-[.L$10])*([.M116]-[.M$21])*[.$J116]" office:value-type="float" office:value="-0">
            <text:p>0.00</text:p>
          </table:table-cell>
          <table:table-cell table:style-name="ce20" table:formula="of:=([.K116]-[.K$21])*([.M116]-[.M$21])*[.$J116]" office:value-type="float" office:value="252.252">
            <text:p>252.25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<text:s/>AMMUNITION FOR BROWNING .5 (750) GUN-2</text:p>
          </table:table-cell>
          <table:table-cell table:style-name="ce17" table:formula="of:=CONVERT([.J117];&quot;kg&quot;;&quot;lbm&quot;)" office:value-type="float" office:value="190.148726392128">
            <text:p>190.15</text:p>
          </table:table-cell>
          <table:table-cell table:style-name="ce17" table:formula="of:=CONVERT([.K117];&quot;m&quot;; &quot;ft&quot;)" office:value-type="float" office:value="0">
            <text:p>0.00</text:p>
          </table:table-cell>
          <table:table-cell table:style-name="ce17" table:formula="of:=CONVERT([.L117];&quot;m&quot;; &quot;ft&quot;)" office:value-type="float" office:value="0">
            <text:p>0.00</text:p>
          </table:table-cell>
          <table:table-cell table:style-name="ce17" table:formula="of:=CONVERT([.M117];&quot;m&quot;; &quot;ft&quot;)" office:value-type="float" office:value="-2.29658792650919">
            <text:p>-2.30</text:p>
          </table:table-cell>
          <table:table-cell table:style-name="ce23" table:formula="of:=[.D117]*[.C117]" office:value-type="float" office:value="0">
            <text:p>0.00</text:p>
          </table:table-cell>
          <table:table-cell table:style-name="ce23" table:formula="of:=[.E117]*[.C117]" office:value-type="float" office:value="0">
            <text:p>0.00</text:p>
          </table:table-cell>
          <table:table-cell table:style-name="ce23" table:formula="of:=[.F117]*[.C117]" office:value-type="float" office:value="-436.69326927326">
            <text:p>-436.69</text:p>
          </table:table-cell>
          <table:table-cell table:style-name="ce32" office:value-type="float" office:value="86.25">
            <text:p>86</text:p>
          </table:table-cell>
          <table:table-cell table:style-name="ce17" office:value-type="float" office:value="0">
            <text:p>0.00</text:p>
          </table:table-cell>
          <table:table-cell table:style-name="ce17" table:formula="of:=[.L116]" office:value-type="float" office:value="0">
            <text:p>0.00</text:p>
          </table:table-cell>
          <table:table-cell table:style-name="ce17" table:formula="of:=[.M116]" office:value-type="float" office:value="-0.7">
            <text:p>-0.70</text:p>
          </table:table-cell>
          <table:table-cell table:style-name="ce23" table:formula="of:=[.K117]*[.J117]" office:value-type="float" office:value="0">
            <text:p>0.00</text:p>
          </table:table-cell>
          <table:table-cell table:style-name="ce23" table:formula="of:=[.L117]*[.J117]" office:value-type="float" office:value="0">
            <text:p>0.00</text:p>
          </table:table-cell>
          <table:table-cell table:style-name="ce23" table:formula="of:=[.M117]*[.J117]" office:value-type="float" office:value="-60.375">
            <text:p>-60.38</text:p>
          </table:table-cell>
          <table:table-cell table:style-name="ce39"/>
          <table:table-cell table:style-name="ce20" table:formula="of:=([.K117]-[.K$21])*([.K117]-[.K$21])*[.$J117]" office:value-type="float" office:value="194.0625">
            <text:p>194.06</text:p>
          </table:table-cell>
          <table:table-cell table:style-name="ce20" table:formula="of:=([.L117]-[.L$10])*([.L117]-[.L$10])*[.$J117]" office:value-type="float" office:value="0">
            <text:p>0.00</text:p>
          </table:table-cell>
          <table:table-cell table:style-name="ce20" table:formula="of:=([.M117]-[.M$21])*([.M117]-[.M$21])*[.$J117]" office:value-type="float" office:value="331.338">
            <text:p>331.34</text:p>
          </table:table-cell>
          <table:table-cell table:style-name="ce39"/>
          <table:table-cell table:style-name="ce20" table:formula="of:=([.K117]-[.K$21])*([.L117]-[.L$10])*[.$J117]" office:value-type="float" office:value="-0">
            <text:p>0.00</text:p>
          </table:table-cell>
          <table:table-cell table:style-name="ce20" table:formula="of:=([.L117]-[.L$10])*([.M117]-[.M$21])*[.$J117]" office:value-type="float" office:value="-0">
            <text:p>0.00</text:p>
          </table:table-cell>
          <table:table-cell table:style-name="ce20" table:formula="of:=([.K117]-[.K$21])*([.M117]-[.M$21])*[.$J117]" office:value-type="float" office:value="253.575">
            <text:p>253.58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<text:s/>AMMUNITION FOR BROWNING .5 (750) GUN-3</text:p>
          </table:table-cell>
          <table:table-cell table:style-name="ce17" table:formula="of:=CONVERT([.J118];&quot;kg&quot;;&quot;lbm&quot;)" office:value-type="float" office:value="190.148726392128">
            <text:p>190.15</text:p>
          </table:table-cell>
          <table:table-cell table:style-name="ce17" table:formula="of:=CONVERT([.K118];&quot;m&quot;; &quot;ft&quot;)" office:value-type="float" office:value="0">
            <text:p>0.00</text:p>
          </table:table-cell>
          <table:table-cell table:style-name="ce17" table:formula="of:=CONVERT([.L118];&quot;m&quot;; &quot;ft&quot;)" office:value-type="float" office:value="0">
            <text:p>0.00</text:p>
          </table:table-cell>
          <table:table-cell table:style-name="ce17" table:formula="of:=CONVERT([.M118];&quot;m&quot;; &quot;ft&quot;)" office:value-type="float" office:value="-2.29658792650919">
            <text:p>-2.30</text:p>
          </table:table-cell>
          <table:table-cell table:style-name="ce23" table:formula="of:=[.D118]*[.C118]" office:value-type="float" office:value="0">
            <text:p>0.00</text:p>
          </table:table-cell>
          <table:table-cell table:style-name="ce23" table:formula="of:=[.E118]*[.C118]" office:value-type="float" office:value="0">
            <text:p>0.00</text:p>
          </table:table-cell>
          <table:table-cell table:style-name="ce23" table:formula="of:=[.F118]*[.C118]" office:value-type="float" office:value="-436.69326927326">
            <text:p>-436.69</text:p>
          </table:table-cell>
          <table:table-cell table:style-name="ce32" table:formula="of:=[.J117]" office:value-type="float" office:value="86.25">
            <text:p>86</text:p>
          </table:table-cell>
          <table:table-cell table:style-name="ce17" office:value-type="float" office:value="0">
            <text:p>0.00</text:p>
          </table:table-cell>
          <table:table-cell table:style-name="ce17" table:formula="of:=[.L117]" office:value-type="float" office:value="0">
            <text:p>0.00</text:p>
          </table:table-cell>
          <table:table-cell table:style-name="ce17" table:formula="of:=[.M117]" office:value-type="float" office:value="-0.7">
            <text:p>-0.70</text:p>
          </table:table-cell>
          <table:table-cell table:style-name="ce23" table:formula="of:=[.K118]*[.J118]" office:value-type="float" office:value="0">
            <text:p>0.00</text:p>
          </table:table-cell>
          <table:table-cell table:style-name="ce23" table:formula="of:=[.L118]*[.J118]" office:value-type="float" office:value="0">
            <text:p>0.00</text:p>
          </table:table-cell>
          <table:table-cell table:style-name="ce23" table:formula="of:=[.M118]*[.J118]" office:value-type="float" office:value="-60.375">
            <text:p>-60.38</text:p>
          </table:table-cell>
          <table:table-cell table:style-name="ce39"/>
          <table:table-cell table:style-name="ce20" table:formula="of:=([.K118]-[.K$21])*([.K118]-[.K$21])*[.$J118]" office:value-type="float" office:value="194.0625">
            <text:p>194.06</text:p>
          </table:table-cell>
          <table:table-cell table:style-name="ce20" table:formula="of:=([.L118]-[.L$10])*([.L118]-[.L$10])*[.$J118]" office:value-type="float" office:value="0">
            <text:p>0.00</text:p>
          </table:table-cell>
          <table:table-cell table:style-name="ce20" table:formula="of:=([.M118]-[.M$21])*([.M118]-[.M$21])*[.$J118]" office:value-type="float" office:value="331.338">
            <text:p>331.34</text:p>
          </table:table-cell>
          <table:table-cell table:style-name="ce39"/>
          <table:table-cell table:style-name="ce20" table:formula="of:=([.K118]-[.K$21])*([.L118]-[.L$10])*[.$J118]" office:value-type="float" office:value="-0">
            <text:p>0.00</text:p>
          </table:table-cell>
          <table:table-cell table:style-name="ce20" table:formula="of:=([.L118]-[.L$10])*([.M118]-[.M$21])*[.$J118]" office:value-type="float" office:value="-0">
            <text:p>0.00</text:p>
          </table:table-cell>
          <table:table-cell table:style-name="ce20" table:formula="of:=([.K118]-[.K$21])*([.M118]-[.M$21])*[.$J118]" office:value-type="float" office:value="253.575">
            <text:p>253.58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 office:value-type="string">
            <text:p>Right</text:p>
          </table:table-cell>
          <table:table-cell table:style-name="ce17" table:number-columns-repeated="4"/>
          <table:table-cell table:style-name="ce23" table:number-columns-repeated="3"/>
          <table:table-cell table:style-name="ce30"/>
          <table:table-cell table:style-name="ce23" table:number-columns-repeated="6"/>
          <table:table-cell table:style-name="ce39"/>
          <table:table-cell table:style-name="ce20" table:number-columns-repeated="3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AMMUNITION FOR GATLIN 20mm (750) GUN-4</text:p>
          </table:table-cell>
          <table:table-cell table:style-name="ce17" table:formula="of:=CONVERT([.J120];&quot;kg&quot;;&quot;lbm&quot;)" office:value-type="float" office:value="214.950734182406">
            <text:p>214.95</text:p>
          </table:table-cell>
          <table:table-cell table:style-name="ce17" table:formula="of:=CONVERT([.K120];&quot;m&quot;; &quot;ft&quot;)" office:value-type="float" office:value="0.590551181102362">
            <text:p>0.59</text:p>
          </table:table-cell>
          <table:table-cell table:style-name="ce17" table:formula="of:=CONVERT([.L120];&quot;m&quot;; &quot;ft&quot;)" office:value-type="float" office:value="-0">
            <text:p>0.00</text:p>
          </table:table-cell>
          <table:table-cell table:style-name="ce17" table:formula="of:=CONVERT([.M120];&quot;m&quot;; &quot;ft&quot;)" office:value-type="float" office:value="-2.29658792650919">
            <text:p>-2.30</text:p>
          </table:table-cell>
          <table:table-cell table:style-name="ce23" table:formula="of:=[.D120]*[.C120]" office:value-type="float" office:value="126.93940995024">
            <text:p>126.94</text:p>
          </table:table-cell>
          <table:table-cell table:style-name="ce23" table:formula="of:=[.E120]*[.C120]" office:value-type="float" office:value="-0">
            <text:p>0.00</text:p>
          </table:table-cell>
          <table:table-cell table:style-name="ce23" table:formula="of:=[.F120]*[.C120]" office:value-type="float" office:value="-493.653260917598">
            <text:p>-493.65</text:p>
          </table:table-cell>
          <table:table-cell table:style-name="ce32" table:formula="of:=[.J116]" office:value-type="float" office:value="97.5">
            <text:p>98</text:p>
          </table:table-cell>
          <table:table-cell table:style-name="ce17" table:formula="of:=[.K116]" office:value-type="float" office:value="0.18">
            <text:p>0.18</text:p>
          </table:table-cell>
          <table:table-cell table:style-name="ce17" table:formula="of:=[.L116]*-1" office:value-type="float" office:value="-0">
            <text:p>0.00</text:p>
          </table:table-cell>
          <table:table-cell table:style-name="ce17" table:formula="of:=[.M116]" office:value-type="float" office:value="-0.7">
            <text:p>-0.70</text:p>
          </table:table-cell>
          <table:table-cell table:style-name="ce23" table:formula="of:=[.K120]*[.J120]" office:value-type="float" office:value="17.55">
            <text:p>17.55</text:p>
          </table:table-cell>
          <table:table-cell table:style-name="ce23" table:formula="of:=[.L120]*[.J120]" office:value-type="float" office:value="-0">
            <text:p>0.00</text:p>
          </table:table-cell>
          <table:table-cell table:style-name="ce23" table:formula="of:=[.M120]*[.J120]" office:value-type="float" office:value="-68.25">
            <text:p>-68.25</text:p>
          </table:table-cell>
          <table:table-cell table:style-name="ce39"/>
          <table:table-cell table:style-name="ce20" table:formula="of:=([.K120]-[.K$21])*([.K120]-[.K$21])*[.$J120]" office:value-type="float" office:value="169.884">
            <text:p>169.88</text:p>
          </table:table-cell>
          <table:table-cell table:style-name="ce20" table:formula="of:=([.L120]-[.L$10])*([.L120]-[.L$10])*[.$J120]" office:value-type="float" office:value="0">
            <text:p>0.00</text:p>
          </table:table-cell>
          <table:table-cell table:style-name="ce20" table:formula="of:=([.M120]-[.M$21])*([.M120]-[.M$21])*[.$J120]" office:value-type="float" office:value="374.556">
            <text:p>374.56</text:p>
          </table:table-cell>
          <table:table-cell table:style-name="ce39"/>
          <table:table-cell table:style-name="ce20" table:formula="of:=([.K120]-[.K$21])*([.L120]-[.L$10])*[.$J120]" office:value-type="float" office:value="0">
            <text:p>0.00</text:p>
          </table:table-cell>
          <table:table-cell table:style-name="ce20" table:formula="of:=([.L120]-[.L$10])*([.M120]-[.M$21])*[.$J120]" office:value-type="float" office:value="0">
            <text:p>0.00</text:p>
          </table:table-cell>
          <table:table-cell table:style-name="ce20" table:formula="of:=([.K120]-[.K$21])*([.M120]-[.M$21])*[.$J120]" office:value-type="float" office:value="252.252">
            <text:p>252.25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<text:s/>AMMUNITION FOR BROWNING .5 (750) GUN-5</text:p>
          </table:table-cell>
          <table:table-cell table:style-name="ce17" table:formula="of:=CONVERT([.J121];&quot;kg&quot;;&quot;lbm&quot;)" office:value-type="float" office:value="190.148726392128">
            <text:p>190.15</text:p>
          </table:table-cell>
          <table:table-cell table:style-name="ce17" table:formula="of:=CONVERT([.K121];&quot;m&quot;; &quot;ft&quot;)" office:value-type="float" office:value="0">
            <text:p>0.00</text:p>
          </table:table-cell>
          <table:table-cell table:style-name="ce17" table:formula="of:=CONVERT([.L121];&quot;m&quot;; &quot;ft&quot;)" office:value-type="float" office:value="-0">
            <text:p>0.00</text:p>
          </table:table-cell>
          <table:table-cell table:style-name="ce17" table:formula="of:=CONVERT([.M121];&quot;m&quot;; &quot;ft&quot;)" office:value-type="float" office:value="-2.29658792650919">
            <text:p>-2.30</text:p>
          </table:table-cell>
          <table:table-cell table:style-name="ce23" table:formula="of:=[.D121]*[.C121]" office:value-type="float" office:value="0">
            <text:p>0.00</text:p>
          </table:table-cell>
          <table:table-cell table:style-name="ce23" table:formula="of:=[.E121]*[.C121]" office:value-type="float" office:value="-0">
            <text:p>0.00</text:p>
          </table:table-cell>
          <table:table-cell table:style-name="ce23" table:formula="of:=[.F121]*[.C121]" office:value-type="float" office:value="-436.69326927326">
            <text:p>-436.69</text:p>
          </table:table-cell>
          <table:table-cell table:style-name="ce32" table:formula="of:=[.J118]" office:value-type="float" office:value="86.25">
            <text:p>86</text:p>
          </table:table-cell>
          <table:table-cell table:style-name="ce17" table:formula="of:=[.K117]" office:value-type="float" office:value="0">
            <text:p>0.00</text:p>
          </table:table-cell>
          <table:table-cell table:style-name="ce17" table:formula="of:=[.L120]" office:value-type="float" office:value="-0">
            <text:p>0.00</text:p>
          </table:table-cell>
          <table:table-cell table:style-name="ce17" table:formula="of:=[.M118]" office:value-type="float" office:value="-0.7">
            <text:p>-0.70</text:p>
          </table:table-cell>
          <table:table-cell table:style-name="ce23" table:formula="of:=[.K121]*[.J121]" office:value-type="float" office:value="0">
            <text:p>0.00</text:p>
          </table:table-cell>
          <table:table-cell table:style-name="ce23" table:formula="of:=[.L121]*[.J121]" office:value-type="float" office:value="-0">
            <text:p>0.00</text:p>
          </table:table-cell>
          <table:table-cell table:style-name="ce23" table:formula="of:=[.M121]*[.J121]" office:value-type="float" office:value="-60.375">
            <text:p>-60.38</text:p>
          </table:table-cell>
          <table:table-cell table:style-name="ce39"/>
          <table:table-cell table:style-name="ce20" table:formula="of:=([.K121]-[.K$21])*([.K121]-[.K$21])*[.$J121]" office:value-type="float" office:value="194.0625">
            <text:p>194.06</text:p>
          </table:table-cell>
          <table:table-cell table:style-name="ce20" table:formula="of:=([.L121]-[.L$10])*([.L121]-[.L$10])*[.$J121]" office:value-type="float" office:value="0">
            <text:p>0.00</text:p>
          </table:table-cell>
          <table:table-cell table:style-name="ce20" table:formula="of:=([.M121]-[.M$21])*([.M121]-[.M$21])*[.$J121]" office:value-type="float" office:value="331.338">
            <text:p>331.34</text:p>
          </table:table-cell>
          <table:table-cell table:style-name="ce39"/>
          <table:table-cell table:style-name="ce20" table:formula="of:=([.K121]-[.K$21])*([.L121]-[.L$10])*[.$J121]" office:value-type="float" office:value="0">
            <text:p>0.00</text:p>
          </table:table-cell>
          <table:table-cell table:style-name="ce20" table:formula="of:=([.L121]-[.L$10])*([.M121]-[.M$21])*[.$J121]" office:value-type="float" office:value="0">
            <text:p>0.00</text:p>
          </table:table-cell>
          <table:table-cell table:style-name="ce20" table:formula="of:=([.K121]-[.K$21])*([.M121]-[.M$21])*[.$J121]" office:value-type="float" office:value="253.575">
            <text:p>253.58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office:value-type="string">
            <text:p><text:s/>AMMUNITION FOR BROWNING .5 (750) GUN-6</text:p>
          </table:table-cell>
          <table:table-cell table:style-name="ce17" table:formula="of:=CONVERT([.J122];&quot;kg&quot;;&quot;lbm&quot;)" office:value-type="float" office:value="190.148726392128">
            <text:p>190.15</text:p>
          </table:table-cell>
          <table:table-cell table:style-name="ce17" table:formula="of:=CONVERT([.K122];&quot;m&quot;; &quot;ft&quot;)" office:value-type="float" office:value="0">
            <text:p>0.00</text:p>
          </table:table-cell>
          <table:table-cell table:style-name="ce17" table:formula="of:=CONVERT([.L122];&quot;m&quot;; &quot;ft&quot;)" office:value-type="float" office:value="-0">
            <text:p>0.00</text:p>
          </table:table-cell>
          <table:table-cell table:style-name="ce17" table:formula="of:=CONVERT([.M122];&quot;m&quot;; &quot;ft&quot;)" office:value-type="float" office:value="-2.29658792650919">
            <text:p>-2.30</text:p>
          </table:table-cell>
          <table:table-cell table:style-name="ce23" table:formula="of:=[.D122]*[.C122]" office:value-type="float" office:value="0">
            <text:p>0.00</text:p>
          </table:table-cell>
          <table:table-cell table:style-name="ce23" table:formula="of:=[.E122]*[.C122]" office:value-type="float" office:value="-0">
            <text:p>0.00</text:p>
          </table:table-cell>
          <table:table-cell table:style-name="ce23" table:formula="of:=[.F122]*[.C122]" office:value-type="float" office:value="-436.69326927326">
            <text:p>-436.69</text:p>
          </table:table-cell>
          <table:table-cell table:style-name="ce32" table:formula="of:=[.J121]" office:value-type="float" office:value="86.25">
            <text:p>86</text:p>
          </table:table-cell>
          <table:table-cell table:style-name="ce17" table:formula="of:=[.K121]" office:value-type="float" office:value="0">
            <text:p>0.00</text:p>
          </table:table-cell>
          <table:table-cell table:style-name="ce17" table:formula="of:=[.L121]" office:value-type="float" office:value="-0">
            <text:p>0.00</text:p>
          </table:table-cell>
          <table:table-cell table:style-name="ce17" table:formula="of:=[.M121]" office:value-type="float" office:value="-0.7">
            <text:p>-0.70</text:p>
          </table:table-cell>
          <table:table-cell table:style-name="ce23" table:formula="of:=[.K122]*[.J122]" office:value-type="float" office:value="0">
            <text:p>0.00</text:p>
          </table:table-cell>
          <table:table-cell table:style-name="ce23" table:formula="of:=[.L122]*[.J122]" office:value-type="float" office:value="-0">
            <text:p>0.00</text:p>
          </table:table-cell>
          <table:table-cell table:style-name="ce23" table:formula="of:=[.M122]*[.J122]" office:value-type="float" office:value="-60.375">
            <text:p>-60.38</text:p>
          </table:table-cell>
          <table:table-cell table:style-name="ce39"/>
          <table:table-cell table:style-name="ce20" table:formula="of:=([.K122]-[.K$21])*([.K122]-[.K$21])*[.$J122]" office:value-type="float" office:value="194.0625">
            <text:p>194.06</text:p>
          </table:table-cell>
          <table:table-cell table:style-name="ce20" table:formula="of:=([.L122]-[.L$10])*([.L122]-[.L$10])*[.$J122]" office:value-type="float" office:value="0">
            <text:p>0.00</text:p>
          </table:table-cell>
          <table:table-cell table:style-name="ce20" table:formula="of:=([.M122]-[.M$21])*([.M122]-[.M$21])*[.$J122]" office:value-type="float" office:value="331.338">
            <text:p>331.34</text:p>
          </table:table-cell>
          <table:table-cell table:style-name="ce39"/>
          <table:table-cell table:style-name="ce20" table:formula="of:=([.K122]-[.K$21])*([.L122]-[.L$10])*[.$J122]" office:value-type="float" office:value="0">
            <text:p>0.00</text:p>
          </table:table-cell>
          <table:table-cell table:style-name="ce20" table:formula="of:=([.L122]-[.L$10])*([.M122]-[.M$21])*[.$J122]" office:value-type="float" office:value="0">
            <text:p>0.00</text:p>
          </table:table-cell>
          <table:table-cell table:style-name="ce20" table:formula="of:=([.K122]-[.K$21])*([.M122]-[.M$21])*[.$J122]" office:value-type="float" office:value="253.575">
            <text:p>253.58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/>
          <table:table-cell table:style-name="ce17" table:number-columns-repeated="4"/>
          <table:table-cell table:style-name="ce23" table:number-columns-repeated="3"/>
          <table:table-cell table:style-name="ce2"/>
          <table:table-cell table:style-name="ce23" table:number-columns-repeated="6"/>
          <table:table-cell table:style-name="ce39"/>
          <table:table-cell table:style-name="ce20"/>
          <table:table-cell table:number-columns-repeated="6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10"/>
          <table:table-cell table:style-name="ce18" table:number-columns-repeated="4"/>
          <table:table-cell table:style-name="ce28" table:number-columns-repeated="3"/>
          <table:table-cell table:style-name="ce35"/>
          <table:table-cell table:style-name="ce18" table:number-columns-repeated="3"/>
          <table:table-cell table:style-name="ce28" table:number-columns-repeated="3"/>
          <table:table-cell table:style-name="ce39"/>
          <table:table-cell table:style-name="ce20"/>
          <table:table-cell table:number-columns-repeated="6"/>
          <table:table-cell table:style-name="ce1"/>
          <table:table-cell table:number-columns-repeated="999"/>
        </table:table-row>
        <table:table-row table:style-name="ro1">
          <table:table-cell table:style-name="ce3"/>
          <table:table-cell table:style-name="ce11" office:value-type="string">
            <text:p>'EXPENDABLE' WEIGHT</text:p>
          </table:table-cell>
          <table:table-cell table:style-name="ce18" table:formula="of:=SUM([.C99:.C122])" office:value-type="float" office:value="8620.678932937">
            <text:p>8620.68</text:p>
          </table:table-cell>
          <table:table-cell table:style-name="ce18" table:formula="of:=[.G125]/[.$C125]" office:value-type="float" office:value="5.20247372690618">
            <text:p>5.20</text:p>
          </table:table-cell>
          <table:table-cell table:style-name="ce18" table:formula="of:=[.H125]/[.$C125]" office:value-type="float" office:value="0">
            <text:p>0.00</text:p>
          </table:table-cell>
          <table:table-cell table:style-name="ce18" table:formula="of:=[.I125]/[.$C125]" office:value-type="float" office:value="-0.667126580935467">
            <text:p>-0.67</text:p>
          </table:table-cell>
          <table:table-cell table:style-name="ce29" table:formula="of:=SUM([.G97:.G122])" office:value-type="float" office:value="44848.8556566984">
            <text:p>44849</text:p>
          </table:table-cell>
          <table:table-cell table:style-name="ce29" table:formula="of:=SUM([.H97:.H122])" office:value-type="float" office:value="0">
            <text:p>0</text:p>
          </table:table-cell>
          <table:table-cell table:style-name="ce29" table:formula="of:=SUM([.I97:.I122])" office:value-type="float" office:value="-5751.08406187267">
            <text:p>-5751</text:p>
          </table:table-cell>
          <table:table-cell table:style-name="ce29" table:formula="of:=SUM([.J98:.J124])" office:value-type="float" office:value="3910.2736687938">
            <text:p>3910</text:p>
          </table:table-cell>
          <table:table-cell table:style-name="ce18" table:formula="of:=[.N125]/[.$J125]" office:value-type="float" office:value="1.58571399196101">
            <text:p>1.59</text:p>
          </table:table-cell>
          <table:table-cell table:style-name="ce18" table:formula="of:=[.O125]/[.$J125]" office:value-type="float" office:value="0">
            <text:p>0.00</text:p>
          </table:table-cell>
          <table:table-cell table:style-name="ce18" table:formula="of:=[.P125]/[.$J125]" office:value-type="float" office:value="-0.20334018186913">
            <text:p>-0.20</text:p>
          </table:table-cell>
          <table:table-cell table:style-name="ce38" table:formula="of:=SUM([.N97:.N122])" office:value-type="float" office:value="6200.57566900303">
            <text:p>6201</text:p>
          </table:table-cell>
          <table:table-cell table:style-name="ce38" table:formula="of:=SUM([.O97:.O122])" office:value-type="float" office:value="0">
            <text:p>0</text:p>
          </table:table-cell>
          <table:table-cell table:style-name="ce38" table:formula="of:=SUM([.P97:.P122])" office:value-type="float" office:value="-795.115758970604">
            <text:p>-795</text:p>
          </table:table-cell>
          <table:table-cell table:style-name="ce39"/>
          <table:table-cell table:style-name="ce42" table:formula="of:=SUM([.R99:.R122])" office:value-type="float" office:value="1846.835571043">
            <text:p>1847</text:p>
          </table:table-cell>
          <table:table-cell table:style-name="ce42" table:formula="of:=SUM([.S99:.S122])" office:value-type="float" office:value="8117.28487691181">
            <text:p>8117</text:p>
          </table:table-cell>
          <table:table-cell table:style-name="ce42" table:formula="of:=SUM([.T99:.T122])" office:value-type="float" office:value="8744.94164433518">
            <text:p>8745</text:p>
          </table:table-cell>
          <table:table-cell table:style-name="ce3"/>
          <table:table-cell table:style-name="ce42" table:formula="of:=SUM([.V99:.V122])" office:value-type="float" office:value="0">
            <text:p>0</text:p>
          </table:table-cell>
          <table:table-cell table:style-name="ce42" table:formula="of:=SUM([.W99:.W122])" office:value-type="float" office:value="0">
            <text:p>0</text:p>
          </table:table-cell>
          <table:table-cell table:style-name="ce42" table:formula="of:=SUM([.X99:.X122])" office:value-type="float" office:value="156.124924238939">
            <text:p>156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3"/>
          <table:table-cell table:style-name="ce1" table:number-columns-repeated="13"/>
          <table:table-cell table:style-name="ce39"/>
          <table:table-cell table:style-name="ce20"/>
          <table:table-cell table:number-columns-repeated="6"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12"/>
          <table:table-cell table:style-name="ce19"/>
          <table:table-cell table:style-name="ce12" table:number-columns-repeated="13"/>
          <table:table-cell table:style-name="ce39"/>
          <table:table-cell table:style-name="ce20"/>
          <table:table-cell table:number-columns-repeated="6"/>
          <table:table-cell table:style-name="ce1"/>
          <table:table-cell table:number-columns-repeated="999"/>
        </table:table-row>
        <table:table-row table:style-name="ro1">
          <table:table-cell table:style-name="ce3"/>
          <table:table-cell table:style-name="ce11" office:value-type="string">
            <text:p><text:s/>'TAKE-OFF' WEIGHT</text:p>
          </table:table-cell>
          <table:table-cell table:style-name="ce18" table:formula="of:=[.C90]+[.C125]" office:value-type="float" office:value="16375.0994974759">
            <text:p>16375.10</text:p>
          </table:table-cell>
          <table:table-cell table:style-name="ce18" table:formula="of:=[.G128]/[.$C128]" office:value-type="float" office:value="5.15795906853729">
            <text:p>5.16</text:p>
          </table:table-cell>
          <table:table-cell table:style-name="ce18" table:formula="of:=[.H128]/[.$C128]" office:value-type="float" office:value="0">
            <text:p>0.00</text:p>
          </table:table-cell>
          <table:table-cell table:style-name="ce18" table:formula="of:=[.I128]/[.$C128]" office:value-type="float" office:value="0.24011187307542">
            <text:p>0.24</text:p>
          </table:table-cell>
          <table:table-cell table:style-name="ce29" table:formula="of:=[.G57]+[.G87]+[.G125]" office:value-type="float" office:value="84462.092951206">
            <text:p>84462</text:p>
          </table:table-cell>
          <table:table-cell table:style-name="ce29" table:formula="of:=[.H57]+[.H87]+[.H125]" office:value-type="float" office:value="0">
            <text:p>0</text:p>
          </table:table-cell>
          <table:table-cell table:style-name="ce29" table:formula="of:=[.I57]+[.I87]+[.I125]" office:value-type="float" office:value="3931.8558121353">
            <text:p>3932</text:p>
          </table:table-cell>
          <table:table-cell table:style-name="ce29" table:formula="of:=[.J57]+[.J87]+[.J125]" office:value-type="float" office:value="7427.61920342667">
            <text:p>7428</text:p>
          </table:table-cell>
          <table:table-cell table:style-name="ce37" table:formula="of:=[.N128]/[.$J128]" office:value-type="float" office:value="1.57214592409016">
            <text:p>1.572</text:p>
          </table:table-cell>
          <table:table-cell table:style-name="ce18" table:formula="of:=[.O128]/[.$J128]" office:value-type="float" office:value="0">
            <text:p>0.00</text:p>
          </table:table-cell>
          <table:table-cell table:style-name="ce18" table:formula="of:=[.P128]/[.$J128]" office:value-type="float" office:value="0.073186098913388">
            <text:p>0.07</text:p>
          </table:table-cell>
          <table:table-cell table:style-name="ce29" table:formula="of:=[.N57]+[.N87]+[.N125]" office:value-type="float" office:value="11677.3012563611">
            <text:p>11677</text:p>
          </table:table-cell>
          <table:table-cell table:style-name="ce29" table:formula="of:=[.O57]+[.O87]+[.O125]" office:value-type="float" office:value="0">
            <text:p>0</text:p>
          </table:table-cell>
          <table:table-cell table:style-name="ce38" table:formula="of:=[.P57]+[.P87]+[.P125]" office:value-type="float" office:value="543.598473712964">
            <text:p>544</text:p>
          </table:table-cell>
          <table:table-cell table:style-name="ce39"/>
          <table:table-cell table:style-name="ce42" table:formula="of:=SUM([.R99:.R122])+[.R90]" office:value-type="float" office:value="8264.00216910858">
            <text:p>8264</text:p>
          </table:table-cell>
          <table:table-cell table:style-name="ce42" table:formula="of:=SUM([.S99:.S122])+[.S90]" office:value-type="float" office:value="12274.8819069118">
            <text:p>12275</text:p>
          </table:table-cell>
          <table:table-cell table:style-name="ce42" table:formula="of:=SUM([.T99:.T122])+[.T90]" office:value-type="float" office:value="13052.9522724139">
            <text:p>13053</text:p>
          </table:table-cell>
          <table:table-cell table:style-name="ce3"/>
          <table:table-cell table:style-name="ce42" table:formula="of:=SUM([.V99:.V122])+[.V90]" office:value-type="float" office:value="0">
            <text:p>0</text:p>
          </table:table-cell>
          <table:table-cell table:style-name="ce42" table:formula="of:=SUM([.W99:.W122])+[.W90]" office:value-type="float" office:value="0">
            <text:p>0</text:p>
          </table:table-cell>
          <table:table-cell table:style-name="ce42" table:formula="of:=SUM([.X99:.X122])+[.X90]" office:value-type="float" office:value="1351.74540191954">
            <text:p>1352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3"/>
          <table:table-cell table:style-name="ce26" table:number-columns-repeated="4"/>
          <table:table-cell table:style-name="ce1" table:number-columns-repeated="9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20"/>
          <table:table-cell table:style-name="ce27" table:formula="of:=[.D128]*12" office:value-type="float" office:value="61.8955088224474">
            <text:p>61.90</text:p>
          </table:table-cell>
          <table:table-cell table:style-name="ce27" table:formula="of:=[.E128]*12" office:value-type="float" office:value="0">
            <text:p>0.00</text:p>
          </table:table-cell>
          <table:table-cell table:style-name="ce27" table:formula="of:=[.F128]*12" office:value-type="float" office:value="2.88134247690504">
            <text:p>2.88</text:p>
          </table:table-cell>
          <table:table-cell table:style-name="ce31" office:value-type="string">
            <text:p>inches</text:p>
          </table:table-cell>
          <table:table-cell table:style-name="ce1" table:number-columns-repeated="9"/>
          <table:table-cell table:style-name="ce39"/>
          <table:table-cell table:style-name="ce20" table:number-columns-repeated="2"/>
          <table:table-cell table:style-name="ce46"/>
          <table:table-cell table:style-name="ce39"/>
          <table:table-cell table:style-name="ce20" table:number-columns-repeated="2"/>
          <table:table-cell table:style-name="ce46"/>
          <table:table-cell table:style-name="ce1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3"/>
          <table:table-cell table:style-name="ce1" table:number-columns-repeated="14"/>
          <table:table-cell table:style-name="ce42" table:formula="of:=[.S128]+[.T128]" office:value-type="float" office:value="25327.8341793257">
            <text:p>25328</text:p>
          </table:table-cell>
          <table:table-cell table:style-name="ce44" table:formula="of:=[.R128]+[.T128]" office:value-type="float" office:value="21316.9544415225">
            <text:p>21317</text:p>
          </table:table-cell>
          <table:table-cell table:style-name="ce44" table:formula="of:=[.S128]+[.R128]" office:value-type="float" office:value="20538.8840760204">
            <text:p>20539</text:p>
          </table:table-cell>
          <table:table-cell table:style-name="ce47" office:value-type="string">
            <text:p>kgm2</text:p>
          </table:table-cell>
          <table:table-cell table:style-name="ce42" table:formula="of:=[.V128]" office:value-type="float" office:value="0">
            <text:p>0</text:p>
          </table:table-cell>
          <table:table-cell table:style-name="ce44" table:formula="of:=[.W128]" office:value-type="float" office:value="0">
            <text:p>0</text:p>
          </table:table-cell>
          <table:table-cell table:style-name="ce44" table:formula="of:=[.X128]" office:value-type="float" office:value="1351.74540191954">
            <text:p>1352</text:p>
          </table:table-cell>
          <table:table-cell table:style-name="ce48" office:value-type="string">
            <text:p>kgm2</text:p>
          </table:table-cell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3"/>
          <table:table-cell table:style-name="ce1" table:number-columns-repeated="14"/>
          <table:table-cell table:style-name="ce43" office:value-type="string">
            <text:p>ixx</text:p>
          </table:table-cell>
          <table:table-cell table:style-name="ce38" office:value-type="string">
            <text:p>iyy</text:p>
          </table:table-cell>
          <table:table-cell table:style-name="ce38" office:value-type="string">
            <text:p>izz</text:p>
          </table:table-cell>
          <table:table-cell table:style-name="ce3"/>
          <table:table-cell table:style-name="ce43" office:value-type="string">
            <text:p>ixy</text:p>
          </table:table-cell>
          <table:table-cell table:style-name="ce38" office:value-type="string">
            <text:p>iyz</text:p>
          </table:table-cell>
          <table:table-cell table:style-name="ce38" office:value-type="string">
            <text:p>ixz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3"/>
          <table:table-cell table:style-name="ce1" table:number-columns-repeated="14"/>
          <table:table-cell table:style-name="ce43" table:formula="of:=[.R131]/1.3558179618926" office:value-type="float" office:value="18680.8516269916">
            <text:p>18681</text:p>
          </table:table-cell>
          <table:table-cell table:style-name="ce38" table:formula="of:=[.S131]/1.3558179618926" office:value-type="float" office:value="15722.5785766741">
            <text:p>15723</text:p>
          </table:table-cell>
          <table:table-cell table:style-name="ce38" table:formula="of:=[.T131]/1.3558179618926" office:value-type="float" office:value="15148.7033313454">
            <text:p>15149</text:p>
          </table:table-cell>
          <table:table-cell table:style-name="ce47" office:value-type="string">
            <text:p>Slugft2</text:p>
          </table:table-cell>
          <table:table-cell table:style-name="ce43" table:formula="of:=[.V131]/1.3558179618926" office:value-type="float" office:value="0">
            <text:p>0</text:p>
          </table:table-cell>
          <table:table-cell table:style-name="ce38" table:formula="of:=[.W131]/1.3558179618926" office:value-type="float" office:value="0">
            <text:p>0</text:p>
          </table:table-cell>
          <table:table-cell table:style-name="ce38" table:formula="of:=[.X131]/1.3558179618926" office:value-type="float" office:value="996.996233943255">
            <text:p>997</text:p>
          </table:table-cell>
          <table:table-cell table:style-name="ce48" office:value-type="string">
            <text:p>Slugft2</text:p>
          </table:table-cell>
          <table:table-cell table:number-columns-repeated="999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aileron_area" table:base-cell-address="$CoG.$A$1" table:expression="#ref!"/>
        <table:named-expression table:name="aileron_area_unit" table:base-cell-address="$CoG.$A$1" table:expression="#ref!"/>
        <table:named-expression table:name="aileron_heaviness" table:base-cell-address="$CoG.$A$1" table:expression="#ref!"/>
        <table:named-expression table:name="aileron_incidence_down" table:base-cell-address="$CoG.$A$1" table:expression="#ref!"/>
        <table:named-expression table:name="aileron_incidence_up" table:base-cell-address="$CoG.$A$1" table:expression="#ref!"/>
        <table:named-expression table:name="aileron_trim_area" table:base-cell-address="$CoG.$A$1" table:expression="#ref!"/>
        <table:named-expression table:name="aileron_trim_area_unit" table:base-cell-address="$CoG.$A$1" table:expression="#ref!"/>
        <table:named-expression table:name="airfoil_efficiency" table:base-cell-address="$CoG.$A$1" table:expression="#ref!"/>
        <table:named-expression table:name="ammo_1_qty" table:base-cell-address="$CoG.$A$1" table:expression="#ref!"/>
        <table:named-expression table:name="ammo_1_x" table:base-cell-address="$CoG.$A$1" table:expression="#ref!"/>
        <table:named-expression table:name="ammo_1_y" table:base-cell-address="$CoG.$A$1" table:expression="#ref!"/>
        <table:named-expression table:name="ammo_1_z" table:base-cell-address="$CoG.$A$1" table:expression="#ref!"/>
        <table:named-expression table:name="ammo_2_qty" table:base-cell-address="$CoG.$A$1" table:expression="#ref!"/>
        <table:named-expression table:name="ammo_2_x" table:base-cell-address="$CoG.$A$1" table:expression="#ref!"/>
        <table:named-expression table:name="ammo_2_y" table:base-cell-address="$CoG.$A$1" table:expression="#ref!"/>
        <table:named-expression table:name="ammo_2_z" table:base-cell-address="$CoG.$A$1" table:expression="#ref!"/>
        <table:named-expression table:name="ammo_3_qty" table:base-cell-address="$CoG.$A$1" table:expression="#ref!"/>
        <table:named-expression table:name="ammo_3_x" table:base-cell-address="$CoG.$A$1" table:expression="#ref!"/>
        <table:named-expression table:name="ammo_3_y" table:base-cell-address="$CoG.$A$1" table:expression="#ref!"/>
        <table:named-expression table:name="ammo_3_z" table:base-cell-address="$CoG.$A$1" table:expression="#ref!"/>
        <table:named-expression table:name="ammo_4_qty" table:base-cell-address="$CoG.$A$1" table:expression="#ref!"/>
        <table:named-expression table:name="ammo_4_x" table:base-cell-address="$CoG.$A$1" table:expression="#ref!"/>
        <table:named-expression table:name="ammo_4_y" table:base-cell-address="$CoG.$A$1" table:expression="#ref!"/>
        <table:named-expression table:name="ammo_4_z" table:base-cell-address="$CoG.$A$1" table:expression="#ref!"/>
        <table:named-expression table:name="ammo_mass" table:base-cell-address="$CoG.$A$1" table:expression="#ref!"/>
        <table:named-expression table:name="beta" table:base-cell-address="$CoG.$A$1" table:expression="#ref!"/>
        <table:named-expression table:name="browning_303_mass" table:base-cell-address="$CoG.$A$1" table:expression="#ref!"/>
        <table:named-expression table:name="coolant_capacity" table:base-cell-address="$CoG.$A$1" table:expression="#ref!"/>
        <table:named-expression table:name="elevator_area" table:base-cell-address="$CoG.$A$1" table:expression="#ref!"/>
        <table:named-expression table:name="elevator_incidence_down" table:base-cell-address="$CoG.$A$1" table:expression="#ref!"/>
        <table:named-expression table:name="elevator_incidence_up" table:base-cell-address="$CoG.$A$1" table:expression="#ref!"/>
        <table:named-expression table:name="elevator_trim_area" table:base-cell-address="$CoG.$A$1" table:expression="#ref!"/>
        <table:named-range table:name="emptywt" table:base-cell-address="$CoG.$A$1" table:cell-range-address="$CoG.$C$90"/>
        <table:named-range table:name="emptywt_x" table:base-cell-address="$CoG.$A$1" table:cell-range-address="$CoG.$D$90"/>
        <table:named-range table:name="emptywt_y" table:base-cell-address="$CoG.$A$1" table:cell-range-address="$CoG.$E$90"/>
        <table:named-range table:name="emptywt_z" table:base-cell-address="$CoG.$A$1" table:cell-range-address="$CoG.$F$90"/>
        <table:named-expression table:name="engine_x" table:base-cell-address="$CoG.$A$1" table:expression="#ref!"/>
        <table:named-expression table:name="flap_area" table:base-cell-address="$CoG.$A$1" table:expression="#ref!"/>
        <table:named-expression table:name="flap_incidence_deflection" table:base-cell-address="$CoG.$A$1" table:expression="#ref!"/>
        <table:named-expression table:name="fuel_tank_1_capacity" table:base-cell-address="$CoG.$A$1" table:expression="#ref!"/>
        <table:named-expression table:name="fuel_tank_1_x" table:base-cell-address="$CoG.$A$1" table:expression="#ref!"/>
        <table:named-expression table:name="fuel_tank_1_y" table:base-cell-address="$CoG.$A$1" table:expression="#ref!"/>
        <table:named-expression table:name="fuel_tank_1_z" table:base-cell-address="$CoG.$A$1" table:expression="#ref!"/>
        <table:named-expression table:name="fuel_tank_2_capacity" table:base-cell-address="$CoG.$A$1" table:expression="#ref!"/>
        <table:named-expression table:name="fuel_tank_2_x" table:base-cell-address="$CoG.$A$1" table:expression="#ref!"/>
        <table:named-expression table:name="fuel_tank_2_y" table:base-cell-address="$CoG.$A$1" table:expression="#ref!"/>
        <table:named-expression table:name="fuel_tank_2_z" table:base-cell-address="$CoG.$A$1" table:expression="#ref!"/>
        <table:named-expression table:name="fuselage_front_area" table:base-cell-address="$CoG.$A$1" table:expression="#ref!"/>
        <table:named-expression table:name="fuselage_front_drag_coeff" table:base-cell-address="$CoG.$A$1" table:expression="#ref!"/>
        <table:named-expression table:name="fuselage_plan_area" table:base-cell-address="$CoG.$A$1" table:expression="#ref!"/>
        <table:named-expression table:name="fuselage_plan_drag_coeff" table:base-cell-address="$CoG.$A$1" table:expression="#ref!"/>
        <table:named-expression table:name="fuselage_side_area" table:base-cell-address="$CoG.$A$1" table:expression="#ref!"/>
        <table:named-expression table:name="fuselage_side_drag_coeff" table:base-cell-address="$CoG.$A$1" table:expression="#ref!"/>
        <table:named-expression table:name="ground_effect" table:base-cell-address="$CoG.$A$1" table:expression="#ref!"/>
        <table:named-expression table:name="gun_1_x" table:base-cell-address="$CoG.$A$1" table:expression="#ref!"/>
        <table:named-expression table:name="gun_1_y" table:base-cell-address="$CoG.$A$1" table:expression="#ref!"/>
        <table:named-expression table:name="gun_1_z" table:base-cell-address="$CoG.$A$1" table:expression="#ref!"/>
        <table:named-expression table:name="gun_2_x" table:base-cell-address="$CoG.$A$1" table:expression="#ref!"/>
        <table:named-expression table:name="gun_2_y" table:base-cell-address="$CoG.$A$1" table:expression="#ref!"/>
        <table:named-expression table:name="gun_2_z" table:base-cell-address="$CoG.$A$1" table:expression="#ref!"/>
        <table:named-expression table:name="gun_3_x" table:base-cell-address="$CoG.$A$1" table:expression="#ref!"/>
        <table:named-expression table:name="gun_3_y" table:base-cell-address="$CoG.$A$1" table:expression="#ref!"/>
        <table:named-expression table:name="gun_3_z" table:base-cell-address="$CoG.$A$1" table:expression="#ref!"/>
        <table:named-expression table:name="gun_4_x" table:base-cell-address="$CoG.$A$1" table:expression="#ref!"/>
        <table:named-expression table:name="gun_4_y" table:base-cell-address="$CoG.$A$1" table:expression="#ref!"/>
        <table:named-expression table:name="gun_4_z" table:base-cell-address="$CoG.$A$1" table:expression="#ref!"/>
        <table:named-expression table:name="hstab_area" table:base-cell-address="$CoG.$A$1" table:expression="#ref!"/>
        <table:named-expression table:name="hstab_aspect_ratio" table:base-cell-address="$CoG.$A$1" table:expression="#ref!"/>
        <table:named-expression table:name="hstab_cord" table:base-cell-address="$CoG.$A$1" table:expression="#ref!"/>
        <table:named-expression table:name="hstab_dihedral" table:base-cell-address="$CoG.$A$1" table:expression="#ref!"/>
        <table:named-range table:name="hstab_mass" table:base-cell-address="$CoG.$A$1" table:cell-range-address="$CoG.$C$54"/>
        <table:named-expression table:name="hstab_rigging" table:base-cell-address="$CoG.$A$1" table:expression="#ref!"/>
        <table:named-expression table:name="hstab_shape_factor" table:base-cell-address="$CoG.$A$1" table:expression="#ref!"/>
        <table:named-range table:name="hstab_x" table:base-cell-address="$CoG.$A$1" table:cell-range-address="$CoG.$D$53"/>
        <table:named-range table:name="hstab_y" table:base-cell-address="$CoG.$A$1" table:cell-range-address="$CoG.$E$53"/>
        <table:named-expression table:name="hstab_z" table:base-cell-address="$CoG.$A$1" table:expression="#ref!"/>
        <table:named-expression table:name="inv" table:base-cell-address="$CoG.$A$1" table:expression="#ref!"/>
        <table:named-range table:name="ixx" table:base-cell-address="$CoG.$A$1" table:cell-range-address="$CoG.$R$130"/>
        <table:named-range table:name="ixy" table:base-cell-address="$CoG.$A$1" table:cell-range-address="$CoG.$V$130"/>
        <table:named-range table:name="ixz" table:base-cell-address="$CoG.$A$1" table:cell-range-address="$CoG.$X$130"/>
        <table:named-range table:name="iyy" table:base-cell-address="$CoG.$A$1" table:cell-range-address="$CoG.$S$130"/>
        <table:named-range table:name="iyz" table:base-cell-address="$CoG.$A$1" table:cell-range-address="$CoG.$W$130"/>
        <table:named-range table:name="izz" table:base-cell-address="$CoG.$A$1" table:cell-range-address="$CoG.$T$130"/>
        <table:named-expression table:name="main_gear_damping_coeff" table:base-cell-address="$CoG.$A$1" table:expression="#ref!"/>
        <table:named-expression table:name="main_gear_damping_coeff_rebound" table:base-cell-address="$CoG.$A$1" table:expression="#ref!"/>
        <table:named-expression table:name="main_gear_dynamic_friction" table:base-cell-address="$CoG.$A$1" table:expression="#ref!"/>
        <table:named-expression table:name="main_gear_front_area" table:base-cell-address="$CoG.$A$1" table:expression="#ref!"/>
        <table:named-expression table:name="main_gear_ground_contact_x" table:base-cell-address="$CoG.$A$1" table:expression="#ref!"/>
        <table:named-expression table:name="main_gear_ground_contact_y" table:base-cell-address="$CoG.$A$1" table:expression="#ref!"/>
        <table:named-expression table:name="main_gear_ground_contact_z" table:base-cell-address="$CoG.$A$1" table:expression="#ref!"/>
        <table:named-expression table:name="main_gear_lowered_x" table:base-cell-address="$CoG.$A$1" table:expression="#ref!"/>
        <table:named-expression table:name="main_gear_lowered_y" table:base-cell-address="$CoG.$A$1" table:expression="#ref!"/>
        <table:named-expression table:name="main_gear_lowered_z" table:base-cell-address="$CoG.$A$1" table:expression="#ref!"/>
        <table:named-expression table:name="main_gear_mass" table:base-cell-address="$CoG.$A$1" table:expression="#ref!"/>
        <table:named-expression table:name="main_gear_raised_x" table:base-cell-address="$CoG.$A$1" table:expression="#ref!"/>
        <table:named-expression table:name="main_gear_raised_y" table:base-cell-address="$CoG.$A$1" table:expression="#ref!"/>
        <table:named-expression table:name="main_gear_raised_z" table:base-cell-address="$CoG.$A$1" table:expression="#ref!"/>
        <table:named-expression table:name="main_gear_retractable" table:base-cell-address="$CoG.$A$1" table:expression="#ref!"/>
        <table:named-expression table:name="main_gear_rolling_friction" table:base-cell-address="$CoG.$A$1" table:expression="#ref!"/>
        <table:named-expression table:name="main_gear_side_area" table:base-cell-address="$CoG.$A$1" table:expression="#ref!"/>
        <table:named-expression table:name="main_gear_spring_coeff" table:base-cell-address="$CoG.$A$1" table:expression="#ref!"/>
        <table:named-expression table:name="main_gear_static_friction" table:base-cell-address="$CoG.$A$1" table:expression="#ref!"/>
        <table:named-expression table:name="main_gear_y" table:base-cell-address="$CoG.$A$1" table:expression="#ref!"/>
        <table:named-expression table:name="main_gear_z" table:base-cell-address="$CoG.$A$1" table:expression="#ref!"/>
        <table:named-range table:name="maxtakeoffweight" table:base-cell-address="$CoG.$A$1" table:cell-range-address="$CoG.$C$128"/>
        <table:named-range table:name="max_weight_wo_gear" table:base-cell-address="$CoG.$A$1" table:cell-range-address="$CoG.$C$127"/>
        <table:named-expression table:name="nose_ground_contact_x" table:base-cell-address="$CoG.$A$1" table:expression="#ref!"/>
        <table:named-expression table:name="nose_ground_contact_z" table:base-cell-address="$CoG.$A$1" table:expression="#ref!"/>
        <table:named-expression table:name="oil_capacity" table:base-cell-address="$CoG.$A$1" table:expression="#ref!"/>
        <table:named-range table:name="oil_radiator_mass" table:base-cell-address="$CoG.$A$1" table:cell-range-address="$CoG.$C$32"/>
        <table:named-range table:name="oil_radiator_x" table:base-cell-address="$CoG.$A$1" table:cell-range-address="$CoG.$D$32"/>
        <table:named-range table:name="oil_radiator_y" table:base-cell-address="$CoG.$A$1" table:cell-range-address="$CoG.$E$32"/>
        <table:named-range table:name="oil_radiator_z" table:base-cell-address="$CoG.$A$1" table:cell-range-address="$CoG.$F$32"/>
        <table:named-range table:name="oil_tank" table:base-cell-address="$CoG.$A$1" table:cell-range-address="$CoG.$B$31"/>
        <table:named-range table:name="oil_tank_mass" table:base-cell-address="$CoG.$A$1" table:cell-range-address="$CoG.$C$31"/>
        <table:named-range table:name="oil_tank_x" table:base-cell-address="$CoG.$A$1" table:cell-range-address="$CoG.$D$31"/>
        <table:named-range table:name="oil_tank_z" table:base-cell-address="$CoG.$A$1" table:cell-range-address="$CoG.$F$31"/>
        <table:named-expression table:name="oil_x" table:base-cell-address="$CoG.$A$1" table:expression="#ref!"/>
        <table:named-expression table:name="oil_y" table:base-cell-address="$CoG.$A$1" table:expression="#ref!"/>
        <table:named-expression table:name="oil_z" table:base-cell-address="$CoG.$A$1" table:expression="#ref!"/>
        <table:named-range table:name="pilot_seat" table:base-cell-address="$CoG.$A$1" table:cell-range-address="$CoG.$B$12"/>
        <table:named-range table:name="pilot_seat_mass" table:base-cell-address="$CoG.$A$1" table:cell-range-address="$CoG.$C$12"/>
        <table:named-range table:name="prop" table:base-cell-address="$CoG.$A$1" table:cell-range-address="$CoG.$B$20"/>
        <table:named-expression table:name="prop_ground_contact_x" table:base-cell-address="$CoG.$A$1" table:expression="#ref!"/>
        <table:named-expression table:name="prop_ground_contact_z" table:base-cell-address="$CoG.$A$1" table:expression="#ref!"/>
        <table:named-range table:name="prop_mass" table:base-cell-address="$CoG.$A$1" table:cell-range-address="$CoG.$C$20"/>
        <table:named-expression table:name="prop_x" table:base-cell-address="$CoG.$A$1" table:expression="#ref!"/>
        <table:named-expression table:name="rudder_area" table:base-cell-address="$CoG.$A$1" table:expression="#ref!"/>
        <table:named-expression table:name="rudder_trim_area" table:base-cell-address="$CoG.$A$1" table:expression="#ref!"/>
        <table:named-expression table:name="tailwheel_damping_coeff" table:base-cell-address="$CoG.$A$1" table:expression="#ref!"/>
        <table:named-expression table:name="tailwheel_damping_coeff_rebound" table:base-cell-address="$CoG.$A$1" table:expression="#ref!"/>
        <table:named-expression table:name="tailwheel_dynamic_friction" table:base-cell-address="$CoG.$A$1" table:expression="#ref!"/>
        <table:named-expression table:name="tailwheel_front_area" table:base-cell-address="$CoG.$A$1" table:expression="#ref!"/>
        <table:named-expression table:name="tailwheel_ground_contact_x" table:base-cell-address="$CoG.$A$1" table:expression="#ref!"/>
        <table:named-expression table:name="tailwheel_ground_contact_z" table:base-cell-address="$CoG.$A$1" table:expression="#ref!"/>
        <table:named-expression table:name="tailwheel_mass" table:base-cell-address="$CoG.$A$1" table:expression="#ref!"/>
        <table:named-expression table:name="tailwheel_retractable" table:base-cell-address="$CoG.$A$1" table:expression="#ref!"/>
        <table:named-expression table:name="tailwheel_rolling_friction" table:base-cell-address="$CoG.$A$1" table:expression="#ref!"/>
        <table:named-expression table:name="tailwheel_side_area" table:base-cell-address="$CoG.$A$1" table:expression="#ref!"/>
        <table:named-expression table:name="tailwheel_spring_coeff" table:base-cell-address="$CoG.$A$1" table:expression="#ref!"/>
        <table:named-expression table:name="tailwheel_static_friction" table:base-cell-address="$CoG.$A$1" table:expression="#ref!"/>
        <table:named-expression table:name="tailwheel_x" table:base-cell-address="$CoG.$A$1" table:expression="#ref!"/>
        <table:named-expression table:name="tailwheel_z" table:base-cell-address="$CoG.$A$1" table:expression="#ref!"/>
        <table:named-expression table:name="unusableoil" table:base-cell-address="$CoG.$A$1" table:expression="#ref!"/>
        <table:named-expression table:name="unusableoil_mass" table:base-cell-address="$CoG.$A$1" table:expression="#ref!"/>
        <table:named-expression table:name="unusableoil_x" table:base-cell-address="$CoG.$A$1" table:expression="#ref!"/>
        <table:named-expression table:name="unusableoil_z" table:base-cell-address="$CoG.$A$1" table:expression="#ref!"/>
        <table:named-expression table:name="vstab_area" table:base-cell-address="$CoG.$A$1" table:expression="#ref!"/>
        <table:named-expression table:name="vstab_area_unit" table:base-cell-address="$CoG.$A$1" table:expression="#ref!"/>
        <table:named-expression table:name="vstab_cord" table:base-cell-address="$CoG.$A$1" table:expression="#ref!"/>
        <table:named-expression table:name="vstab_ground_contact_x" table:base-cell-address="$CoG.$A$1" table:expression="#ref!"/>
        <table:named-expression table:name="vstab_ground_contact_z" table:base-cell-address="$CoG.$A$1" table:expression="#ref!"/>
        <table:named-range table:name="vstab_mass" table:base-cell-address="$CoG.$A$1" table:cell-range-address="$CoG.$C$49"/>
        <table:named-expression table:name="vstab_rigging" table:base-cell-address="$CoG.$A$1" table:expression="#ref!"/>
        <table:named-range table:name="vstab_x" table:base-cell-address="$CoG.$A$1" table:cell-range-address="$CoG.$D$49"/>
        <table:named-range table:name="vstab_z" table:base-cell-address="$CoG.$A$1" table:cell-range-address="$CoG.$F$49"/>
        <table:named-expression table:name="wingtip_ground_contact_x" table:base-cell-address="$CoG.$A$1" table:expression="#ref!"/>
        <table:named-expression table:name="wingtip_ground_contact_y" table:base-cell-address="$CoG.$A$1" table:expression="#ref!"/>
        <table:named-expression table:name="wingtip_ground_contact_z" table:base-cell-address="$CoG.$A$1" table:expression="#ref!"/>
        <table:named-expression table:name="wing_1_area" table:base-cell-address="$CoG.$A$1" table:expression="#ref!"/>
        <table:named-expression table:name="wing_1_cord" table:base-cell-address="$CoG.$A$1" table:expression="#ref!"/>
        <table:named-expression table:name="wing_1_dihedral" table:base-cell-address="$CoG.$A$1" table:expression="#ref!"/>
        <table:named-range table:name="wing_1_mass" table:base-cell-address="$CoG.$A$1" table:cell-range-address="$CoG.$C$41"/>
        <table:named-expression table:name="wing_1_rigging" table:base-cell-address="$CoG.$A$1" table:expression="#ref!"/>
        <table:named-expression table:name="wing_1_width" table:base-cell-address="$CoG.$A$1" table:expression="#ref!"/>
        <table:named-range table:name="wing_1_x" table:base-cell-address="$CoG.$A$1" table:cell-range-address="$CoG.$D$41"/>
        <table:named-range table:name="wing_1_y" table:base-cell-address="$CoG.$A$1" table:cell-range-address="$CoG.$E$41"/>
        <table:named-range table:name="wing_1_z" table:base-cell-address="$CoG.$A$1" table:cell-range-address="$CoG.$F$41"/>
        <table:named-expression table:name="wing_2_area" table:base-cell-address="$CoG.$A$1" table:expression="#ref!"/>
        <table:named-expression table:name="wing_2_cord" table:base-cell-address="$CoG.$A$1" table:expression="#ref!"/>
        <table:named-expression table:name="wing_2_dihedral" table:base-cell-address="$CoG.$A$1" table:expression="#ref!"/>
        <table:named-range table:name="wing_2_mass" table:base-cell-address="$CoG.$A$1" table:cell-range-address="$CoG.$C$42"/>
        <table:named-expression table:name="wing_2_rigging" table:base-cell-address="$CoG.$A$1" table:expression="#ref!"/>
        <table:named-expression table:name="wing_2_width" table:base-cell-address="$CoG.$A$1" table:expression="#ref!"/>
        <table:named-range table:name="wing_2_x" table:base-cell-address="$CoG.$A$1" table:cell-range-address="$CoG.$D$42"/>
        <table:named-range table:name="wing_2_y" table:base-cell-address="$CoG.$A$1" table:cell-range-address="$CoG.$E$42"/>
        <table:named-range table:name="wing_2_z" table:base-cell-address="$CoG.$A$1" table:cell-range-address="$CoG.$F$42"/>
        <table:named-expression table:name="wing_3_area" table:base-cell-address="$CoG.$A$1" table:expression="#ref!"/>
        <table:named-expression table:name="wing_3_cord" table:base-cell-address="$CoG.$A$1" table:expression="#ref!"/>
        <table:named-expression table:name="wing_3_dihedral" table:base-cell-address="$CoG.$A$1" table:expression="#ref!"/>
        <table:named-expression table:name="wing_3_mass" table:base-cell-address="$CoG.$A$1" table:expression="#ref!"/>
        <table:named-expression table:name="wing_3_rigging" table:base-cell-address="$CoG.$A$1" table:expression="#ref!"/>
        <table:named-expression table:name="wing_3_width" table:base-cell-address="$CoG.$A$1" table:expression="#ref!"/>
        <table:named-expression table:name="wing_3_x" table:base-cell-address="$CoG.$A$1" table:expression="#ref!"/>
        <table:named-expression table:name="wing_3_y" table:base-cell-address="$CoG.$A$1" table:expression="#ref!"/>
        <table:named-expression table:name="wing_3_z" table:base-cell-address="$CoG.$A$1" table:expression="#ref!"/>
        <table:named-expression table:name="wing_4_area" table:base-cell-address="$CoG.$A$1" table:expression="#ref!"/>
        <table:named-expression table:name="wing_4_cord" table:base-cell-address="$CoG.$A$1" table:expression="#ref!"/>
        <table:named-expression table:name="wing_4_dihedral" table:base-cell-address="$CoG.$A$1" table:expression="#ref!"/>
        <table:named-expression table:name="wing_4_mass" table:base-cell-address="$CoG.$A$1" table:expression="#ref!"/>
        <table:named-expression table:name="wing_4_rigging" table:base-cell-address="$CoG.$A$1" table:expression="#ref!"/>
        <table:named-expression table:name="wing_4_width" table:base-cell-address="$CoG.$A$1" table:expression="#ref!"/>
        <table:named-expression table:name="wing_4_x" table:base-cell-address="$CoG.$A$1" table:expression="#ref!"/>
        <table:named-expression table:name="wing_4_y" table:base-cell-address="$CoG.$A$1" table:expression="#ref!"/>
        <table:named-expression table:name="wing_4_z" table:base-cell-address="$CoG.$A$1" table:expression="#ref!"/>
        <table:named-expression table:name="wing_5_area" table:base-cell-address="$CoG.$A$1" table:expression="#ref!"/>
        <table:named-expression table:name="wing_5_cord" table:base-cell-address="$CoG.$A$1" table:expression="#ref!"/>
        <table:named-expression table:name="wing_5_dihedral" table:base-cell-address="$CoG.$A$1" table:expression="#ref!"/>
        <table:named-expression table:name="wing_5_mass" table:base-cell-address="$CoG.$A$1" table:expression="#ref!"/>
        <table:named-expression table:name="wing_5_rigging" table:base-cell-address="$CoG.$A$1" table:expression="#ref!"/>
        <table:named-expression table:name="wing_5_width" table:base-cell-address="$CoG.$A$1" table:expression="#ref!"/>
        <table:named-expression table:name="wing_5_x" table:base-cell-address="$CoG.$A$1" table:expression="#ref!"/>
        <table:named-expression table:name="wing_5_y" table:base-cell-address="$CoG.$A$1" table:expression="#ref!"/>
        <table:named-expression table:name="wing_5_z" table:base-cell-address="$CoG.$A$1" table:expression="#ref!"/>
        <table:named-expression table:name="wing_6_area" table:base-cell-address="$CoG.$A$1" table:expression="#ref!"/>
        <table:named-expression table:name="wing_6_cord" table:base-cell-address="$CoG.$A$1" table:expression="#ref!"/>
        <table:named-expression table:name="wing_6_dihedral" table:base-cell-address="$CoG.$A$1" table:expression="#ref!"/>
        <table:named-expression table:name="wing_6_mass" table:base-cell-address="$CoG.$A$1" table:expression="#ref!"/>
        <table:named-expression table:name="wing_6_rigging" table:base-cell-address="$CoG.$A$1" table:expression="#ref!"/>
        <table:named-expression table:name="wing_6_width" table:base-cell-address="$CoG.$A$1" table:expression="#ref!"/>
        <table:named-expression table:name="wing_6_x" table:base-cell-address="$CoG.$A$1" table:expression="#ref!"/>
        <table:named-expression table:name="wing_6_y" table:base-cell-address="$CoG.$A$1" table:expression="#ref!"/>
        <table:named-expression table:name="wing_6_z" table:base-cell-address="$CoG.$A$1" table:expression="#ref!"/>
        <table:named-expression table:name="wing_7_area" table:base-cell-address="$CoG.$A$1" table:expression="#ref!"/>
        <table:named-expression table:name="wing_7_cord" table:base-cell-address="$CoG.$A$1" table:expression="#ref!"/>
        <table:named-expression table:name="wing_7_dihedral" table:base-cell-address="$CoG.$A$1" table:expression="#ref!"/>
        <table:named-expression table:name="wing_7_mass" table:base-cell-address="$CoG.$A$1" table:expression="#ref!"/>
        <table:named-expression table:name="wing_7_rigging" table:base-cell-address="$CoG.$A$1" table:expression="#ref!"/>
        <table:named-expression table:name="wing_7_width" table:base-cell-address="$CoG.$A$1" table:expression="#ref!"/>
        <table:named-expression table:name="wing_7_x" table:base-cell-address="$CoG.$A$1" table:expression="#ref!"/>
        <table:named-expression table:name="wing_7_y" table:base-cell-address="$CoG.$A$1" table:expression="#ref!"/>
        <table:named-expression table:name="wing_7_z" table:base-cell-address="$CoG.$A$1" table:expression="#ref!"/>
        <table:named-expression table:name="wing_8_area" table:base-cell-address="$CoG.$A$1" table:expression="#ref!"/>
        <table:named-expression table:name="wing_8_cord" table:base-cell-address="$CoG.$A$1" table:expression="#ref!"/>
        <table:named-expression table:name="wing_8_dihedral" table:base-cell-address="$CoG.$A$1" table:expression="#ref!"/>
        <table:named-expression table:name="wing_8_mass" table:base-cell-address="$CoG.$A$1" table:expression="#ref!"/>
        <table:named-expression table:name="wing_8_rigging" table:base-cell-address="$CoG.$A$1" table:expression="#ref!"/>
        <table:named-expression table:name="wing_8_width" table:base-cell-address="$CoG.$A$1" table:expression="#ref!"/>
        <table:named-expression table:name="wing_8_x" table:base-cell-address="$CoG.$A$1" table:expression="#ref!"/>
        <table:named-expression table:name="wing_8_y" table:base-cell-address="$CoG.$A$1" table:expression="#ref!"/>
        <table:named-expression table:name="wing_8_z" table:base-cell-address="$CoG.$A$1" table:expression="#ref!"/>
        <table:named-expression table:name="wing_area" table:base-cell-address="$CoG.$A$1" table:expression="#ref!"/>
        <table:named-expression table:name="wing_area_unit" table:base-cell-address="$CoG.$A$1" table:expression="#ref!"/>
        <table:named-expression table:name="wing_aspect_ratio" table:base-cell-address="$CoG.$A$1" table:expression="#ref!"/>
        <table:named-expression table:name="wing_chord" table:base-cell-address="$CoG.$A$1" table:expression="#ref!"/>
        <table:named-expression table:name="wing_chord_unit" table:base-cell-address="$CoG.$A$1" table:expression="#ref!"/>
        <table:named-expression table:name="wing_flex_down" table:base-cell-address="$CoG.$A$1" table:expression="#ref!"/>
        <table:named-expression table:name="wing_flex_up" table:base-cell-address="$CoG.$A$1" table:expression="#ref!"/>
        <table:named-expression table:name="wing_inner_area" table:base-cell-address="$CoG.$A$1" table:expression="#ref!"/>
        <table:named-expression table:name="wing_length" table:base-cell-address="$CoG.$A$1" table:expression="#ref!"/>
        <table:named-expression table:name="wing_length_unit" table:base-cell-address="$CoG.$A$1" table:expression="#ref!"/>
        <table:named-expression table:name="wing_outer_area" table:base-cell-address="$CoG.$A$1" table:expression="#ref!"/>
        <table:named-expression table:name="wing_shape_factor" table:base-cell-address="$CoG.$A$1" table:expression="#ref!"/>
        <table:named-expression table:name="wing_twist_down" table:base-cell-address="$CoG.$A$1" table:expression="#ref!"/>
        <table:named-expression table:name="wing_twist_up" table:base-cell-address="$CoG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20/05/2020</text:date>, <text:time>19:0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G" style:display-name="PageStyle_C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20-05-20T19:05:26.26</dc:date>
    <meta:editing-duration>P1DT1H39M7S</meta:editing-duration>
    <meta:editing-cycles>2</meta:editing-cycles>
    <meta:document-statistic meta:table-count="1" meta:cell-count="1525" meta:object-count="0"/>
  </office:meta>
</office:document-meta>
</file>